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55cm"/>
    </style:style>
    <style:style style:name="co3" style:family="table-column">
      <style:table-column-properties fo:break-before="auto" style:column-width="1.4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2a6099"/>
    </style:style>
    <style:style style:name="ce3" style:family="table-cell" style:parent-style-name="Default">
      <style:table-cell-properties fo:background-color="#55308d"/>
    </style:style>
    <style:style style:name="ce4" style:family="table-cell" style:parent-style-name="Default">
      <style:table-cell-properties fo:background-color="#ff8000"/>
    </style:style>
    <style:style style:name="ce5" style:family="table-cell" style:parent-style-name="Default">
      <style:table-cell-properties fo:background-color="#7b3d00"/>
    </style:style>
    <style:style style:name="ce6" style:family="table-cell" style:parent-style-name="Default">
      <style:table-cell-properties fo:background-color="#1c1c1c"/>
    </style:style>
    <style:style style:name="ce7" style:family="table-cell" style:parent-style-name="Default">
      <style:table-cell-properties fo:background-color="#e16173"/>
    </style:style>
    <style:style style:name="ce8" style:family="table-cell" style:parent-style-name="Default">
      <style:table-cell-properties fo:background-color="#355269"/>
    </style:style>
    <style:style style:name="ce9" style:family="table-cell" style:parent-style-name="Default">
      <style:table-cell-properties fo:background-color="#808080"/>
    </style:style>
    <style:style style:name="ce10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default-cell-style-name="Default"/>
        <table:table-column table:style-name="co1" table:number-columns-repeated="2" table:default-cell-style-name="ce12"/>
        <table:table-row table:style-name="ro1">
          <table:table-cell office:value-type="string" calcext:value-type="string">
            <text:p>Seat</text:p>
          </table:table-cell>
          <table:table-cell table:style-name="Default" office:value-type="string" calcext:value-type="string">
            <text:p>New constituency name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2019_ResultsWinner</text:p>
          </table:table-cell>
          <table:table-cell table:style-name="Default" office:value-type="string" calcext:value-type="string">
            <text:p>2019_ResultsWinSize_pc</text:p>
          </table:table-cell>
          <table:table-cell table:style-name="Default" office:value-type="string" calcext:value-type="string">
            <text:p>Con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outh Holland and The Deepin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648320228734811" calcext:value-type="percentage">
            <text:p>64.83%</text:p>
          </table:table-cell>
          <table:table-cell table:formula="of:=IF([.D2]=&quot;con&quot;;[.E2];-[.E2])" office:value-type="percentage" office:value="0.648320228734811" calcext:value-type="percentage">
            <text:p>64.83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Boston and Skegn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609341497380579" calcext:value-type="percentage">
            <text:p>60.93%</text:p>
          </table:table-cell>
          <table:table-cell table:formula="of:=IF([.D3]=&quot;con&quot;;[.E3];-[.E3])" office:value-type="percentage" office:value="0.609341497380579" calcext:value-type="percentage">
            <text:p>60.93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ald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605324569250515" calcext:value-type="percentage">
            <text:p>60.53%</text:p>
          </table:table-cell>
          <table:table-cell table:formula="of:=IF([.D4]=&quot;con&quot;;[.E4];-[.E4])" office:value-type="percentage" office:value="0.605324569250515" calcext:value-type="percentage">
            <text:p>60.53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Castle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98444734918138" calcext:value-type="percentage">
            <text:p>59.84%</text:p>
          </table:table-cell>
          <table:table-cell table:formula="of:=IF([.D5]=&quot;con&quot;;[.E5];-[.E5])" office:value-type="percentage" office:value="0.598444734918138" calcext:value-type="percentage">
            <text:p>59.84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North East Cambridge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86367514469528" calcext:value-type="percentage">
            <text:p>58.64%</text:p>
          </table:table-cell>
          <table:table-cell table:formula="of:=IF([.D6]=&quot;con&quot;;[.E6];-[.E6])" office:value-type="percentage" office:value="0.586367514469528" calcext:value-type="percentage">
            <text:p>58.64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Rayleigh and Wickfo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8605207434711" calcext:value-type="percentage">
            <text:p>58.61%</text:p>
          </table:table-cell>
          <table:table-cell table:formula="of:=IF([.D7]=&quot;con&quot;;[.E7];-[.E7])" office:value-type="percentage" office:value="0.58605207434711" calcext:value-type="percentage">
            <text:p>58.61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lac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69464952662208" calcext:value-type="percentage">
            <text:p>56.95%</text:p>
          </table:table-cell>
          <table:table-cell table:formula="of:=IF([.D8]=&quot;con&quot;;[.E8];-[.E8])" office:value-type="percentage" office:value="0.569464952662208" calcext:value-type="percentage">
            <text:p>56.95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entwood and Ong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566936524697876" calcext:value-type="percentage">
            <text:p>56.69%</text:p>
          </table:table-cell>
          <table:table-cell table:formula="of:=IF([.D9]=&quot;con&quot;;[.E9];-[.E9])" office:value-type="percentage" office:value="0.566936524697876" calcext:value-type="percentage">
            <text:p>56.69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Louth and Horncas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49133409122639" calcext:value-type="percentage">
            <text:p>54.91%</text:p>
          </table:table-cell>
          <table:table-cell table:formula="of:=IF([.D10]=&quot;con&quot;;[.E10];-[.E10])" office:value-type="percentage" office:value="0.549133409122639" calcext:value-type="percentage">
            <text:p>54.91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North Hereford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3689725221854" calcext:value-type="percentage">
            <text:p>53.69%</text:p>
          </table:table-cell>
          <table:table-cell table:formula="of:=IF([.D11]=&quot;con&quot;;[.E11];-[.E11])" office:value-type="percentage" office:value="0.53689725221854" calcext:value-type="percentage">
            <text:p>53.69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Kingswinford and South Stafford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29475930756462" calcext:value-type="percentage">
            <text:p>52.95%</text:p>
          </table:table-cell>
          <table:table-cell table:formula="of:=IF([.D12]=&quot;con&quot;;[.E12];-[.E12])" office:value-type="percentage" office:value="0.529475930756462" calcext:value-type="percentage">
            <text:p>52.95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New Forest W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25722779956052" calcext:value-type="percentage">
            <text:p>52.57%</text:p>
          </table:table-cell>
          <table:table-cell table:formula="of:=IF([.D13]=&quot;con&quot;;[.E13];-[.E13])" office:value-type="percentage" office:value="0.525722779956052" calcext:value-type="percentage">
            <text:p>52.57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South West Norfol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22574857972748" calcext:value-type="percentage">
            <text:p>52.26%</text:p>
          </table:table-cell>
          <table:table-cell table:formula="of:=IF([.D14]=&quot;con&quot;;[.E14];-[.E14])" office:value-type="percentage" office:value="0.522574857972748" calcext:value-type="percentage">
            <text:p>52.26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New Forest 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22232792852415" calcext:value-type="percentage">
            <text:p>52.22%</text:p>
          </table:table-cell>
          <table:table-cell table:formula="of:=IF([.D15]=&quot;con&quot;;[.E15];-[.E15])" office:value-type="percentage" office:value="0.522232792852415" calcext:value-type="percentage">
            <text:p>52.22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Droitwich and Eves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19388194743645" calcext:value-type="percentage">
            <text:p>51.94%</text:p>
          </table:table-cell>
          <table:table-cell table:formula="of:=IF([.D16]=&quot;con&quot;;[.E16];-[.E16])" office:value-type="percentage" office:value="0.519388194743645" calcext:value-type="percentage">
            <text:p>51.94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it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517910872570546" calcext:value-type="percentage">
            <text:p>51.79%</text:p>
          </table:table-cell>
          <table:table-cell table:formula="of:=IF([.D17]=&quot;con&quot;;[.E17];-[.E17])" office:value-type="percentage" office:value="0.517910872570546" calcext:value-type="percentage">
            <text:p>51.79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Tonbrid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07357578305655" calcext:value-type="percentage">
            <text:p>50.74%</text:p>
          </table:table-cell>
          <table:table-cell table:formula="of:=IF([.D18]=&quot;con&quot;;[.E18];-[.E18])" office:value-type="percentage" office:value="0.507357578305655" calcext:value-type="percentage">
            <text:p>50.74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Sleaford and North Hyke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02466293982243" calcext:value-type="percentage">
            <text:p>50.25%</text:p>
          </table:table-cell>
          <table:table-cell table:formula="of:=IF([.D19]=&quot;con&quot;;[.E19];-[.E19])" office:value-type="percentage" office:value="0.502466293982243" calcext:value-type="percentage">
            <text:p>50.25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Go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99024588933907" calcext:value-type="percentage">
            <text:p>49.90%</text:p>
          </table:table-cell>
          <table:table-cell table:formula="of:=IF([.D20]=&quot;con&quot;;[.E20];-[.E20])" office:value-type="percentage" office:value="0.499024588933907" calcext:value-type="percentage">
            <text:p>49.90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Christchur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942436519716" calcext:value-type="percentage">
            <text:p>49.42%</text:p>
          </table:table-cell>
          <table:table-cell table:formula="of:=IF([.D21]=&quot;con&quot;;[.E21];-[.E21])" office:value-type="percentage" office:value="0.4942436519716" calcext:value-type="percentage">
            <text:p>49.42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Richmond and Northaller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92722217679287" calcext:value-type="percentage">
            <text:p>49.27%</text:p>
          </table:table-cell>
          <table:table-cell table:formula="of:=IF([.D22]=&quot;con&quot;;[.E22];-[.E22])" office:value-type="percentage" office:value="0.492722217679287" calcext:value-type="percentage">
            <text:p>49.27%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raintre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91713356580339" calcext:value-type="percentage">
            <text:p>49.17%</text:p>
          </table:table-cell>
          <table:table-cell table:formula="of:=IF([.D23]=&quot;con&quot;;[.E23];-[.E23])" office:value-type="percentage" office:value="0.491713356580339" calcext:value-type="percentage">
            <text:p>49.17%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Hav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91231233938957" calcext:value-type="percentage">
            <text:p>49.12%</text:p>
          </table:table-cell>
          <table:table-cell table:formula="of:=IF([.D24]=&quot;con&quot;;[.E24];-[.E24])" office:value-type="percentage" office:value="0.491231233938957" calcext:value-type="percentage">
            <text:p>49.12%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Grantham and Bour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88903528636719" calcext:value-type="percentage">
            <text:p>48.89%</text:p>
          </table:table-cell>
          <table:table-cell table:formula="of:=IF([.D25]=&quot;con&quot;;[.E25];-[.E25])" office:value-type="percentage" office:value="0.488903528636719" calcext:value-type="percentage">
            <text:p>48.89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ittingbourne and Shepp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87577572599304" calcext:value-type="percentage">
            <text:p>48.76%</text:p>
          </table:table-cell>
          <table:table-cell table:formula="of:=IF([.D26]=&quot;con&quot;;[.E26];-[.E26])" office:value-type="percentage" office:value="0.487577572599304" calcext:value-type="percentage">
            <text:p>48.76%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Fareham and Waterloovil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86642397087651" calcext:value-type="percentage">
            <text:p>48.66%</text:p>
          </table:table-cell>
          <table:table-cell table:formula="of:=IF([.D27]=&quot;con&quot;;[.E27];-[.E27])" office:value-type="percentage" office:value="0.486642397087651" calcext:value-type="percentage">
            <text:p>48.66%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Rutland and Stamfo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85011185682326" calcext:value-type="percentage">
            <text:p>48.50%</text:p>
          </table:table-cell>
          <table:table-cell table:formula="of:=IF([.D28]=&quot;con&quot;;[.E28];-[.E28])" office:value-type="percentage" office:value="0.485011185682326" calcext:value-type="percentage">
            <text:p>48.50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South Shrop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79695383865099" calcext:value-type="percentage">
            <text:p>47.97%</text:p>
          </table:table-cell>
          <table:table-cell table:formula="of:=IF([.D29]=&quot;con&quot;;[.E29];-[.E29])" office:value-type="percentage" office:value="0.479695383865099" calcext:value-type="percentage">
            <text:p>47.97%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Bury St Edmunds and Stowmark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77667993025439" calcext:value-type="percentage">
            <text:p>47.77%</text:p>
          </table:table-cell>
          <table:table-cell table:formula="of:=IF([.D30]=&quot;con&quot;;[.E30];-[.E30])" office:value-type="percentage" office:value="0.477667993025439" calcext:value-type="percentage">
            <text:p>47.77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Hinckley and Boswor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74205995844465" calcext:value-type="percentage">
            <text:p>47.42%</text:p>
          </table:table-cell>
          <table:table-cell table:formula="of:=IF([.D31]=&quot;con&quot;;[.E31];-[.E31])" office:value-type="percentage" office:value="0.474205995844465" calcext:value-type="percentage">
            <text:p>47.42%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sildon and Billeric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74024738344434" calcext:value-type="percentage">
            <text:p>47.40%</text:p>
          </table:table-cell>
          <table:table-cell table:formula="of:=IF([.D32]=&quot;con&quot;;[.E32];-[.E32])" office:value-type="percentage" office:value="0.474024738344434" calcext:value-type="percentage">
            <text:p>47.40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est Suffol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71062529872613" calcext:value-type="percentage">
            <text:p>47.11%</text:p>
          </table:table-cell>
          <table:table-cell table:formula="of:=IF([.D33]=&quot;con&quot;;[.E33];-[.E33])" office:value-type="percentage" office:value="0.471062529872613" calcext:value-type="percentage">
            <text:p>47.11%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Davent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6854270605602" calcext:value-type="percentage">
            <text:p>46.85%</text:p>
          </table:table-cell>
          <table:table-cell table:formula="of:=IF([.D34]=&quot;con&quot;;[.E34];-[.E34])" office:value-type="percentage" office:value="0.46854270605602" calcext:value-type="percentage">
            <text:p>46.85%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Thirsk and Mal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66888957816377" calcext:value-type="percentage">
            <text:p>46.69%</text:p>
          </table:table-cell>
          <table:table-cell table:formula="of:=IF([.D35]=&quot;con&quot;;[.E35];-[.E35])" office:value-type="percentage" office:value="0.466888957816377" calcext:value-type="percentage">
            <text:p>46.69%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Stone, Great Wyrley and Penkrid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60987680320101" calcext:value-type="percentage">
            <text:p>46.10%</text:p>
          </table:table-cell>
          <table:table-cell table:formula="of:=IF([.D36]=&quot;con&quot;;[.E36];-[.E36])" office:value-type="percentage" office:value="0.460987680320101" calcext:value-type="percentage">
            <text:p>46.10%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Brigg and Imming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59412291873025" calcext:value-type="percentage">
            <text:p>45.94%</text:p>
          </table:table-cell>
          <table:table-cell table:formula="of:=IF([.D37]=&quot;con&quot;;[.E37];-[.E37])" office:value-type="percentage" office:value="0.459412291873025" calcext:value-type="percentage">
            <text:p>45.94%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pping 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59134864266042" calcext:value-type="percentage">
            <text:p>45.91%</text:p>
          </table:table-cell>
          <table:table-cell table:formula="of:=IF([.D38]=&quot;con&quot;;[.E38];-[.E38])" office:value-type="percentage" office:value="0.459134864266042" calcext:value-type="percentage">
            <text:p>45.91%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North West Esse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4588473508568" calcext:value-type="percentage">
            <text:p>45.88%</text:p>
          </table:table-cell>
          <table:table-cell table:formula="of:=IF([.D39]=&quot;con&quot;;[.E39];-[.E39])" office:value-type="percentage" office:value="0.4588473508568" calcext:value-type="percentage">
            <text:p>45.88%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Sussex Wea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58656410892625" calcext:value-type="percentage">
            <text:p>45.87%</text:p>
          </table:table-cell>
          <table:table-cell table:formula="of:=IF([.D40]=&quot;con&quot;;[.E40];-[.E40])" office:value-type="percentage" office:value="0.458656410892625" calcext:value-type="percentage">
            <text:p>45.87%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orth West Hamp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58440332326284" calcext:value-type="percentage">
            <text:p>45.84%</text:p>
          </table:table-cell>
          <table:table-cell table:formula="of:=IF([.D41]=&quot;con&quot;;[.E41];-[.E41])" office:value-type="percentage" office:value="0.458440332326284" calcext:value-type="percentage">
            <text:p>45.84%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nnock Cha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58115364229254" calcext:value-type="percentage">
            <text:p>45.81%</text:p>
          </table:table-cell>
          <table:table-cell table:formula="of:=IF([.D42]=&quot;con&quot;;[.E42];-[.E42])" office:value-type="percentage" office:value="0.458115364229254" calcext:value-type="percentage">
            <text:p>45.81%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aversham and Mid K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57850244143776" calcext:value-type="percentage">
            <text:p>45.79%</text:p>
          </table:table-cell>
          <table:table-cell table:formula="of:=IF([.D43]=&quot;con&quot;;[.E43];-[.E43])" office:value-type="percentage" office:value="0.457850244143776" calcext:value-type="percentage">
            <text:p>45.79%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aidstone and Mall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57708470665788" calcext:value-type="percentage">
            <text:p>45.77%</text:p>
          </table:table-cell>
          <table:table-cell table:formula="of:=IF([.D44]=&quot;con&quot;;[.E44];-[.E44])" office:value-type="percentage" office:value="0.457708470665788" calcext:value-type="percentage">
            <text:p>45.77%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Goole and Pockling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56691559867831" calcext:value-type="percentage">
            <text:p>45.67%</text:p>
          </table:table-cell>
          <table:table-cell table:formula="of:=IF([.D45]=&quot;con&quot;;[.E45];-[.E45])" office:value-type="percentage" office:value="0.456691559867831" calcext:value-type="percentage">
            <text:p>45.67%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South Suffol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54806074329518" calcext:value-type="percentage">
            <text:p>45.48%</text:p>
          </table:table-cell>
          <table:table-cell table:formula="of:=IF([.D46]=&quot;con&quot;;[.E46];-[.E46])" office:value-type="percentage" office:value="0.454806074329518" calcext:value-type="percentage">
            <text:p>45.48%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Lichfie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52355239647352" calcext:value-type="percentage">
            <text:p>45.24%</text:p>
          </table:table-cell>
          <table:table-cell table:formula="of:=IF([.D47]=&quot;con&quot;;[.E47];-[.E47])" office:value-type="percentage" office:value="0.452355239647352" calcext:value-type="percentage">
            <text:p>45.24%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Gainsboroug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9940633112636" calcext:value-type="percentage">
            <text:p>44.99%</text:p>
          </table:table-cell>
          <table:table-cell table:formula="of:=IF([.D48]=&quot;con&quot;;[.E48];-[.E48])" office:value-type="percentage" office:value="0.449940633112636" calcext:value-type="percentage">
            <text:p>44.99%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ornchurch and Upmin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47794236032845" calcext:value-type="percentage">
            <text:p>44.78%</text:p>
          </table:table-cell>
          <table:table-cell table:formula="of:=IF([.D49]=&quot;con&quot;;[.E49];-[.E49])" office:value-type="percentage" office:value="0.447794236032845" calcext:value-type="percentage">
            <text:p>44.78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North West Norfol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7163823034486" calcext:value-type="percentage">
            <text:p>44.72%</text:p>
          </table:table-cell>
          <table:table-cell table:formula="of:=IF([.D50]=&quot;con&quot;;[.E50];-[.E50])" office:value-type="percentage" office:value="0.447163823034486" calcext:value-type="percentage">
            <text:p>44.72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West Worcester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6939706284776" calcext:value-type="percentage">
            <text:p>44.69%</text:p>
          </table:table-cell>
          <table:table-cell table:formula="of:=IF([.D51]=&quot;con&quot;;[.E51];-[.E51])" office:value-type="percentage" office:value="0.446939706284776" calcext:value-type="percentage">
            <text:p>44.69%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North Dor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6441493418866" calcext:value-type="percentage">
            <text:p>44.64%</text:p>
          </table:table-cell>
          <table:table-cell table:formula="of:=IF([.D52]=&quot;con&quot;;[.E52];-[.E52])" office:value-type="percentage" office:value="0.446441493418866" calcext:value-type="percentage">
            <text:p>44.64%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Wyre For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0705523997695" calcext:value-type="percentage">
            <text:p>44.07%</text:p>
          </table:table-cell>
          <table:table-cell table:formula="of:=IF([.D53]=&quot;con&quot;;[.E53];-[.E53])" office:value-type="percentage" office:value="0.440705523997695" calcext:value-type="percentage">
            <text:p>44.07%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Bromsgro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020651946122" calcext:value-type="percentage">
            <text:p>44.02%</text:p>
          </table:table-cell>
          <table:table-cell table:formula="of:=IF([.D54]=&quot;con&quot;;[.E54];-[.E54])" office:value-type="percentage" office:value="0.44020651946122" calcext:value-type="percentage">
            <text:p>44.02%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Bridlington and The Wol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9569101418812" calcext:value-type="percentage">
            <text:p>43.96%</text:p>
          </table:table-cell>
          <table:table-cell table:formula="of:=IF([.D55]=&quot;con&quot;;[.E55];-[.E55])" office:value-type="percentage" office:value="0.439569101418812" calcext:value-type="percentage">
            <text:p>43.96%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rping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8755657498618" calcext:value-type="percentage">
            <text:p>43.88%</text:p>
          </table:table-cell>
          <table:table-cell table:formula="of:=IF([.D56]=&quot;con&quot;;[.E56];-[.E56])" office:value-type="percentage" office:value="0.438755657498618" calcext:value-type="percentage">
            <text:p>43.88%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Central Suffolk and North Ipswi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7789065080938" calcext:value-type="percentage">
            <text:p>43.78%</text:p>
          </table:table-cell>
          <table:table-cell table:formula="of:=IF([.D57]=&quot;con&quot;;[.E57];-[.E57])" office:value-type="percentage" office:value="0.437789065080938" calcext:value-type="percentage">
            <text:p>43.78%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Bexhill and Ba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7734268662967" calcext:value-type="percentage">
            <text:p>43.77%</text:p>
          </table:table-cell>
          <table:table-cell table:formula="of:=IF([.D58]=&quot;con&quot;;[.E58];-[.E58])" office:value-type="percentage" office:value="0.437734268662967" calcext:value-type="percentage">
            <text:p>43.77%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Honiton and Sidmou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7176152945147" calcext:value-type="percentage">
            <text:p>43.72%</text:p>
          </table:table-cell>
          <table:table-cell table:formula="of:=IF([.D59]=&quot;con&quot;;[.E59];-[.E59])" office:value-type="percentage" office:value="0.437176152945147" calcext:value-type="percentage">
            <text:p>43.72%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amw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5720745940824" calcext:value-type="percentage">
            <text:p>43.57%</text:p>
          </table:table-cell>
          <table:table-cell table:formula="of:=IF([.D60]=&quot;con&quot;;[.E60];-[.E60])" office:value-type="percentage" office:value="0.435720745940824" calcext:value-type="percentage">
            <text:p>43.57%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Sevenoak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435368771033532" calcext:value-type="percentage">
            <text:p>43.54%</text:p>
          </table:table-cell>
          <table:table-cell table:formula="of:=IF([.D61]=&quot;con&quot;;[.E61];-[.E61])" office:value-type="percentage" office:value="0.435368771033532" calcext:value-type="percentage">
            <text:p>43.54%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ast Wilt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5107611548556" calcext:value-type="percentage">
            <text:p>43.51%</text:p>
          </table:table-cell>
          <table:table-cell table:formula="of:=IF([.D62]=&quot;con&quot;;[.E62];-[.E62])" office:value-type="percentage" office:value="0.435107611548556" calcext:value-type="percentage">
            <text:p>43.51%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Tiverton and Mine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4676148703317" calcext:value-type="percentage">
            <text:p>43.47%</text:p>
          </table:table-cell>
          <table:table-cell table:formula="of:=IF([.D63]=&quot;con&quot;;[.E63];-[.E63])" office:value-type="percentage" office:value="0.434676148703317" calcext:value-type="percentage">
            <text:p>43.47%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id Leicester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4216443445107" calcext:value-type="percentage">
            <text:p>43.42%</text:p>
          </table:table-cell>
          <table:table-cell table:formula="of:=IF([.D64]=&quot;con&quot;;[.E64];-[.E64])" office:value-type="percentage" office:value="0.434216443445107" calcext:value-type="percentage">
            <text:p>43.42%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Melton and Sys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3879027368333" calcext:value-type="percentage">
            <text:p>43.39%</text:p>
          </table:table-cell>
          <table:table-cell table:formula="of:=IF([.D65]=&quot;con&quot;;[.E65];-[.E65])" office:value-type="percentage" office:value="0.433879027368333" calcext:value-type="percentage">
            <text:p>43.39%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Torridge and Tavisto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3454477681483" calcext:value-type="percentage">
            <text:p>43.35%</text:p>
          </table:table-cell>
          <table:table-cell table:formula="of:=IF([.D66]=&quot;con&quot;;[.E66];-[.E66])" office:value-type="percentage" office:value="0.433454477681483" calcext:value-type="percentage">
            <text:p>43.35%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outh Northampton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2573506412261" calcext:value-type="percentage">
            <text:p>43.26%</text:p>
          </table:table-cell>
          <table:table-cell table:formula="of:=IF([.D67]=&quot;con&quot;;[.E67];-[.E67])" office:value-type="percentage" office:value="0.432573506412261" calcext:value-type="percentage">
            <text:p>43.26%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eriden and Solihull 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0998560903838" calcext:value-type="percentage">
            <text:p>43.10%</text:p>
          </table:table-cell>
          <table:table-cell table:formula="of:=IF([.D68]=&quot;con&quot;;[.E68];-[.E68])" office:value-type="percentage" office:value="0.430998560903838" calcext:value-type="percentage">
            <text:p>43.10%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Aldridge-Brownhi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059363784302" calcext:value-type="percentage">
            <text:p>43.06%</text:p>
          </table:table-cell>
          <table:table-cell table:formula="of:=IF([.D69]=&quot;con&quot;;[.E69];-[.E69])" office:value-type="percentage" office:value="0.43059363784302" calcext:value-type="percentage">
            <text:p>43.06%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Weald of K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0545245564043" calcext:value-type="percentage">
            <text:p>43.05%</text:p>
          </table:table-cell>
          <table:table-cell table:formula="of:=IF([.D70]=&quot;con&quot;;[.E70];-[.E70])" office:value-type="percentage" office:value="0.430545245564043" calcext:value-type="percentage">
            <text:p>43.05%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Bognor Regis and Littlehamp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0439758051333" calcext:value-type="percentage">
            <text:p>43.04%</text:p>
          </table:table-cell>
          <table:table-cell table:formula="of:=IF([.D71]=&quot;con&quot;;[.E71];-[.E71])" office:value-type="percentage" office:value="0.430439758051333" calcext:value-type="percentage">
            <text:p>43.04%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roxbour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26787812657378" calcext:value-type="percentage">
            <text:p>42.68%</text:p>
          </table:table-cell>
          <table:table-cell table:formula="of:=IF([.D72]=&quot;con&quot;;[.E72];-[.E72])" office:value-type="percentage" office:value="0.426787812657378" calcext:value-type="percentage">
            <text:p>42.68%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outh Leicester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25629696838202" calcext:value-type="percentage">
            <text:p>42.56%</text:p>
          </table:table-cell>
          <table:table-cell table:formula="of:=IF([.D73]=&quot;con&quot;;[.E73];-[.E73])" office:value-type="percentage" office:value="0.425629696838202" calcext:value-type="percentage">
            <text:p>42.56%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hatham and Ayles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25161701740002" calcext:value-type="percentage">
            <text:p>42.52%</text:p>
          </table:table-cell>
          <table:table-cell table:formula="of:=IF([.D74]=&quot;con&quot;;[.E74];-[.E74])" office:value-type="percentage" office:value="0.425161701740002" calcext:value-type="percentage">
            <text:p>42.52%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outh Basildon and East Thurr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23088380192938" calcext:value-type="percentage">
            <text:p>42.31%</text:p>
          </table:table-cell>
          <table:table-cell table:formula="of:=IF([.D75]=&quot;con&quot;;[.E75];-[.E75])" office:value-type="percentage" office:value="0.423088380192938" calcext:value-type="percentage">
            <text:p>42.31%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Skipton and Ri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22800651658767" calcext:value-type="percentage">
            <text:p>42.28%</text:p>
          </table:table-cell>
          <table:table-cell table:formula="of:=IF([.D76]=&quot;con&quot;;[.E76];-[.E76])" office:value-type="percentage" office:value="0.422800651658767" calcext:value-type="percentage">
            <text:p>42.28%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ertsme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21524210185672" calcext:value-type="percentage">
            <text:p>42.15%</text:p>
          </table:table-cell>
          <table:table-cell table:formula="of:=IF([.D77]=&quot;con&quot;;[.E77];-[.E77])" office:value-type="percentage" office:value="0.421524210185672" calcext:value-type="percentage">
            <text:p>42.15%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South West Dev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19463213213213" calcext:value-type="percentage">
            <text:p>41.95%</text:p>
          </table:table-cell>
          <table:table-cell table:formula="of:=IF([.D78]=&quot;con&quot;;[.E78];-[.E78])" office:value-type="percentage" office:value="0.419463213213213" calcext:value-type="percentage">
            <text:p>41.95%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North Shrop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19388935423398" calcext:value-type="percentage">
            <text:p>41.94%</text:p>
          </table:table-cell>
          <table:table-cell table:formula="of:=IF([.D79]=&quot;con&quot;;[.E79];-[.E79])" office:value-type="percentage" office:value="0.419388935423398" calcext:value-type="percentage">
            <text:p>41.94%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North West Cambridge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18457777325048" calcext:value-type="percentage">
            <text:p>41.85%</text:p>
          </table:table-cell>
          <table:table-cell table:formula="of:=IF([.D80]=&quot;con&quot;;[.E80];-[.E80])" office:value-type="percentage" office:value="0.418457777325048" calcext:value-type="percentage">
            <text:p>41.85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Hereford and South Hereford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16989159949541" calcext:value-type="percentage">
            <text:p>41.70%</text:p>
          </table:table-cell>
          <table:table-cell table:formula="of:=IF([.D81]=&quot;con&quot;;[.E81];-[.E81])" office:value-type="percentage" office:value="0.416989159949541" calcext:value-type="percentage">
            <text:p>41.70%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Great Yarmou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16599839615076" calcext:value-type="percentage">
            <text:p>41.66%</text:p>
          </table:table-cell>
          <table:table-cell table:formula="of:=IF([.D82]=&quot;con&quot;;[.E82];-[.E82])" office:value-type="percentage" office:value="0.416599839615076" calcext:value-type="percentage">
            <text:p>41.66%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string" calcext:value-type="string">
            <text:p>East Surr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413595882016504" calcext:value-type="percentage">
            <text:p>41.36%</text:p>
          </table:table-cell>
          <table:table-cell table:formula="of:=IF([.D83]=&quot;con&quot;;[.E83];-[.E83])" office:value-type="percentage" office:value="0.413595882016504" calcext:value-type="percentage">
            <text:p>41.36%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South West Wilt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13441080196399" calcext:value-type="percentage">
            <text:p>41.34%</text:p>
          </table:table-cell>
          <table:table-cell table:formula="of:=IF([.D84]=&quot;con&quot;;[.E84];-[.E84])" office:value-type="percentage" office:value="0.413441080196399" calcext:value-type="percentage">
            <text:p>41.34%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Old Bexley and Sidc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12927619009312" calcext:value-type="percentage">
            <text:p>41.29%</text:p>
          </table:table-cell>
          <table:table-cell table:formula="of:=IF([.D85]=&quot;con&quot;;[.E85];-[.E85])" office:value-type="percentage" office:value="0.412927619009312" calcext:value-type="percentage">
            <text:p>41.29%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sh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1032186912834" calcext:value-type="percentage">
            <text:p>41.03%</text:p>
          </table:table-cell>
          <table:table-cell table:formula="of:=IF([.D86]=&quot;con&quot;;[.E86];-[.E86])" office:value-type="percentage" office:value="0.41032186912834" calcext:value-type="percentage">
            <text:p>41.03%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Bridgwa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09920044999799" calcext:value-type="percentage">
            <text:p>40.99%</text:p>
          </table:table-cell>
          <table:table-cell table:formula="of:=IF([.D87]=&quot;con&quot;;[.E87];-[.E87])" office:value-type="percentage" office:value="0.409920044999799" calcext:value-type="percentage">
            <text:p>40.99%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Mid Norfol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0703933747412" calcext:value-type="percentage">
            <text:p>40.70%</text:p>
          </table:table-cell>
          <table:table-cell table:formula="of:=IF([.D88]=&quot;con&quot;;[.E88];-[.E88])" office:value-type="percentage" office:value="0.40703933747412" calcext:value-type="percentage">
            <text:p>40.70%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olihull West and Shir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05576357597681" calcext:value-type="percentage">
            <text:p>40.56%</text:p>
          </table:table-cell>
          <table:table-cell table:formula="of:=IF([.D89]=&quot;con&quot;;[.E89];-[.E89])" office:value-type="percentage" office:value="0.405576357597681" calcext:value-type="percentage">
            <text:p>40.56%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North Warwickshire and Bedw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02501625159714" calcext:value-type="percentage">
            <text:p>40.25%</text:p>
          </table:table-cell>
          <table:table-cell table:formula="of:=IF([.D90]=&quot;con&quot;;[.E90];-[.E90])" office:value-type="percentage" office:value="0.402501625159714" calcext:value-type="percentage">
            <text:p>40.25%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Newa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02232951116475" calcext:value-type="percentage">
            <text:p>40.22%</text:p>
          </table:table-cell>
          <table:table-cell table:formula="of:=IF([.D91]=&quot;con&quot;;[.E91];-[.E91])" office:value-type="percentage" office:value="0.402232951116475" calcext:value-type="percentage">
            <text:p>40.22%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South East Cornw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02052723806589" calcext:value-type="percentage">
            <text:p>40.21%</text:p>
          </table:table-cell>
          <table:table-cell table:formula="of:=IF([.D92]=&quot;con&quot;;[.E92];-[.E92])" office:value-type="percentage" office:value="0.402052723806589" calcext:value-type="percentage">
            <text:p>40.21%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office:value-type="string" calcext:value-type="string">
            <text:p>Hamble Vall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401536822031522" calcext:value-type="percentage">
            <text:p>40.15%</text:p>
          </table:table-cell>
          <table:table-cell table:formula="of:=IF([.D93]=&quot;con&quot;;[.E93];-[.E93])" office:value-type="percentage" office:value="0.401536822031522" calcext:value-type="percentage">
            <text:p>40.15%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orth West Leicester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97348002791576" calcext:value-type="percentage">
            <text:p>39.73%</text:p>
          </table:table-cell>
          <table:table-cell table:formula="of:=IF([.D94]=&quot;con&quot;;[.E94];-[.E94])" office:value-type="percentage" office:value="0.397348002791576" calcext:value-type="percentage">
            <text:p>39.73%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he Wrek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97298151366725" calcext:value-type="percentage">
            <text:p>39.73%</text:p>
          </table:table-cell>
          <table:table-cell table:formula="of:=IF([.D95]=&quot;con&quot;;[.E95];-[.E95])" office:value-type="percentage" office:value="0.397298151366725" calcext:value-type="percentage">
            <text:p>39.73%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id Bedford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963054089448" calcext:value-type="percentage">
            <text:p>39.63%</text:p>
          </table:table-cell>
          <table:table-cell table:formula="of:=IF([.D96]=&quot;con&quot;;[.E96];-[.E96])" office:value-type="percentage" office:value="0.3963054089448" calcext:value-type="percentage">
            <text:p>39.63%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Waveney Vall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5696140366543" calcext:value-type="percentage">
            <text:p>39.57%</text:p>
          </table:table-cell>
          <table:table-cell table:formula="of:=IF([.D97]=&quot;con&quot;;[.E97];-[.E97])" office:value-type="percentage" office:value="0.395696140366543" calcext:value-type="percentage">
            <text:p>39.57%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Salisbu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5323199559032" calcext:value-type="percentage">
            <text:p>39.53%</text:p>
          </table:table-cell>
          <table:table-cell table:formula="of:=IF([.D98]=&quot;con&quot;;[.E98];-[.E98])" office:value-type="percentage" office:value="0.395323199559032" calcext:value-type="percentage">
            <text:p>39.53%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Broadland and Faken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3458124276342" calcext:value-type="percentage">
            <text:p>39.35%</text:p>
          </table:table-cell>
          <table:table-cell table:formula="of:=IF([.D99]=&quot;con&quot;;[.E99];-[.E99])" office:value-type="percentage" office:value="0.393458124276342" calcext:value-type="percentage">
            <text:p>39.35%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Beverley and Holdern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1994006207856" calcext:value-type="percentage">
            <text:p>39.20%</text:p>
          </table:table-cell>
          <table:table-cell table:formula="of:=IF([.D100]=&quot;con&quot;;[.E100];-[.E100])" office:value-type="percentage" office:value="0.391994006207856" calcext:value-type="percentage">
            <text:p>39.20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North Cotswol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1724028799747" calcext:value-type="percentage">
            <text:p>39.17%</text:p>
          </table:table-cell>
          <table:table-cell table:formula="of:=IF([.D101]=&quot;con&quot;;[.E101];-[.E101])" office:value-type="percentage" office:value="0.391724028799747" calcext:value-type="percentage">
            <text:p>39.17%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om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91624610759154" calcext:value-type="percentage">
            <text:p>39.16%</text:p>
          </table:table-cell>
          <table:table-cell table:formula="of:=IF([.D102]=&quot;con&quot;;[.E102];-[.E102])" office:value-type="percentage" office:value="0.391624610759154" calcext:value-type="percentage">
            <text:p>39.16%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Chiche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1432227506255" calcext:value-type="percentage">
            <text:p>39.14%</text:p>
          </table:table-cell>
          <table:table-cell table:formula="of:=IF([.D103]=&quot;con&quot;;[.E103];-[.E103])" office:value-type="percentage" office:value="0.391432227506255" calcext:value-type="percentage">
            <text:p>39.14%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Staffordshire Moorlan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1413980886996" calcext:value-type="percentage">
            <text:p>39.14%</text:p>
          </table:table-cell>
          <table:table-cell table:formula="of:=IF([.D104]=&quot;con&quot;;[.E104];-[.E104])" office:value-type="percentage" office:value="0.391413980886996" calcext:value-type="percentage">
            <text:p>39.14%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Poo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1195925526744" calcext:value-type="percentage">
            <text:p>39.12%</text:p>
          </table:table-cell>
          <table:table-cell table:formula="of:=IF([.D105]=&quot;con&quot;;[.E105];-[.E105])" office:value-type="percentage" office:value="0.391195925526744" calcext:value-type="percentage">
            <text:p>39.12%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Kenilworth and Sout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0545354352404" calcext:value-type="percentage">
            <text:p>39.05%</text:p>
          </table:table-cell>
          <table:table-cell table:formula="of:=IF([.D106]=&quot;con&quot;;[.E106];-[.E106])" office:value-type="percentage" office:value="0.390545354352404" calcext:value-type="percentage">
            <text:p>39.05%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pelthor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88136237022031" calcext:value-type="percentage">
            <text:p>38.81%</text:p>
          </table:table-cell>
          <table:table-cell table:formula="of:=IF([.D107]=&quot;con&quot;;[.E107];-[.E107])" office:value-type="percentage" office:value="0.388136237022031" calcext:value-type="percentage">
            <text:p>38.81%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rackn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85129793825446" calcext:value-type="percentage">
            <text:p>38.51%</text:p>
          </table:table-cell>
          <table:table-cell table:formula="of:=IF([.D108]=&quot;con&quot;;[.E108];-[.E108])" office:value-type="percentage" office:value="0.385129793825446" calcext:value-type="percentage">
            <text:p>38.51%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Redd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84807848473543" calcext:value-type="percentage">
            <text:p>38.48%</text:p>
          </table:table-cell>
          <table:table-cell table:formula="of:=IF([.D109]=&quot;con&quot;;[.E109];-[.E109])" office:value-type="percentage" office:value="0.384807848473543" calcext:value-type="percentage">
            <text:p>38.48%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East Hamp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84554587241832" calcext:value-type="percentage">
            <text:p>38.46%</text:p>
          </table:table-cell>
          <table:table-cell table:formula="of:=IF([.D110]=&quot;con&quot;;[.E110];-[.E110])" office:value-type="percentage" office:value="0.384554587241832" calcext:value-type="percentage">
            <text:p>38.46%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Harwich and North Esse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84489633173844" calcext:value-type="percentage">
            <text:p>38.45%</text:p>
          </table:table-cell>
          <table:table-cell table:formula="of:=IF([.D111]=&quot;con&quot;;[.E111];-[.E111])" office:value-type="percentage" office:value="0.384489633173844" calcext:value-type="percentage">
            <text:p>38.45%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Sutton Coldfie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83186861255816" calcext:value-type="percentage">
            <text:p>38.32%</text:p>
          </table:table-cell>
          <table:table-cell table:formula="of:=IF([.D112]=&quot;con&quot;;[.E112];-[.E112])" office:value-type="percentage" office:value="0.383186861255816" calcext:value-type="percentage">
            <text:p>38.32%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Amber Vall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82217795785328" calcext:value-type="percentage">
            <text:p>38.22%</text:p>
          </table:table-cell>
          <table:table-cell table:formula="of:=IF([.D113]=&quot;con&quot;;[.E113];-[.E113])" office:value-type="percentage" office:value="0.382217795785328" calcext:value-type="percentage">
            <text:p>38.22%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Folkestone and Hyth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8999197932448" calcext:value-type="percentage">
            <text:p>37.90%</text:p>
          </table:table-cell>
          <table:table-cell table:formula="of:=IF([.D114]=&quot;con&quot;;[.E114];-[.E114])" office:value-type="percentage" office:value="0.378999197932448" calcext:value-type="percentage">
            <text:p>37.90%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Arundel and South Dow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8373828629146" calcext:value-type="percentage">
            <text:p>37.84%</text:p>
          </table:table-cell>
          <table:table-cell table:formula="of:=IF([.D115]=&quot;con&quot;;[.E115];-[.E115])" office:value-type="percentage" office:value="0.378373828629146" calcext:value-type="percentage">
            <text:p>37.84%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North Bedford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7836560278324" calcext:value-type="percentage">
            <text:p>37.84%</text:p>
          </table:table-cell>
          <table:table-cell table:formula="of:=IF([.D116]=&quot;con&quot;;[.E116];-[.E116])" office:value-type="percentage" office:value="0.37836560278324" calcext:value-type="percentage">
            <text:p>37.84%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Stratford-on-Av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7303457600927" calcext:value-type="percentage">
            <text:p>37.73%</text:p>
          </table:table-cell>
          <table:table-cell table:formula="of:=IF([.D117]=&quot;con&quot;;[.E117];-[.E117])" office:value-type="percentage" office:value="0.377303457600927" calcext:value-type="percentage">
            <text:p>37.73%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Isle of Wight W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6197807031324" calcext:value-type="percentage">
            <text:p>37.62%</text:p>
          </table:table-cell>
          <table:table-cell table:formula="of:=IF([.D118]=&quot;con&quot;;[.E118];-[.E118])" office:value-type="percentage" office:value="0.376197807031324" calcext:value-type="percentage">
            <text:p>37.62%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Isle of Wight 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6151189562548" calcext:value-type="percentage">
            <text:p>37.62%</text:p>
          </table:table-cell>
          <table:table-cell table:formula="of:=IF([.D119]=&quot;con&quot;;[.E119];-[.E119])" office:value-type="percentage" office:value="0.376151189562548" calcext:value-type="percentage">
            <text:p>37.62%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outh Derby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74753018660813" calcext:value-type="percentage">
            <text:p>37.48%</text:p>
          </table:table-cell>
          <table:table-cell table:formula="of:=IF([.D120]=&quot;con&quot;;[.E120];-[.E120])" office:value-type="percentage" office:value="0.374753018660813" calcext:value-type="percentage">
            <text:p>37.48%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Lowestof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1959490008138" calcext:value-type="percentage">
            <text:p>37.20%</text:p>
          </table:table-cell>
          <table:table-cell table:formula="of:=IF([.D121]=&quot;con&quot;;[.E121];-[.E121])" office:value-type="percentage" office:value="0.371959490008138" calcext:value-type="percentage">
            <text:p>37.2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ldersh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71812216052499" calcext:value-type="percentage">
            <text:p>37.18%</text:p>
          </table:table-cell>
          <table:table-cell table:formula="of:=IF([.D122]=&quot;con&quot;;[.E122];-[.E122])" office:value-type="percentage" office:value="0.371812216052499" calcext:value-type="percentage">
            <text:p>37.18%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Suffolk Coast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6934878082709" calcext:value-type="percentage">
            <text:p>36.93%</text:p>
          </table:table-cell>
          <table:table-cell table:formula="of:=IF([.D123]=&quot;con&quot;;[.E123];-[.E123])" office:value-type="percentage" office:value="0.36934878082709" calcext:value-type="percentage">
            <text:p>36.93%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Winds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65509567429015" calcext:value-type="percentage">
            <text:p>36.55%</text:p>
          </table:table-cell>
          <table:table-cell table:formula="of:=IF([.D124]=&quot;con&quot;;[.E124];-[.E124])" office:value-type="percentage" office:value="0.365509567429015" calcext:value-type="percentage">
            <text:p>36.55%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Wetherby and Easingwo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64616801391589" calcext:value-type="percentage">
            <text:p>36.46%</text:p>
          </table:table-cell>
          <table:table-cell table:formula="of:=IF([.D125]=&quot;con&quot;;[.E125];-[.E125])" office:value-type="percentage" office:value="0.364616801391589" calcext:value-type="percentage">
            <text:p>36.46%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art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64357369458973" calcext:value-type="percentage">
            <text:p>36.44%</text:p>
          </table:table-cell>
          <table:table-cell table:formula="of:=IF([.D126]=&quot;con&quot;;[.E126];-[.E126])" office:value-type="percentage" office:value="0.364357369458973" calcext:value-type="percentage">
            <text:p>36.44%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Derbyshire Dal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63867191285639" calcext:value-type="percentage">
            <text:p>36.39%</text:p>
          </table:table-cell>
          <table:table-cell table:formula="of:=IF([.D127]=&quot;con&quot;;[.E127];-[.E127])" office:value-type="percentage" office:value="0.363867191285639" calcext:value-type="percentage">
            <text:p>36.39%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outh Norfol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63621500102187" calcext:value-type="percentage">
            <text:p>36.36%</text:p>
          </table:table-cell>
          <table:table-cell table:formula="of:=IF([.D128]=&quot;con&quot;;[.E128];-[.E128])" office:value-type="percentage" office:value="0.363621500102187" calcext:value-type="percentage">
            <text:p>36.36%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Fyl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63039056143205" calcext:value-type="percentage">
            <text:p>36.30%</text:p>
          </table:table-cell>
          <table:table-cell table:formula="of:=IF([.D129]=&quot;con&quot;;[.E129];-[.E129])" office:value-type="percentage" office:value="0.363039056143205" calcext:value-type="percentage">
            <text:p>36.30%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Huntingd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62165791722622" calcext:value-type="percentage">
            <text:p>36.22%</text:p>
          </table:table-cell>
          <table:table-cell table:formula="of:=IF([.D130]=&quot;con&quot;;[.E130];-[.E130])" office:value-type="percentage" office:value="0.362165791722622" calcext:value-type="percentage">
            <text:p>36.22%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Dunstable and Leighton Bu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61017583239805" calcext:value-type="percentage">
            <text:p>36.10%</text:p>
          </table:table-cell>
          <table:table-cell table:formula="of:=IF([.D131]=&quot;con&quot;;[.E131];-[.E131])" office:value-type="percentage" office:value="0.361017583239805" calcext:value-type="percentage">
            <text:p>36.10%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4" office:value-type="string" calcext:value-type="string">
            <text:p>Tewkesbur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60785252573618" calcext:value-type="percentage">
            <text:p>36.08%</text:p>
          </table:table-cell>
          <table:table-cell table:formula="of:=IF([.D132]=&quot;con&quot;;[.E132];-[.E132])" office:value-type="percentage" office:value="0.360785252573618" calcext:value-type="percentage">
            <text:p>36.08%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South Dor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60091387856258" calcext:value-type="percentage">
            <text:p>36.01%</text:p>
          </table:table-cell>
          <table:table-cell table:formula="of:=IF([.D133]=&quot;con&quot;;[.E133];-[.E133])" office:value-type="percentage" office:value="0.360091387856258" calcext:value-type="percentage">
            <text:p>36.01%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Torb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58839629992208" calcext:value-type="percentage">
            <text:p>35.88%</text:p>
          </table:table-cell>
          <table:table-cell table:formula="of:=IF([.D134]=&quot;con&quot;;[.E134];-[.E134])" office:value-type="percentage" office:value="0.358839629992208" calcext:value-type="percentage">
            <text:p>35.88%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4" office:value-type="string" calcext:value-type="string">
            <text:p>Reiga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58130644248962" calcext:value-type="percentage">
            <text:p>35.81%</text:p>
          </table:table-cell>
          <table:table-cell table:formula="of:=IF([.D135]=&quot;con&quot;;[.E135];-[.E135])" office:value-type="percentage" office:value="0.358130644248962" calcext:value-type="percentage">
            <text:p>35.81%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4" office:value-type="string" calcext:value-type="string">
            <text:p>North East Hampsh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56949592290586" calcext:value-type="percentage">
            <text:p>35.69%</text:p>
          </table:table-cell>
          <table:table-cell table:formula="of:=IF([.D136]=&quot;con&quot;;[.E136];-[.E136])" office:value-type="percentage" office:value="0.356949592290586" calcext:value-type="percentage">
            <text:p>35.69%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4" office:value-type="string" calcext:value-type="string">
            <text:p>Maide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55482562071298" calcext:value-type="percentage">
            <text:p>35.55%</text:p>
          </table:table-cell>
          <table:table-cell table:formula="of:=IF([.D137]=&quot;con&quot;;[.E137];-[.E137])" office:value-type="percentage" office:value="0.355482562071298" calcext:value-type="percentage">
            <text:p>35.55%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Wellingborough and Rushd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54605290053555" calcext:value-type="percentage">
            <text:p>35.46%</text:p>
          </table:table-cell>
          <table:table-cell table:formula="of:=IF([.D138]=&quot;con&quot;;[.E138];-[.E138])" office:value-type="percentage" office:value="0.354605290053555" calcext:value-type="percentage">
            <text:p>35.46%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elb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54604000835882" calcext:value-type="percentage">
            <text:p>35.46%</text:p>
          </table:table-cell>
          <table:table-cell table:formula="of:=IF([.D139]=&quot;con&quot;;[.E139];-[.E139])" office:value-type="percentage" office:value="0.354604000835882" calcext:value-type="percentage">
            <text:p>35.46%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ortsmouth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53764067614223" calcext:value-type="percentage">
            <text:p>35.38%</text:p>
          </table:table-cell>
          <table:table-cell table:formula="of:=IF([.D140]=&quot;con&quot;;[.E140];-[.E140])" office:value-type="percentage" office:value="0.353764067614223" calcext:value-type="percentage">
            <text:p>35.38%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4" office:value-type="string" calcext:value-type="string">
            <text:p>Hors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5073875083949" calcext:value-type="percentage">
            <text:p>35.07%</text:p>
          </table:table-cell>
          <table:table-cell table:formula="of:=IF([.D141]=&quot;con&quot;;[.E141];-[.E141])" office:value-type="percentage" office:value="0.35073875083949" calcext:value-type="percentage">
            <text:p>35.07%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4" office:value-type="string" calcext:value-type="string">
            <text:p>Mid Buckinghamsh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44205874300911" calcext:value-type="percentage">
            <text:p>34.42%</text:p>
          </table:table-cell>
          <table:table-cell table:formula="of:=IF([.D142]=&quot;con&quot;;[.E142];-[.E142])" office:value-type="percentage" office:value="0.344205874300911" calcext:value-type="percentage">
            <text:p>34.42%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North East Hertford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43447885196375" calcext:value-type="percentage">
            <text:p>34.34%</text:p>
          </table:table-cell>
          <table:table-cell table:formula="of:=IF([.D143]=&quot;con&quot;;[.E143];-[.E143])" office:value-type="percentage" office:value="0.343447885196375" calcext:value-type="percentage">
            <text:p>34.34%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ylesbu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43167441079326" calcext:value-type="percentage">
            <text:p>34.32%</text:p>
          </table:table-cell>
          <table:table-cell table:formula="of:=IF([.D144]=&quot;con&quot;;[.E144];-[.E144])" office:value-type="percentage" office:value="0.343167441079326" calcext:value-type="percentage">
            <text:p>34.32%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tourbrid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43084023347359" calcext:value-type="percentage">
            <text:p>34.31%</text:p>
          </table:table-cell>
          <table:table-cell table:formula="of:=IF([.D145]=&quot;con&quot;;[.E145];-[.E145])" office:value-type="percentage" office:value="0.343084023347359" calcext:value-type="percentage">
            <text:p>34.31%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Newton Abb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42844807284716" calcext:value-type="percentage">
            <text:p>34.28%</text:p>
          </table:table-cell>
          <table:table-cell table:formula="of:=IF([.D146]=&quot;con&quot;;[.E146];-[.E146])" office:value-type="percentage" office:value="0.342844807284716" calcext:value-type="percentage">
            <text:p>34.28%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Kett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42557995484245" calcext:value-type="percentage">
            <text:p>34.26%</text:p>
          </table:table-cell>
          <table:table-cell table:formula="of:=IF([.D147]=&quot;con&quot;;[.E147];-[.E147])" office:value-type="percentage" office:value="0.342557995484245" calcext:value-type="percentage">
            <text:p>34.26%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South Cotswol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42500923890845" calcext:value-type="percentage">
            <text:p>34.25%</text:p>
          </table:table-cell>
          <table:table-cell table:formula="of:=IF([.D148]=&quot;con&quot;;[.E148];-[.E148])" office:value-type="percentage" office:value="0.342500923890845" calcext:value-type="percentage">
            <text:p>34.25%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Hertford and Stort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41896558266611" calcext:value-type="percentage">
            <text:p>34.19%</text:p>
          </table:table-cell>
          <table:table-cell table:formula="of:=IF([.D149]=&quot;con&quot;;[.E149];-[.E149])" office:value-type="percentage" office:value="0.341896558266611" calcext:value-type="percentage">
            <text:p>34.19%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Forest of De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39124674103518" calcext:value-type="percentage">
            <text:p>33.91%</text:p>
          </table:table-cell>
          <table:table-cell table:formula="of:=IF([.D150]=&quot;con&quot;;[.E150];-[.E150])" office:value-type="percentage" office:value="0.339124674103518" calcext:value-type="percentage">
            <text:p>33.91%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ar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907431941536" calcext:value-type="percentage">
            <text:p>33.91%</text:p>
          </table:table-cell>
          <table:table-cell table:formula="of:=IF([.D151]=&quot;con&quot;;[.E151];-[.E151])" office:value-type="percentage" office:value="0.33907431941536" calcext:value-type="percentage">
            <text:p>33.91%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Dud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8334512856806" calcext:value-type="percentage">
            <text:p>33.83%</text:p>
          </table:table-cell>
          <table:table-cell table:formula="of:=IF([.D152]=&quot;con&quot;;[.E152];-[.E152])" office:value-type="percentage" office:value="0.338334512856806" calcext:value-type="percentage">
            <text:p>33.83%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Graves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7521391590668" calcext:value-type="percentage">
            <text:p>33.75%</text:p>
          </table:table-cell>
          <table:table-cell table:formula="of:=IF([.D153]=&quot;con&quot;;[.E153];-[.E153])" office:value-type="percentage" office:value="0.337521391590668" calcext:value-type="percentage">
            <text:p>33.75%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ochester and Stro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7307356789765" calcext:value-type="percentage">
            <text:p>33.73%</text:p>
          </table:table-cell>
          <table:table-cell table:formula="of:=IF([.D154]=&quot;con&quot;;[.E154];-[.E154])" office:value-type="percentage" office:value="0.337307356789765" calcext:value-type="percentage">
            <text:p>33.73%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Ribble Vall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37303966120705" calcext:value-type="percentage">
            <text:p>33.73%</text:p>
          </table:table-cell>
          <table:table-cell table:formula="of:=IF([.D155]=&quot;con&quot;;[.E155];-[.E155])" office:value-type="percentage" office:value="0.337303966120705" calcext:value-type="percentage">
            <text:p>33.73%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Gillingham and Rain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6613603473227" calcext:value-type="percentage">
            <text:p>33.66%</text:p>
          </table:table-cell>
          <table:table-cell table:formula="of:=IF([.D156]=&quot;con&quot;;[.E156];-[.E156])" office:value-type="percentage" office:value="0.336613603473227" calcext:value-type="percentage">
            <text:p>33.66%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4" office:value-type="string" calcext:value-type="string">
            <text:p>Chesham and Amers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3443296637008" calcext:value-type="percentage">
            <text:p>33.44%</text:p>
          </table:table-cell>
          <table:table-cell table:formula="of:=IF([.D157]=&quot;con&quot;;[.E157];-[.E157])" office:value-type="percentage" office:value="0.33443296637008" calcext:value-type="percentage">
            <text:p>33.44%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Congle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33819029578902" calcext:value-type="percentage">
            <text:p>33.38%</text:p>
          </table:table-cell>
          <table:table-cell table:formula="of:=IF([.D158]=&quot;con&quot;;[.E158];-[.E158])" office:value-type="percentage" office:value="0.333819029578902" calcext:value-type="percentage">
            <text:p>33.38%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ansf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0941837690539" calcext:value-type="percentage">
            <text:p>33.09%</text:p>
          </table:table-cell>
          <table:table-cell table:formula="of:=IF([.D159]=&quot;con&quot;;[.E159];-[.E159])" office:value-type="percentage" office:value="0.330941837690539" calcext:value-type="percentage">
            <text:p>33.09%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Mid Dorset and North Poo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28303879594877" calcext:value-type="percentage">
            <text:p>32.83%</text:p>
          </table:table-cell>
          <table:table-cell table:formula="of:=IF([.D160]=&quot;con&quot;;[.E160];-[.E160])" office:value-type="percentage" office:value="0.328303879594877" calcext:value-type="percentage">
            <text:p>32.83%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5" office:value-type="string" calcext:value-type="string">
            <text:p>Staff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327444715905532" calcext:value-type="percentage">
            <text:p>32.74%</text:p>
          </table:table-cell>
          <table:table-cell table:formula="of:=IF([.D161]=&quot;con&quot;;[.E161];-[.E161])" office:value-type="percentage" office:value="0.327444715905532" calcext:value-type="percentage">
            <text:p>32.74%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toke-on-Trent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27428029104714" calcext:value-type="percentage">
            <text:p>32.74%</text:p>
          </table:table-cell>
          <table:table-cell table:formula="of:=IF([.D162]=&quot;con&quot;;[.E162];-[.E162])" office:value-type="percentage" office:value="0.327428029104714" calcext:value-type="percentage">
            <text:p>32.74%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Mid Derby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26255794818279" calcext:value-type="percentage">
            <text:p>32.63%</text:p>
          </table:table-cell>
          <table:table-cell table:formula="of:=IF([.D163]=&quot;con&quot;;[.E163];-[.E163])" office:value-type="percentage" office:value="0.326255794818279" calcext:value-type="percentage">
            <text:p>32.63%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4" office:value-type="string" calcext:value-type="string">
            <text:p>East Grinstead and Uckfie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25117232139339" calcext:value-type="percentage">
            <text:p>32.51%</text:p>
          </table:table-cell>
          <table:table-cell table:formula="of:=IF([.D164]=&quot;con&quot;;[.E164];-[.E164])" office:value-type="percentage" office:value="0.325117232139339" calcext:value-type="percentage">
            <text:p>32.51%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Herne Bay and Sandwi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23766180795569" calcext:value-type="percentage">
            <text:p>32.38%</text:p>
          </table:table-cell>
          <table:table-cell table:formula="of:=IF([.D165]=&quot;con&quot;;[.E165];-[.E165])" office:value-type="percentage" office:value="0.323766180795569" calcext:value-type="percentage">
            <text:p>32.38%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Tat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21803462834566" calcext:value-type="percentage">
            <text:p>32.18%</text:p>
          </table:table-cell>
          <table:table-cell table:formula="of:=IF([.D166]=&quot;con&quot;;[.E166];-[.E166])" office:value-type="percentage" office:value="0.321803462834566" calcext:value-type="percentage">
            <text:p>32.18%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Central Dev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20922380528347" calcext:value-type="percentage">
            <text:p>32.09%</text:p>
          </table:table-cell>
          <table:table-cell table:formula="of:=IF([.D167]=&quot;con&quot;;[.E167];-[.E167])" office:value-type="percentage" office:value="0.320922380528347" calcext:value-type="percentage">
            <text:p>32.09%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herwood 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20524394551949" calcext:value-type="percentage">
            <text:p>32.05%</text:p>
          </table:table-cell>
          <table:table-cell table:formula="of:=IF([.D168]=&quot;con&quot;;[.E168];-[.E168])" office:value-type="percentage" office:value="0.320524394551949" calcext:value-type="percentage">
            <text:p>32.05%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Weston-super-Ma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18371971413631" calcext:value-type="percentage">
            <text:p>31.84%</text:p>
          </table:table-cell>
          <table:table-cell table:formula="of:=IF([.D169]=&quot;con&quot;;[.E169];-[.E169])" office:value-type="percentage" office:value="0.318371971413631" calcext:value-type="percentage">
            <text:p>31.84%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4" office:value-type="string" calcext:value-type="string">
            <text:p>Runnymede and Weybridg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17950538397822" calcext:value-type="percentage">
            <text:p>31.80%</text:p>
          </table:table-cell>
          <table:table-cell table:formula="of:=IF([.D170]=&quot;con&quot;;[.E170];-[.E170])" office:value-type="percentage" office:value="0.317950538397822" calcext:value-type="percentage">
            <text:p>31.80%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Melksham and Deviz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17083221725424" calcext:value-type="percentage">
            <text:p>31.71%</text:p>
          </table:table-cell>
          <table:table-cell table:formula="of:=IF([.D171]=&quot;con&quot;;[.E171];-[.E171])" office:value-type="percentage" office:value="0.317083221725424" calcext:value-type="percentage">
            <text:p>31.71%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4" office:value-type="string" calcext:value-type="string">
            <text:p>Mid Susse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15998161130904" calcext:value-type="percentage">
            <text:p>31.60%</text:p>
          </table:table-cell>
          <table:table-cell table:formula="of:=IF([.D172]=&quot;con&quot;;[.E172];-[.E172])" office:value-type="percentage" office:value="0.315998161130904" calcext:value-type="percentage">
            <text:p>31.60%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4" office:value-type="string" calcext:value-type="string">
            <text:p>Surrey Hea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15223964842962" calcext:value-type="percentage">
            <text:p>31.52%</text:p>
          </table:table-cell>
          <table:table-cell table:formula="of:=IF([.D173]=&quot;con&quot;;[.E173];-[.E173])" office:value-type="percentage" office:value="0.315223964842962" calcext:value-type="percentage">
            <text:p>31.52%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reat Grimsby and Cleethorp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14114538247756" calcext:value-type="percentage">
            <text:p>31.41%</text:p>
          </table:table-cell>
          <table:table-cell table:formula="of:=IF([.D174]=&quot;con&quot;;[.E174];-[.E174])" office:value-type="percentage" office:value="0.314114538247756" calcext:value-type="percentage">
            <text:p>31.41%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Harborough, Oadby and Wigs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11456009312252" calcext:value-type="percentage">
            <text:p>31.15%</text:p>
          </table:table-cell>
          <table:table-cell table:formula="of:=IF([.D175]=&quot;con&quot;;[.E175];-[.E175])" office:value-type="percentage" office:value="0.311456009312252" calcext:value-type="percentage">
            <text:p>31.15%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4" office:value-type="string" calcext:value-type="string">
            <text:p>Chelmsfo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08499069175898" calcext:value-type="percentage">
            <text:p>30.85%</text:p>
          </table:table-cell>
          <table:table-cell table:formula="of:=IF([.D176]=&quot;con&quot;;[.E176];-[.E176])" office:value-type="percentage" office:value="0.308499069175898" calcext:value-type="percentage">
            <text:p>30.85%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Banbu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7638027626909" calcext:value-type="percentage">
            <text:p>30.76%</text:p>
          </table:table-cell>
          <table:table-cell table:formula="of:=IF([.D177]=&quot;con&quot;;[.E177];-[.E177])" office:value-type="percentage" office:value="0.307638027626909" calcext:value-type="percentage">
            <text:p>30.76%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outhend West and Le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6499922203205" calcext:value-type="percentage">
            <text:p>30.65%</text:p>
          </table:table-cell>
          <table:table-cell table:formula="of:=IF([.D178]=&quot;con&quot;;[.E178];-[.E178])" office:value-type="percentage" office:value="0.306499922203205" calcext:value-type="percentage">
            <text:p>30.65%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Burton and Uttoxe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6436951696438" calcext:value-type="percentage">
            <text:p>30.64%</text:p>
          </table:table-cell>
          <table:table-cell table:formula="of:=IF([.D179]=&quot;con&quot;;[.E179];-[.E179])" office:value-type="percentage" office:value="0.306436951696438" calcext:value-type="percentage">
            <text:p>30.64%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6" office:value-type="string" calcext:value-type="string">
            <text:p>South West Hertfordshir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306082638765738" calcext:value-type="percentage">
            <text:p>30.61%</text:p>
          </table:table-cell>
          <table:table-cell table:formula="of:=IF([.D180]=&quot;con&quot;;[.E180];-[.E180])" office:value-type="percentage" office:value="0.306082638765738" calcext:value-type="percentage">
            <text:p>30.61%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St Austell and Newqu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05549466972202" calcext:value-type="percentage">
            <text:p>30.55%</text:p>
          </table:table-cell>
          <table:table-cell table:formula="of:=IF([.D181]=&quot;con&quot;;[.E181];-[.E181])" office:value-type="percentage" office:value="0.305549466972202" calcext:value-type="percentage">
            <text:p>30.55%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Hemel Hempst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3009660639089" calcext:value-type="percentage">
            <text:p>30.30%</text:p>
          </table:table-cell>
          <table:table-cell table:formula="of:=IF([.D182]=&quot;con&quot;;[.E182];-[.E182])" office:value-type="percentage" office:value="0.303009660639089" calcext:value-type="percentage">
            <text:p>30.30%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windon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2792414190328" calcext:value-type="percentage">
            <text:p>30.28%</text:p>
          </table:table-cell>
          <table:table-cell table:formula="of:=IF([.D183]=&quot;con&quot;;[.E183];-[.E183])" office:value-type="percentage" office:value="0.302792414190328" calcext:value-type="percentage">
            <text:p>30.28%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Nunea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2174812635064" calcext:value-type="percentage">
            <text:p>30.22%</text:p>
          </table:table-cell>
          <table:table-cell table:formula="of:=IF([.D184]=&quot;con&quot;;[.E184];-[.E184])" office:value-type="percentage" office:value="0.302174812635064" calcext:value-type="percentage">
            <text:p>30.22%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Worthing W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01057692307693" calcext:value-type="percentage">
            <text:p>30.11%</text:p>
          </table:table-cell>
          <table:table-cell table:formula="of:=IF([.D185]=&quot;con&quot;;[.E185];-[.E185])" office:value-type="percentage" office:value="0.301057692307693" calcext:value-type="percentage">
            <text:p>30.11%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4" office:value-type="string" calcext:value-type="string">
            <text:p>Epsom and Ew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99877055752544" calcext:value-type="percentage">
            <text:p>29.99%</text:p>
          </table:table-cell>
          <table:table-cell table:formula="of:=IF([.D186]=&quot;con&quot;;[.E186];-[.E186])" office:value-type="percentage" office:value="0.299877055752544" calcext:value-type="percentage">
            <text:p>29.99%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North Somer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96645488728768" calcext:value-type="percentage">
            <text:p>29.66%</text:p>
          </table:table-cell>
          <table:table-cell table:formula="of:=IF([.D187]=&quot;con&quot;;[.E187];-[.E187])" office:value-type="percentage" office:value="0.296645488728768" calcext:value-type="percentage">
            <text:p>29.66%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North Cornw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95818115412711" calcext:value-type="percentage">
            <text:p>29.58%</text:p>
          </table:table-cell>
          <table:table-cell table:formula="of:=IF([.D188]=&quot;con&quot;;[.E188];-[.E188])" office:value-type="percentage" office:value="0.295818115412711" calcext:value-type="percentage">
            <text:p>29.58%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Halesow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95442052221713" calcext:value-type="percentage">
            <text:p>29.54%</text:p>
          </table:table-cell>
          <table:table-cell table:formula="of:=IF([.D189]=&quot;con&quot;;[.E189];-[.E189])" office:value-type="percentage" office:value="0.295442052221713" calcext:value-type="percentage">
            <text:p>29.54%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4" office:value-type="string" calcext:value-type="string">
            <text:p>Frome and East Somers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94883303411131" calcext:value-type="percentage">
            <text:p>29.49%</text:p>
          </table:table-cell>
          <table:table-cell table:formula="of:=IF([.D190]=&quot;con&quot;;[.E190];-[.E190])" office:value-type="percentage" office:value="0.294883303411131" calcext:value-type="percentage">
            <text:p>29.49%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Bromley and Biggin Hi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94779421059285" calcext:value-type="percentage">
            <text:p>29.48%</text:p>
          </table:table-cell>
          <table:table-cell table:formula="of:=IF([.D191]=&quot;con&quot;;[.E191];-[.E191])" office:value-type="percentage" office:value="0.294779421059285" calcext:value-type="percentage">
            <text:p>29.48%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Montgomeryshire and Glyndw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90898182733061" calcext:value-type="percentage">
            <text:p>29.09%</text:p>
          </table:table-cell>
          <table:table-cell table:formula="of:=IF([.D192]=&quot;con&quot;;[.E192];-[.E192])" office:value-type="percentage" office:value="0.290898182733061" calcext:value-type="percentage">
            <text:p>29.09%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North Northumber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89809049398091" calcext:value-type="percentage">
            <text:p>28.98%</text:p>
          </table:table-cell>
          <table:table-cell table:formula="of:=IF([.D193]=&quot;con&quot;;[.E193];-[.E193])" office:value-type="percentage" office:value="0.289809049398091" calcext:value-type="percentage">
            <text:p>28.98%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Basingsto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86747679255723" calcext:value-type="percentage">
            <text:p>28.67%</text:p>
          </table:table-cell>
          <table:table-cell table:formula="of:=IF([.D194]=&quot;con&quot;;[.E194];-[.E194])" office:value-type="percentage" office:value="0.286747679255723" calcext:value-type="percentage">
            <text:p>28.67%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North Norfol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8560347502327" calcext:value-type="percentage">
            <text:p>28.56%</text:p>
          </table:table-cell>
          <table:table-cell table:formula="of:=IF([.D195]=&quot;con&quot;;[.E195];-[.E195])" office:value-type="percentage" office:value="0.28560347502327" calcext:value-type="percentage">
            <text:p>28.56%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Buckingham and Bletch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8340515140289" calcext:value-type="percentage">
            <text:p>28.34%</text:p>
          </table:table-cell>
          <table:table-cell table:formula="of:=IF([.D196]=&quot;con&quot;;[.E196];-[.E196])" office:value-type="percentage" office:value="0.28340515140289" calcext:value-type="percentage">
            <text:p>28.34%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Yeov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80836879966856" calcext:value-type="percentage">
            <text:p>28.08%</text:p>
          </table:table-cell>
          <table:table-cell table:formula="of:=IF([.D197]=&quot;con&quot;;[.E197];-[.E197])" office:value-type="percentage" office:value="0.280836879966856" calcext:value-type="percentage">
            <text:p>28.08%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outhend East and Roch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8033375825704" calcext:value-type="percentage">
            <text:p>28.03%</text:p>
          </table:table-cell>
          <table:table-cell table:formula="of:=IF([.D198]=&quot;con&quot;;[.E198];-[.E198])" office:value-type="percentage" office:value="0.28033375825704" calcext:value-type="percentage">
            <text:p>28.03%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Ruislip, Northwood and Pin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80204667718319" calcext:value-type="percentage">
            <text:p>28.02%</text:p>
          </table:table-cell>
          <table:table-cell table:formula="of:=IF([.D199]=&quot;con&quot;;[.E199];-[.E199])" office:value-type="percentage" office:value="0.280204667718319" calcext:value-type="percentage">
            <text:p>28.02%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4" office:value-type="string" calcext:value-type="string">
            <text:p>Newbur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78864595320292" calcext:value-type="percentage">
            <text:p>27.89%</text:p>
          </table:table-cell>
          <table:table-cell table:formula="of:=IF([.D200]=&quot;con&quot;;[.E200];-[.E200])" office:value-type="percentage" office:value="0.278864595320292" calcext:value-type="percentage">
            <text:p>27.89%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Plymouth Moor Vi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78724573941726" calcext:value-type="percentage">
            <text:p>27.87%</text:p>
          </table:table-cell>
          <table:table-cell table:formula="of:=IF([.D201]=&quot;con&quot;;[.E201];-[.E201])" office:value-type="percentage" office:value="0.278724573941726" calcext:value-type="percentage">
            <text:p>27.87%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7" office:value-type="string" calcext:value-type="string">
            <text:p>Basset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275631318299022" calcext:value-type="percentage">
            <text:p>27.56%</text:p>
          </table:table-cell>
          <table:table-cell table:formula="of:=IF([.D202]=&quot;con&quot;;[.E202];-[.E202])" office:value-type="percentage" office:value="0.275631318299022" calcext:value-type="percentage">
            <text:p>27.56%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ugb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75307948481322" calcext:value-type="percentage">
            <text:p>27.53%</text:p>
          </table:table-cell>
          <table:table-cell table:formula="of:=IF([.D203]=&quot;con&quot;;[.E203];-[.E203])" office:value-type="percentage" office:value="0.275307948481322" calcext:value-type="percentage">
            <text:p>27.53%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North Dev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7522202816692" calcext:value-type="percentage">
            <text:p>27.52%</text:p>
          </table:table-cell>
          <table:table-cell table:formula="of:=IF([.D204]=&quot;con&quot;;[.E204];-[.E204])" office:value-type="percentage" office:value="0.27522202816692" calcext:value-type="percentage">
            <text:p>27.52%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4" office:value-type="string" calcext:value-type="string">
            <text:p>Dorking and Horl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72625851405308" calcext:value-type="percentage">
            <text:p>27.26%</text:p>
          </table:table-cell>
          <table:table-cell table:formula="of:=IF([.D205]=&quot;con&quot;;[.E205];-[.E205])" office:value-type="percentage" office:value="0.272625851405308" calcext:value-type="percentage">
            <text:p>27.26%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Glastonbury and Somer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72491349480969" calcext:value-type="percentage">
            <text:p>27.25%</text:p>
          </table:table-cell>
          <table:table-cell table:formula="of:=IF([.D206]=&quot;con&quot;;[.E206];-[.E206])" office:value-type="percentage" office:value="0.272491349480969" calcext:value-type="percentage">
            <text:p>27.25%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4" office:value-type="string" calcext:value-type="string">
            <text:p>Hitch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70255604206429" calcext:value-type="percentage">
            <text:p>27.03%</text:p>
          </table:table-cell>
          <table:table-cell table:formula="of:=IF([.D207]=&quot;con&quot;;[.E207];-[.E207])" office:value-type="percentage" office:value="0.270255604206429" calcext:value-type="percentage">
            <text:p>27.03%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North East Derby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68254432920709" calcext:value-type="percentage">
            <text:p>26.83%</text:p>
          </table:table-cell>
          <table:table-cell table:formula="of:=IF([.D208]=&quot;con&quot;;[.E208];-[.E208])" office:value-type="percentage" office:value="0.268254432920709" calcext:value-type="percentage">
            <text:p>26.83%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4" office:value-type="string" calcext:value-type="string">
            <text:p>Tunbridge W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67978042086002" calcext:value-type="percentage">
            <text:p>26.80%</text:p>
          </table:table-cell>
          <table:table-cell table:formula="of:=IF([.D209]=&quot;con&quot;;[.E209];-[.E209])" office:value-type="percentage" office:value="0.267978042086002" calcext:value-type="percentage">
            <text:p>26.80%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6" office:value-type="string" calcext:value-type="string">
            <text:p>Beaconsfield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266422290248991" calcext:value-type="percentage">
            <text:p>26.64%</text:p>
          </table:table-cell>
          <table:table-cell table:formula="of:=IF([.D210]=&quot;con&quot;;[.E210];-[.E210])" office:value-type="percentage" office:value="0.266422290248991" calcext:value-type="percentage">
            <text:p>26.64%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4" office:value-type="string" calcext:value-type="string">
            <text:p>Chippen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64136096226627" calcext:value-type="percentage">
            <text:p>26.41%</text:p>
          </table:table-cell>
          <table:table-cell table:formula="of:=IF([.D211]=&quot;con&quot;;[.E211];-[.E211])" office:value-type="percentage" office:value="0.264136096226627" calcext:value-type="percentage">
            <text:p>26.41%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el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59724675089436" calcext:value-type="percentage">
            <text:p>25.97%</text:p>
          </table:table-cell>
          <table:table-cell table:formula="of:=IF([.D212]=&quot;con&quot;;[.E212];-[.E212])" office:value-type="percentage" office:value="0.259724675089436" calcext:value-type="percentage">
            <text:p>25.97%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South Dev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55704522538" calcext:value-type="percentage">
            <text:p>25.57%</text:p>
          </table:table-cell>
          <table:table-cell table:formula="of:=IF([.D213]=&quot;con&quot;;[.E213];-[.E213])" office:value-type="percentage" office:value="0.255704522538" calcext:value-type="percentage">
            <text:p>25.57%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East Than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55477588429042" calcext:value-type="percentage">
            <text:p>25.55%</text:p>
          </table:table-cell>
          <table:table-cell table:formula="of:=IF([.D214]=&quot;con&quot;;[.E214];-[.E214])" office:value-type="percentage" office:value="0.255477588429042" calcext:value-type="percentage">
            <text:p>25.55%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4" office:value-type="string" calcext:value-type="string">
            <text:p>Harpenden and Berkhamst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55339992316558" calcext:value-type="percentage">
            <text:p>25.53%</text:p>
          </table:table-cell>
          <table:table-cell table:formula="of:=IF([.D215]=&quot;con&quot;;[.E215];-[.E215])" office:value-type="percentage" office:value="0.255339992316558" calcext:value-type="percentage">
            <text:p>25.53%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Bexleyheath and Cray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54324517512509" calcext:value-type="percentage">
            <text:p>25.43%</text:p>
          </table:table-cell>
          <table:table-cell table:formula="of:=IF([.D216]=&quot;con&quot;;[.E216];-[.E216])" office:value-type="percentage" office:value="0.254324517512509" calcext:value-type="percentage">
            <text:p>25.43%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5" office:value-type="string" calcext:value-type="string">
            <text:p>North East Somerset and Han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253534129594368" calcext:value-type="percentage">
            <text:p>25.35%</text:p>
          </table:table-cell>
          <table:table-cell table:formula="of:=IF([.D217]=&quot;con&quot;;[.E217];-[.E217])" office:value-type="percentage" office:value="0.253534129594368" calcext:value-type="percentage">
            <text:p>25.35%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Wells and Mendip Hi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52510701350016" calcext:value-type="percentage">
            <text:p>25.25%</text:p>
          </table:table-cell>
          <table:table-cell table:formula="of:=IF([.D218]=&quot;con&quot;;[.E218];-[.E218])" office:value-type="percentage" office:value="0.252510701350016" calcext:value-type="percentage">
            <text:p>25.25%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Northampton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51875808538163" calcext:value-type="percentage">
            <text:p>25.19%</text:p>
          </table:table-cell>
          <table:table-cell table:formula="of:=IF([.D219]=&quot;con&quot;;[.E219];-[.E219])" office:value-type="percentage" office:value="0.251875808538163" calcext:value-type="percentage">
            <text:p>25.19%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4" office:value-type="string" calcext:value-type="string">
            <text:p>Henley and Tha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50845875627115" calcext:value-type="percentage">
            <text:p>25.08%</text:p>
          </table:table-cell>
          <table:table-cell table:formula="of:=IF([.D220]=&quot;con&quot;;[.E220];-[.E220])" office:value-type="percentage" office:value="0.250845875627115" calcext:value-type="percentage">
            <text:p>25.08%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4" office:value-type="string" calcext:value-type="string">
            <text:p>Thornbury and Ya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49542827883841" calcext:value-type="percentage">
            <text:p>24.95%</text:p>
          </table:table-cell>
          <table:table-cell table:formula="of:=IF([.D221]=&quot;con&quot;;[.E221];-[.E221])" office:value-type="percentage" office:value="0.249542827883841" calcext:value-type="percentage">
            <text:p>24.95%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5" office:value-type="string" calcext:value-type="string">
            <text:p>Dover and D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248714756205318" calcext:value-type="percentage">
            <text:p>24.87%</text:p>
          </table:table-cell>
          <table:table-cell table:formula="of:=IF([.D222]=&quot;con&quot;;[.E222];-[.E222])" office:value-type="percentage" office:value="0.248714756205318" calcext:value-type="percentage">
            <text:p>24.87%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4" office:value-type="string" calcext:value-type="string">
            <text:p>Bicester and Woodsto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47344738122264" calcext:value-type="percentage">
            <text:p>24.73%</text:p>
          </table:table-cell>
          <table:table-cell table:formula="of:=IF([.D223]=&quot;con&quot;;[.E223];-[.E223])" office:value-type="percentage" office:value="0.247344738122264" calcext:value-type="percentage">
            <text:p>24.73%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hurr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46094296507018" calcext:value-type="percentage">
            <text:p>24.61%</text:p>
          </table:table-cell>
          <table:table-cell table:formula="of:=IF([.D224]=&quot;con&quot;;[.E224];-[.E224])" office:value-type="percentage" office:value="0.246094296507018" calcext:value-type="percentage">
            <text:p>24.61%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5" office:value-type="string" calcext:value-type="string">
            <text:p>Carlis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242889858873731" calcext:value-type="percentage">
            <text:p>24.29%</text:p>
          </table:table-cell>
          <table:table-cell table:formula="of:=IF([.D225]=&quot;con&quot;;[.E225];-[.E225])" office:value-type="percentage" office:value="0.242889858873731" calcext:value-type="percentage">
            <text:p>24.29%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West Dor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41918301373889" calcext:value-type="percentage">
            <text:p>24.19%</text:p>
          </table:table-cell>
          <table:table-cell table:formula="of:=IF([.D226]=&quot;con&quot;;[.E226];-[.E226])" office:value-type="percentage" office:value="0.241918301373889" calcext:value-type="percentage">
            <text:p>24.19%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4" office:value-type="string" calcext:value-type="string">
            <text:p>Romsey and Southampton Nor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41515347036594" calcext:value-type="percentage">
            <text:p>24.15%</text:p>
          </table:table-cell>
          <table:table-cell table:formula="of:=IF([.D227]=&quot;con&quot;;[.E227];-[.E227])" office:value-type="percentage" office:value="0.241515347036594" calcext:value-type="percentage">
            <text:p>24.15%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4" office:value-type="string" calcext:value-type="string">
            <text:p>Ely and East Cambridgesh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38770900877928" calcext:value-type="percentage">
            <text:p>23.88%</text:p>
          </table:table-cell>
          <table:table-cell table:formula="of:=IF([.D228]=&quot;con&quot;;[.E228];-[.E228])" office:value-type="percentage" office:value="0.238770900877928" calcext:value-type="percentage">
            <text:p>23.88%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Bournemouth 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37543189670849" calcext:value-type="percentage">
            <text:p>23.75%</text:p>
          </table:table-cell>
          <table:table-cell table:formula="of:=IF([.D229]=&quot;con&quot;;[.E229];-[.E229])" office:value-type="percentage" office:value="0.237543189670849" calcext:value-type="percentage">
            <text:p>23.75%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Penrith and Solw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31665951888962" calcext:value-type="percentage">
            <text:p>23.17%</text:p>
          </table:table-cell>
          <table:table-cell table:formula="of:=IF([.D230]=&quot;con&quot;;[.E230];-[.E230])" office:value-type="percentage" office:value="0.231665951888962" calcext:value-type="percentage">
            <text:p>23.17%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cunthor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29911320242512" calcext:value-type="percentage">
            <text:p>22.99%</text:p>
          </table:table-cell>
          <table:table-cell table:formula="of:=IF([.D231]=&quot;con&quot;;[.E231];-[.E231])" office:value-type="percentage" office:value="0.229911320242512" calcext:value-type="percentage">
            <text:p>22.99%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5" office:value-type="string" calcext:value-type="string">
            <text:p>Middlesbrough South and East Cleve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229570574379416" calcext:value-type="percentage">
            <text:p>22.96%</text:p>
          </table:table-cell>
          <table:table-cell table:formula="of:=IF([.D232]=&quot;con&quot;;[.E232];-[.E232])" office:value-type="percentage" office:value="0.229570574379416" calcext:value-type="percentage">
            <text:p>22.96%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4" office:value-type="string" calcext:value-type="string">
            <text:p>Witn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28919165100099" calcext:value-type="percentage">
            <text:p>22.89%</text:p>
          </table:table-cell>
          <table:table-cell table:formula="of:=IF([.D233]=&quot;con&quot;;[.E233];-[.E233])" office:value-type="percentage" office:value="0.228919165100099" calcext:value-type="percentage">
            <text:p>22.89%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4" office:value-type="string" calcext:value-type="string">
            <text:p>Woking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27902768066466" calcext:value-type="percentage">
            <text:p>22.79%</text:p>
          </table:table-cell>
          <table:table-cell table:formula="of:=IF([.D234]=&quot;con&quot;;[.E234];-[.E234])" office:value-type="percentage" office:value="0.227902768066466" calcext:value-type="percentage">
            <text:p>22.79%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4" office:value-type="string" calcext:value-type="string">
            <text:p>Farnham and Bord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22413099894002" calcext:value-type="percentage">
            <text:p>22.24%</text:p>
          </table:table-cell>
          <table:table-cell table:formula="of:=IF([.D235]=&quot;con&quot;;[.E235];-[.E235])" office:value-type="percentage" office:value="0.222413099894002" calcext:value-type="percentage">
            <text:p>22.24%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Erewa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22352669867292" calcext:value-type="percentage">
            <text:p>22.24%</text:p>
          </table:table-cell>
          <table:table-cell table:formula="of:=IF([.D236]=&quot;con&quot;;[.E236];-[.E236])" office:value-type="percentage" office:value="0.222352669867292" calcext:value-type="percentage">
            <text:p>22.24%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Reading West and Mid Berk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19826404751028" calcext:value-type="percentage">
            <text:p>21.98%</text:p>
          </table:table-cell>
          <table:table-cell table:formula="of:=IF([.D237]=&quot;con&quot;;[.E237];-[.E237])" office:value-type="percentage" office:value="0.219826404751028" calcext:value-type="percentage">
            <text:p>21.98%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Mid Che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18045564750436" calcext:value-type="percentage">
            <text:p>21.80%</text:p>
          </table:table-cell>
          <table:table-cell table:formula="of:=IF([.D238]=&quot;con&quot;;[.E238];-[.E238])" office:value-type="percentage" office:value="0.218045564750436" calcext:value-type="percentage">
            <text:p>21.80%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Welwyn Hatf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17206098968908" calcext:value-type="percentage">
            <text:p>21.72%</text:p>
          </table:table-cell>
          <table:table-cell table:formula="of:=IF([.D239]=&quot;con&quot;;[.E239];-[.E239])" office:value-type="percentage" office:value="0.217206098968908" calcext:value-type="percentage">
            <text:p>21.72%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4" office:value-type="string" calcext:value-type="string">
            <text:p>St Neots and Mid Cambridgesh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07902146146818" calcext:value-type="percentage">
            <text:p>20.79%</text:p>
          </table:table-cell>
          <table:table-cell table:formula="of:=IF([.D240]=&quot;con&quot;;[.E240];-[.E240])" office:value-type="percentage" office:value="0.207902146146818" calcext:value-type="percentage">
            <text:p>20.79%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Macclesf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207750644917276" calcext:value-type="percentage">
            <text:p>20.78%</text:p>
          </table:table-cell>
          <table:table-cell table:formula="of:=IF([.D241]=&quot;con&quot;;[.E241];-[.E241])" office:value-type="percentage" office:value="0.207750644917276" calcext:value-type="percentage">
            <text:p>20.78%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Scarborough and Whitb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06540101359505" calcext:value-type="percentage">
            <text:p>20.65%</text:p>
          </table:table-cell>
          <table:table-cell table:formula="of:=IF([.D242]=&quot;con&quot;;[.E242];-[.E242])" office:value-type="percentage" office:value="0.206540101359505" calcext:value-type="percentage">
            <text:p>20.65%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4" office:value-type="string" calcext:value-type="string">
            <text:p>Eastle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0388829392866" calcext:value-type="percentage">
            <text:p>20.39%</text:p>
          </table:table-cell>
          <table:table-cell table:formula="of:=IF([.D243]=&quot;con&quot;;[.E243];-[.E243])" office:value-type="percentage" office:value="0.20388829392866" calcext:value-type="percentage">
            <text:p>20.39%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Hex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03630350344191" calcext:value-type="percentage">
            <text:p>20.36%</text:p>
          </table:table-cell>
          <table:table-cell table:formula="of:=IF([.D244]=&quot;con&quot;;[.E244];-[.E244])" office:value-type="percentage" office:value="0.203630350344191" calcext:value-type="percentage">
            <text:p>20.36%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Pendle and Clithero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98551259394481" calcext:value-type="percentage">
            <text:p>19.86%</text:p>
          </table:table-cell>
          <table:table-cell table:formula="of:=IF([.D245]=&quot;con&quot;;[.E245];-[.E245])" office:value-type="percentage" office:value="0.198551259394481" calcext:value-type="percentage">
            <text:p>19.86%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5" office:value-type="string" calcext:value-type="string">
            <text:p>South Rib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97340684287336" calcext:value-type="percentage">
            <text:p>19.73%</text:p>
          </table:table-cell>
          <table:table-cell table:formula="of:=IF([.D246]=&quot;con&quot;;[.E246];-[.E246])" office:value-type="percentage" office:value="0.197340684287336" calcext:value-type="percentage">
            <text:p>19.73%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louce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96207250962294" calcext:value-type="percentage">
            <text:p>19.62%</text:p>
          </table:table-cell>
          <table:table-cell table:formula="of:=IF([.D247]=&quot;con&quot;;[.E247];-[.E247])" office:value-type="percentage" office:value="0.196207250962294" calcext:value-type="percentage">
            <text:p>19.62%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5" office:value-type="string" calcext:value-type="string">
            <text:p>Shrewsbu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95739880303639" calcext:value-type="percentage">
            <text:p>19.57%</text:p>
          </table:table-cell>
          <table:table-cell table:formula="of:=IF([.D248]=&quot;con&quot;;[.E248];-[.E248])" office:value-type="percentage" office:value="0.195739880303639" calcext:value-type="percentage">
            <text:p>19.57%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Morecambe and Lunesd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195003225617266" calcext:value-type="percentage">
            <text:p>19.50%</text:p>
          </table:table-cell>
          <table:table-cell table:formula="of:=IF([.D249]=&quot;con&quot;;[.E249];-[.E249])" office:value-type="percentage" office:value="0.195003225617266" calcext:value-type="percentage">
            <text:p>19.50%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4" office:value-type="string" calcext:value-type="string">
            <text:p>Earley and Woodl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92792148448365" calcext:value-type="percentage">
            <text:p>19.28%</text:p>
          </table:table-cell>
          <table:table-cell table:formula="of:=IF([.D250]=&quot;con&quot;;[.E250];-[.E250])" office:value-type="percentage" office:value="0.192792148448365" calcext:value-type="percentage">
            <text:p>19.28%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roydon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91644768151627" calcext:value-type="percentage">
            <text:p>19.16%</text:p>
          </table:table-cell>
          <table:table-cell table:formula="of:=IF([.D251]=&quot;con&quot;;[.E251];-[.E251])" office:value-type="percentage" office:value="0.191644768151627" calcext:value-type="percentage">
            <text:p>19.16%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4" office:value-type="string" calcext:value-type="string">
            <text:p>Didcot and Wantag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90200510926099" calcext:value-type="percentage">
            <text:p>19.02%</text:p>
          </table:table-cell>
          <table:table-cell table:formula="of:=IF([.D252]=&quot;con&quot;;[.E252];-[.E252])" office:value-type="percentage" office:value="0.190200510926099" calcext:value-type="percentage">
            <text:p>19.02%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7" office:value-type="string" calcext:value-type="string">
            <text:p>Doncaster East and the Isle of Axhol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189165950128977" calcext:value-type="percentage">
            <text:p>18.92%</text:p>
          </table:table-cell>
          <table:table-cell table:formula="of:=IF([.D253]=&quot;con&quot;;[.E253];-[.E253])" office:value-type="percentage" office:value="0.189165950128977" calcext:value-type="percentage">
            <text:p>18.92%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Brecon, Radnor and Cwm Taw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187866666666667" calcext:value-type="percentage">
            <text:p>18.79%</text:p>
          </table:table-cell>
          <table:table-cell table:formula="of:=IF([.D254]=&quot;con&quot;;[.E254];-[.E254])" office:value-type="percentage" office:value="0.187866666666667" calcext:value-type="percentage">
            <text:p>18.79%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Rossendale and Darw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8716378382852" calcext:value-type="percentage">
            <text:p>18.72%</text:p>
          </table:table-cell>
          <table:table-cell table:formula="of:=IF([.D255]=&quot;con&quot;;[.E255];-[.E255])" office:value-type="percentage" office:value="0.18716378382852" calcext:value-type="percentage">
            <text:p>18.72%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Bournemouth 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86469031233456" calcext:value-type="percentage">
            <text:p>18.65%</text:p>
          </table:table-cell>
          <table:table-cell table:formula="of:=IF([.D256]=&quot;con&quot;;[.E256];-[.E256])" office:value-type="percentage" office:value="0.186469031233456" calcext:value-type="percentage">
            <text:p>18.65%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4" office:value-type="string" calcext:value-type="string">
            <text:p>Wok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86208873328829" calcext:value-type="percentage">
            <text:p>18.62%</text:p>
          </table:table-cell>
          <table:table-cell table:formula="of:=IF([.D257]=&quot;con&quot;;[.E257];-[.E257])" office:value-type="percentage" office:value="0.186208873328829" calcext:value-type="percentage">
            <text:p>18.62%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teven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85220438714143" calcext:value-type="percentage">
            <text:p>18.52%</text:p>
          </table:table-cell>
          <table:table-cell table:formula="of:=IF([.D258]=&quot;con&quot;;[.E258];-[.E258])" office:value-type="percentage" office:value="0.185220438714143" calcext:value-type="percentage">
            <text:p>18.52%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4" office:value-type="string" calcext:value-type="string">
            <text:p>Taunton and Wellingt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83583312551213" calcext:value-type="percentage">
            <text:p>18.36%</text:p>
          </table:table-cell>
          <table:table-cell table:formula="of:=IF([.D259]=&quot;con&quot;;[.E259];-[.E259])" office:value-type="percentage" office:value="0.183583312551213" calcext:value-type="percentage">
            <text:p>18.36%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Colche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83536776212832" calcext:value-type="percentage">
            <text:p>18.35%</text:p>
          </table:table-cell>
          <table:table-cell table:formula="of:=IF([.D260]=&quot;con&quot;;[.E260];-[.E260])" office:value-type="percentage" office:value="0.183536776212832" calcext:value-type="percentage">
            <text:p>18.35%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5" office:value-type="string" calcext:value-type="string">
            <text:p>Newcastle-under-Ly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82450740251013" calcext:value-type="percentage">
            <text:p>18.25%</text:p>
          </table:table-cell>
          <table:table-cell table:formula="of:=IF([.D261]=&quot;con&quot;;[.E261];-[.E261])" office:value-type="percentage" office:value="0.182450740251013" calcext:value-type="percentage">
            <text:p>18.25%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5" office:value-type="string" calcext:value-type="string">
            <text:p>Chester South and Eddisbu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81905110677083" calcext:value-type="percentage">
            <text:p>18.19%</text:p>
          </table:table-cell>
          <table:table-cell table:formula="of:=IF([.D262]=&quot;con&quot;;[.E262];-[.E262])" office:value-type="percentage" office:value="0.181905110677083" calcext:value-type="percentage">
            <text:p>18.19%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Uxbridge and South Ruisl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7921757518797" calcext:value-type="percentage">
            <text:p>17.92%</text:p>
          </table:table-cell>
          <table:table-cell table:formula="of:=IF([.D263]=&quot;con&quot;;[.E263];-[.E263])" office:value-type="percentage" office:value="0.17921757518797" calcext:value-type="percentage">
            <text:p>17.92%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5" office:value-type="string" calcext:value-type="string">
            <text:p>York Ou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75291233537941" calcext:value-type="percentage">
            <text:p>17.53%</text:p>
          </table:table-cell>
          <table:table-cell table:formula="of:=IF([.D264]=&quot;con&quot;;[.E264];-[.E264])" office:value-type="percentage" office:value="0.175291233537941" calcext:value-type="percentage">
            <text:p>17.53%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4" office:value-type="string" calcext:value-type="string">
            <text:p>Harrogate and Knaresborou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74677651081164" calcext:value-type="percentage">
            <text:p>17.47%</text:p>
          </table:table-cell>
          <table:table-cell table:formula="of:=IF([.D265]=&quot;con&quot;;[.E265];-[.E265])" office:value-type="percentage" office:value="0.174677651081164" calcext:value-type="percentage">
            <text:p>17.47%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Wakefield and Rothw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73852078601757" calcext:value-type="percentage">
            <text:p>17.39%</text:p>
          </table:table-cell>
          <table:table-cell table:formula="of:=IF([.D266]=&quot;con&quot;;[.E266];-[.E266])" office:value-type="percentage" office:value="0.173852078601757" calcext:value-type="percentage">
            <text:p>17.39%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raw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72556142668428" calcext:value-type="percentage">
            <text:p>17.26%</text:p>
          </table:table-cell>
          <table:table-cell table:formula="of:=IF([.D267]=&quot;con&quot;;[.E267];-[.E267])" office:value-type="percentage" office:value="0.172556142668428" calcext:value-type="percentage">
            <text:p>17.26%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Wolverhampton North 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69959325973272" calcext:value-type="percentage">
            <text:p>17.00%</text:p>
          </table:table-cell>
          <table:table-cell table:formula="of:=IF([.D268]=&quot;con&quot;;[.E268];-[.E268])" office:value-type="percentage" office:value="0.169959325973272" calcext:value-type="percentage">
            <text:p>17.00%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orby and East Northampton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69788453063024" calcext:value-type="percentage">
            <text:p>16.98%</text:p>
          </table:table-cell>
          <table:table-cell table:formula="of:=IF([.D269]=&quot;con&quot;;[.E269];-[.E269])" office:value-type="percentage" office:value="0.169788453063024" calcext:value-type="percentage">
            <text:p>16.98%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4" office:value-type="string" calcext:value-type="string">
            <text:p>Sutton and Che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69338106667751" calcext:value-type="percentage">
            <text:p>16.93%</text:p>
          </table:table-cell>
          <table:table-cell table:formula="of:=IF([.D270]=&quot;con&quot;;[.E270];-[.E270])" office:value-type="percentage" office:value="0.169338106667751" calcext:value-type="percentage">
            <text:p>16.93%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5" office:value-type="string" calcext:value-type="string">
            <text:p>Monmouthsh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66056310297303" calcext:value-type="percentage">
            <text:p>16.61%</text:p>
          </table:table-cell>
          <table:table-cell table:formula="of:=IF([.D271]=&quot;con&quot;;[.E271];-[.E271])" office:value-type="percentage" office:value="0.166056310297303" calcext:value-type="percentage">
            <text:p>16.61%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5" office:value-type="string" calcext:value-type="string">
            <text:p>Camborne and Redr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66042713324151" calcext:value-type="percentage">
            <text:p>16.60%</text:p>
          </table:table-cell>
          <table:table-cell table:formula="of:=IF([.D272]=&quot;con&quot;;[.E272];-[.E272])" office:value-type="percentage" office:value="0.166042713324151" calcext:value-type="percentage">
            <text:p>16.60%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5" office:value-type="string" calcext:value-type="string">
            <text:p>Blackpool North and Fleetw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64255582304482" calcext:value-type="percentage">
            <text:p>16.43%</text:p>
          </table:table-cell>
          <table:table-cell table:formula="of:=IF([.D273]=&quot;con&quot;;[.E273];-[.E273])" office:value-type="percentage" office:value="0.164255582304482" calcext:value-type="percentage">
            <text:p>16.43%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6" office:value-type="string" calcext:value-type="string">
            <text:p>Chelsea and Fulham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164179930285314" calcext:value-type="percentage">
            <text:p>16.42%</text:p>
          </table:table-cell>
          <table:table-cell table:formula="of:=IF([.D274]=&quot;con&quot;;[.E274];-[.E274])" office:value-type="percentage" office:value="0.164179930285314" calcext:value-type="percentage">
            <text:p>16.42%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toke-on-Trent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63918959181646" calcext:value-type="percentage">
            <text:p>16.39%</text:p>
          </table:table-cell>
          <table:table-cell table:formula="of:=IF([.D275]=&quot;con&quot;;[.E275];-[.E275])" office:value-type="percentage" office:value="0.163918959181646" calcext:value-type="percentage">
            <text:p>16.39%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4" office:value-type="string" calcext:value-type="string">
            <text:p>Godalming and As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63177103342298" calcext:value-type="percentage">
            <text:p>16.32%</text:p>
          </table:table-cell>
          <table:table-cell table:formula="of:=IF([.D276]=&quot;con&quot;;[.E276];-[.E276])" office:value-type="percentage" office:value="0.163177103342298" calcext:value-type="percentage">
            <text:p>16.32%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rewe and Nantwi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624470089496" calcext:value-type="percentage">
            <text:p>16.24%</text:p>
          </table:table-cell>
          <table:table-cell table:formula="of:=IF([.D277]=&quot;con&quot;;[.E277];-[.E277])" office:value-type="percentage" office:value="0.1624470089496" calcext:value-type="percentage">
            <text:p>16.24%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windon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52628892291986" calcext:value-type="percentage">
            <text:p>15.26%</text:p>
          </table:table-cell>
          <table:table-cell table:formula="of:=IF([.D278]=&quot;con&quot;;[.E278];-[.E278])" office:value-type="percentage" office:value="0.152628892291986" calcext:value-type="percentage">
            <text:p>15.26%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5" office:value-type="string" calcext:value-type="string">
            <text:p>Mid and South Pembrokesh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48460503835109" calcext:value-type="percentage">
            <text:p>14.85%</text:p>
          </table:table-cell>
          <table:table-cell table:formula="of:=IF([.D279]=&quot;con&quot;;[.E279];-[.E279])" office:value-type="percentage" office:value="0.148460503835109" calcext:value-type="percentage">
            <text:p>14.85%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Blackpool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46727959864743" calcext:value-type="percentage">
            <text:p>14.67%</text:p>
          </table:table-cell>
          <table:table-cell table:formula="of:=IF([.D280]=&quot;con&quot;;[.E280];-[.E280])" office:value-type="percentage" office:value="0.146727959864743" calcext:value-type="percentage">
            <text:p>14.67%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5" office:value-type="string" calcext:value-type="string">
            <text:p>East Worthing and Shore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46199287977779" calcext:value-type="percentage">
            <text:p>14.62%</text:p>
          </table:table-cell>
          <table:table-cell table:formula="of:=IF([.D281]=&quot;con&quot;;[.E281];-[.E281])" office:value-type="percentage" office:value="0.146199287977779" calcext:value-type="percentage">
            <text:p>14.62%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5" office:value-type="string" calcext:value-type="string">
            <text:p>Penistone and Stocksbrid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45597738287561" calcext:value-type="percentage">
            <text:p>14.56%</text:p>
          </table:table-cell>
          <table:table-cell table:formula="of:=IF([.D282]=&quot;con&quot;;[.E282];-[.E282])" office:value-type="percentage" office:value="0.145597738287561" calcext:value-type="percentage">
            <text:p>14.56%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6" office:value-type="string" calcext:value-type="string">
            <text:p>Ashfield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144949022648998" calcext:value-type="percentage">
            <text:p>14.49%</text:p>
          </table:table-cell>
          <table:table-cell table:formula="of:=IF([.D283]=&quot;con&quot;;[.E283];-[.E283])" office:value-type="percentage" office:value="0.144949022648998" calcext:value-type="percentage">
            <text:p>14.49%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6" office:value-type="string" calcext:value-type="string">
            <text:p>Exmouth and Exeter East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143375250592309" calcext:value-type="percentage">
            <text:p>14.34%</text:p>
          </table:table-cell>
          <table:table-cell table:formula="of:=IF([.D284]=&quot;con&quot;;[.E284];-[.E284])" office:value-type="percentage" office:value="0.143375250592309" calcext:value-type="percentage">
            <text:p>14.34%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Bolton 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40137769182294" calcext:value-type="percentage">
            <text:p>14.01%</text:p>
          </table:table-cell>
          <table:table-cell table:formula="of:=IF([.D285]=&quot;con&quot;;[.E285];-[.E285])" office:value-type="percentage" office:value="0.140137769182294" calcext:value-type="percentage">
            <text:p>14.01%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Filton and Bradley Sto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39113204725587" calcext:value-type="percentage">
            <text:p>13.91%</text:p>
          </table:table-cell>
          <table:table-cell table:formula="of:=IF([.D286]=&quot;con&quot;;[.E286];-[.E286])" office:value-type="percentage" office:value="0.139113204725587" calcext:value-type="percentage">
            <text:p>13.91%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Worce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37346557190473" calcext:value-type="percentage">
            <text:p>13.73%</text:p>
          </table:table-cell>
          <table:table-cell table:formula="of:=IF([.D287]=&quot;con&quot;;[.E287];-[.E287])" office:value-type="percentage" office:value="0.137346557190473" calcext:value-type="percentage">
            <text:p>13.73%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5" office:value-type="string" calcext:value-type="string">
            <text:p>Bishop Auck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36766660131146" calcext:value-type="percentage">
            <text:p>13.68%</text:p>
          </table:table-cell>
          <table:table-cell table:formula="of:=IF([.D288]=&quot;con&quot;;[.E288];-[.E288])" office:value-type="percentage" office:value="0.136766660131146" calcext:value-type="percentage">
            <text:p>13.68%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Northampton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36030483892918" calcext:value-type="percentage">
            <text:p>13.60%</text:p>
          </table:table-cell>
          <table:table-cell table:formula="of:=IF([.D289]=&quot;con&quot;;[.E289];-[.E289])" office:value-type="percentage" office:value="0.136030483892918" calcext:value-type="percentage">
            <text:p>13.60%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5" office:value-type="string" calcext:value-type="string">
            <text:p>Loughborou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34943297707432" calcext:value-type="percentage">
            <text:p>13.49%</text:p>
          </table:table-cell>
          <table:table-cell table:formula="of:=IF([.D290]=&quot;con&quot;;[.E290];-[.E290])" office:value-type="percentage" office:value="0.134943297707432" calcext:value-type="percentage">
            <text:p>13.49%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7" office:value-type="string" calcext:value-type="string">
            <text:p>Rother Va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131327167524717" calcext:value-type="percentage">
            <text:p>13.13%</text:p>
          </table:table-cell>
          <table:table-cell table:formula="of:=IF([.D291]=&quot;con&quot;;[.E291];-[.E291])" office:value-type="percentage" office:value="0.131327167524717" calcext:value-type="percentage">
            <text:p>13.13%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5" office:value-type="string" calcext:value-type="string">
            <text:p>Barrow and Fur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28974464985333" calcext:value-type="percentage">
            <text:p>12.90%</text:p>
          </table:table-cell>
          <table:table-cell table:formula="of:=IF([.D292]=&quot;con&quot;;[.E292];-[.E292])" office:value-type="percentage" office:value="0.128974464985333" calcext:value-type="percentage">
            <text:p>12.90%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Harrow 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27194441726196" calcext:value-type="percentage">
            <text:p>12.72%</text:p>
          </table:table-cell>
          <table:table-cell table:formula="of:=IF([.D293]=&quot;con&quot;;[.E293];-[.E293])" office:value-type="percentage" office:value="0.127194441726196" calcext:value-type="percentage">
            <text:p>12.72%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5" office:value-type="string" calcext:value-type="string">
            <text:p>Whitehaven and Working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26332665330661" calcext:value-type="percentage">
            <text:p>12.63%</text:p>
          </table:table-cell>
          <table:table-cell table:formula="of:=IF([.D294]=&quot;con&quot;;[.E294];-[.E294])" office:value-type="percentage" office:value="0.126332665330661" calcext:value-type="percentage">
            <text:p>12.63%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5" office:value-type="string" calcext:value-type="string">
            <text:p>Rushclif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26320378256933" calcext:value-type="percentage">
            <text:p>12.63%</text:p>
          </table:table-cell>
          <table:table-cell table:formula="of:=IF([.D295]=&quot;con&quot;;[.E295];-[.E295])" office:value-type="percentage" office:value="0.126320378256933" calcext:value-type="percentage">
            <text:p>12.63%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4" office:value-type="string" calcext:value-type="string">
            <text:p>Finchley and Golders Gre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19737462378069" calcext:value-type="percentage">
            <text:p>11.97%</text:p>
          </table:table-cell>
          <table:table-cell table:formula="of:=IF([.D296]=&quot;con&quot;;[.E296];-[.E296])" office:value-type="percentage" office:value="0.119737462378069" calcext:value-type="percentage">
            <text:p>11.97%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5" office:value-type="string" calcext:value-type="string">
            <text:p>Ship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18437280610212" calcext:value-type="percentage">
            <text:p>11.84%</text:p>
          </table:table-cell>
          <table:table-cell table:formula="of:=IF([.D297]=&quot;con&quot;;[.E297];-[.E297])" office:value-type="percentage" office:value="0.118437280610212" calcext:value-type="percentage">
            <text:p>11.84%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7" office:value-type="string" calcext:value-type="string">
            <text:p>Bols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118039302274233" calcext:value-type="percentage">
            <text:p>11.80%</text:p>
          </table:table-cell>
          <table:table-cell table:formula="of:=IF([.D298]=&quot;con&quot;;[.E298];-[.E298])" office:value-type="percentage" office:value="0.118039302274233" calcext:value-type="percentage">
            <text:p>11.80%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8" office:value-type="string" calcext:value-type="string">
            <text:p>Caerfyr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117750405436713" calcext:value-type="percentage">
            <text:p>11.78%</text:p>
          </table:table-cell>
          <table:table-cell table:formula="of:=IF([.D299]=&quot;con&quot;;[.E299];-[.E299])" office:value-type="percentage" office:value="0.117750405436713" calcext:value-type="percentage">
            <text:p>11.78%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Norwich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16726908860708" calcext:value-type="percentage">
            <text:p>11.67%</text:p>
          </table:table-cell>
          <table:table-cell table:formula="of:=IF([.D300]=&quot;con&quot;;[.E300];-[.E300])" office:value-type="percentage" office:value="0.116726908860708" calcext:value-type="percentage">
            <text:p>11.67%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Walsall and Bloxwi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15583355996736" calcext:value-type="percentage">
            <text:p>11.56%</text:p>
          </table:table-cell>
          <table:table-cell table:formula="of:=IF([.D301]=&quot;con&quot;;[.E301];-[.E301])" office:value-type="percentage" office:value="0.115583355996736" calcext:value-type="percentage">
            <text:p>11.56%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ltrincham and Sale 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15401244431077" calcext:value-type="percentage">
            <text:p>11.54%</text:p>
          </table:table-cell>
          <table:table-cell table:formula="of:=IF([.D302]=&quot;con&quot;;[.E302];-[.E302])" office:value-type="percentage" office:value="0.115401244431077" calcext:value-type="percentage">
            <text:p>11.54%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Ipswi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13446248136491" calcext:value-type="percentage">
            <text:p>11.34%</text:p>
          </table:table-cell>
          <table:table-cell table:formula="of:=IF([.D303]=&quot;con&quot;;[.E303];-[.E303])" office:value-type="percentage" office:value="0.113446248136491" calcext:value-type="percentage">
            <text:p>11.34%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5" office:value-type="string" calcext:value-type="string">
            <text:p>Clwyd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12970949784356" calcext:value-type="percentage">
            <text:p>11.30%</text:p>
          </table:table-cell>
          <table:table-cell table:formula="of:=IF([.D304]=&quot;con&quot;;[.E304];-[.E304])" office:value-type="percentage" office:value="0.112970949784356" calcext:value-type="percentage">
            <text:p>11.30%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Leeds South West and Mor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09882390264905" calcext:value-type="percentage">
            <text:p>10.99%</text:p>
          </table:table-cell>
          <table:table-cell table:formula="of:=IF([.D305]=&quot;con&quot;;[.E305];-[.E305])" office:value-type="percentage" office:value="0.109882390264905" calcext:value-type="percentage">
            <text:p>10.99%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5" office:value-type="string" calcext:value-type="string">
            <text:p>South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08632127625968" calcext:value-type="percentage">
            <text:p>10.86%</text:p>
          </table:table-cell>
          <table:table-cell table:formula="of:=IF([.D306]=&quot;con&quot;;[.E306];-[.E306])" office:value-type="percentage" office:value="0.108632127625968" calcext:value-type="percentage">
            <text:p>10.86%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4" office:value-type="string" calcext:value-type="string">
            <text:p>Winches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08560940288957" calcext:value-type="percentage">
            <text:p>10.86%</text:p>
          </table:table-cell>
          <table:table-cell table:formula="of:=IF([.D307]=&quot;con&quot;;[.E307];-[.E307])" office:value-type="percentage" office:value="0.108560940288957" calcext:value-type="percentage">
            <text:p>10.86%</text:p>
          </table:table-cell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table:style-name="ce4" office:value-type="string" calcext:value-type="string">
            <text:p>Hazel Grov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07895309501672" calcext:value-type="percentage">
            <text:p>10.79%</text:p>
          </table:table-cell>
          <table:table-cell table:formula="of:=IF([.D308]=&quot;con&quot;;[.E308];-[.E308])" office:value-type="percentage" office:value="0.107895309501672" calcext:value-type="percentage">
            <text:p>10.79%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9" office:value-type="string" calcext:value-type="string">
            <text:p>Milton Keynes Centr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10723552524279" calcext:value-type="percentage">
            <text:p>10.72%</text:p>
          </table:table-cell>
          <table:table-cell table:formula="of:=IF([.D309]=&quot;con&quot;;[.E309];-[.E309])" office:value-type="percentage" office:value="0.10723552524279" calcext:value-type="percentage">
            <text:p>10.72%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5" office:value-type="string" calcext:value-type="string">
            <text:p>Broxtow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06403786722998" calcext:value-type="percentage">
            <text:p>10.64%</text:p>
          </table:table-cell>
          <table:table-cell table:formula="of:=IF([.D310]=&quot;con&quot;;[.E310];-[.E310])" office:value-type="percentage" office:value="0.106403786722998" calcext:value-type="percentage">
            <text:p>10.64%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Milton Keynes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04798920126606" calcext:value-type="percentage">
            <text:p>10.48%</text:p>
          </table:table-cell>
          <table:table-cell table:formula="of:=IF([.D311]=&quot;con&quot;;[.E311];-[.E311])" office:value-type="percentage" office:value="0.104798920126606" calcext:value-type="percentage">
            <text:p>10.48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9" office:value-type="string" calcext:value-type="string">
            <text:p>Watf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102277051248673" calcext:value-type="percentage">
            <text:p>10.23%</text:p>
          </table:table-cell>
          <table:table-cell table:formula="of:=IF([.D312]=&quot;con&quot;;[.E312];-[.E312])" office:value-type="percentage" office:value="0.102277051248673" calcext:value-type="percentage">
            <text:p>10.23%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6" office:value-type="string" calcext:value-type="string">
            <text:p>Westmorland and Lonsdal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100051214515657" calcext:value-type="percentage">
            <text:p>10.01%</text:p>
          </table:table-cell>
          <table:table-cell table:formula="of:=IF([.D313]=&quot;con&quot;;[.E313];-[.E313])" office:value-type="percentage" office:value="0.100051214515657" calcext:value-type="percentage">
            <text:p>10.01%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5" office:value-type="string" calcext:value-type="string">
            <text:p>Calder Val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99905023027435" calcext:value-type="percentage">
            <text:p>9.99%</text:p>
          </table:table-cell>
          <table:table-cell table:formula="of:=IF([.D314]=&quot;con&quot;;[.E314];-[.E314])" office:value-type="percentage" office:value="0.099905023027435" calcext:value-type="percentage">
            <text:p>9.99%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5" office:value-type="string" calcext:value-type="string">
            <text:p>Redc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98120457386232" calcext:value-type="percentage">
            <text:p>9.81%</text:p>
          </table:table-cell>
          <table:table-cell table:formula="of:=IF([.D315]=&quot;con&quot;;[.E315];-[.E315])" office:value-type="percentage" office:value="0.098120457386232" calcext:value-type="percentage">
            <text:p>9.81%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5" office:value-type="string" calcext:value-type="string">
            <text:p>Newton Aycliffe and Spennym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97845027240444" calcext:value-type="percentage">
            <text:p>9.78%</text:p>
          </table:table-cell>
          <table:table-cell table:formula="of:=IF([.D316]=&quot;con&quot;;[.E316];-[.E316])" office:value-type="percentage" office:value="0.097845027240444" calcext:value-type="percentage">
            <text:p>9.78%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West Bromwi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97825820526019" calcext:value-type="percentage">
            <text:p>9.78%</text:p>
          </table:table-cell>
          <table:table-cell table:formula="of:=IF([.D317]=&quot;con&quot;;[.E317];-[.E317])" office:value-type="percentage" office:value="0.097825820526019" calcext:value-type="percentage">
            <text:p>9.78%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St Iv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0971395661355349" calcext:value-type="percentage">
            <text:p>9.71%</text:p>
          </table:table-cell>
          <table:table-cell table:formula="of:=IF([.D318]=&quot;con&quot;;[.E318];-[.E318])" office:value-type="percentage" office:value="0.0971395661355349" calcext:value-type="percentage">
            <text:p>9.71%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outhampton Itch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96979366550958" calcext:value-type="percentage">
            <text:p>9.70%</text:p>
          </table:table-cell>
          <table:table-cell table:formula="of:=IF([.D319]=&quot;con&quot;;[.E319];-[.E319])" office:value-type="percentage" office:value="0.096979366550958" calcext:value-type="percentage">
            <text:p>9.70%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8" office:value-type="string" calcext:value-type="string">
            <text:p>Berwickshire, Roxburgh and Selki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96865239152523" calcext:value-type="percentage">
            <text:p>9.69%</text:p>
          </table:table-cell>
          <table:table-cell table:formula="of:=IF([.D320]=&quot;con&quot;;[.E320];-[.E320])" office:value-type="percentage" office:value="0.096865239152523" calcext:value-type="percentage">
            <text:p>9.69%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5" office:value-type="string" calcext:value-type="string">
            <text:p>Stockton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93475281964794" calcext:value-type="percentage">
            <text:p>9.35%</text:p>
          </table:table-cell>
          <table:table-cell table:formula="of:=IF([.D321]=&quot;con&quot;;[.E321];-[.E321])" office:value-type="percentage" office:value="0.093475281964794" calcext:value-type="percentage">
            <text:p>9.35%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5" office:value-type="string" calcext:value-type="string">
            <text:p>Str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91350144809903" calcext:value-type="percentage">
            <text:p>9.14%</text:p>
          </table:table-cell>
          <table:table-cell table:formula="of:=IF([.D322]=&quot;con&quot;;[.E322];-[.E322])" office:value-type="percentage" office:value="0.091350144809903" calcext:value-type="percentage">
            <text:p>9.14%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toke-on-Trent Centr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910643546741951" calcext:value-type="percentage">
            <text:p>9.11%</text:p>
          </table:table-cell>
          <table:table-cell table:formula="of:=IF([.D323]=&quot;con&quot;;[.E323];-[.E323])" office:value-type="percentage" office:value="0.0910643546741951" calcext:value-type="percentage">
            <text:p>9.11%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4" office:value-type="string" calcext:value-type="string">
            <text:p>Guildfo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88095281857114" calcext:value-type="percentage">
            <text:p>8.81%</text:p>
          </table:table-cell>
          <table:table-cell table:formula="of:=IF([.D324]=&quot;con&quot;;[.E324];-[.E324])" office:value-type="percentage" office:value="0.088095281857114" calcext:value-type="percentage">
            <text:p>8.81%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5" office:value-type="string" calcext:value-type="string">
            <text:p>Truro and Falm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87335281468821" calcext:value-type="percentage">
            <text:p>8.73%</text:p>
          </table:table-cell>
          <table:table-cell table:formula="of:=IF([.D325]=&quot;con&quot;;[.E325];-[.E325])" office:value-type="percentage" office:value="0.087335281468821" calcext:value-type="percentage">
            <text:p>8.73%</text:p>
          </table:table-cell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5" office:value-type="string" calcext:value-type="string">
            <text:p>Colne Val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85308441558442" calcext:value-type="percentage">
            <text:p>8.53%</text:p>
          </table:table-cell>
          <table:table-cell table:formula="of:=IF([.D326]=&quot;con&quot;;[.E326];-[.E326])" office:value-type="percentage" office:value="0.085308441558442" calcext:value-type="percentage">
            <text:p>8.53%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4" office:value-type="string" calcext:value-type="string">
            <text:p>Lew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81749084082168" calcext:value-type="percentage">
            <text:p>8.17%</text:p>
          </table:table-cell>
          <table:table-cell table:formula="of:=IF([.D327]=&quot;con&quot;;[.E327];-[.E327])" office:value-type="percentage" office:value="0.081749084082168" calcext:value-type="percentage">
            <text:p>8.17%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9" office:value-type="string" calcext:value-type="string">
            <text:p>Wycomb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80729325292887" calcext:value-type="percentage">
            <text:p>8.07%</text:p>
          </table:table-cell>
          <table:table-cell table:formula="of:=IF([.D328]=&quot;con&quot;;[.E328];-[.E328])" office:value-type="percentage" office:value="0.080729325292887" calcext:value-type="percentage">
            <text:p>8.07%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5" office:value-type="string" calcext:value-type="string">
            <text:p>Hastings and Ry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80725319006045" calcext:value-type="percentage">
            <text:p>8.07%</text:p>
          </table:table-cell>
          <table:table-cell table:formula="of:=IF([.D329]=&quot;con&quot;;[.E329];-[.E329])" office:value-type="percentage" office:value="0.080725319006045" calcext:value-type="percentage">
            <text:p>8.07%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5" office:value-type="string" calcext:value-type="string">
            <text:p>Darling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7945632798574" calcext:value-type="percentage">
            <text:p>7.95%</text:p>
          </table:table-cell>
          <table:table-cell table:formula="of:=IF([.D330]=&quot;con&quot;;[.E330];-[.E330])" office:value-type="percentage" office:value="0.07945632798574" calcext:value-type="percentage">
            <text:p>7.95%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4" office:value-type="string" calcext:value-type="string">
            <text:p>Eastbour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78552498246161" calcext:value-type="percentage">
            <text:p>7.86%</text:p>
          </table:table-cell>
          <table:table-cell table:formula="of:=IF([.D331]=&quot;con&quot;;[.E331];-[.E331])" office:value-type="percentage" office:value="0.078552498246161" calcext:value-type="percentage">
            <text:p>7.86%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9" office:value-type="string" calcext:value-type="string">
            <text:p>Hend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78113106626345" calcext:value-type="percentage">
            <text:p>7.81%</text:p>
          </table:table-cell>
          <table:table-cell table:formula="of:=IF([.D332]=&quot;con&quot;;[.E332];-[.E332])" office:value-type="percentage" office:value="0.078113106626345" calcext:value-type="percentage">
            <text:p>7.81%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Tipton and Wednesbu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77236605998462" calcext:value-type="percentage">
            <text:p>7.72%</text:p>
          </table:table-cell>
          <table:table-cell table:formula="of:=IF([.D333]=&quot;con&quot;;[.E333];-[.E333])" office:value-type="percentage" office:value="0.077236605998462" calcext:value-type="percentage">
            <text:p>7.72%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8" office:value-type="string" calcext:value-type="string">
            <text:p>Aberdeenshire North and Moray 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73994520547946" calcext:value-type="percentage">
            <text:p>7.40%</text:p>
          </table:table-cell>
          <table:table-cell table:formula="of:=IF([.D334]=&quot;con&quot;;[.E334];-[.E334])" office:value-type="percentage" office:value="0.073994520547946" calcext:value-type="percentage">
            <text:p>7.40%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Lincol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71084678561314" calcext:value-type="percentage">
            <text:p>7.11%</text:p>
          </table:table-cell>
          <table:table-cell table:formula="of:=IF([.D335]=&quot;con&quot;;[.E335];-[.E335])" office:value-type="percentage" office:value="0.071084678561314" calcext:value-type="percentage">
            <text:p>7.11%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5" office:value-type="string" calcext:value-type="string">
            <text:p>Lancaster and Wy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71049730651636" calcext:value-type="percentage">
            <text:p>7.10%</text:p>
          </table:table-cell>
          <table:table-cell table:formula="of:=IF([.D336]=&quot;con&quot;;[.E336];-[.E336])" office:value-type="percentage" office:value="0.071049730651636" calcext:value-type="percentage">
            <text:p>7.10%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7" office:value-type="string" calcext:value-type="string">
            <text:p>Hyndbu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071004066312168" calcext:value-type="percentage">
            <text:p>7.10%</text:p>
          </table:table-cell>
          <table:table-cell table:formula="of:=IF([.D337]=&quot;con&quot;;[.E337];-[.E337])" office:value-type="percentage" office:value="0.071004066312168" calcext:value-type="percentage">
            <text:p>7.10%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5" office:value-type="string" calcext:value-type="string">
            <text:p>Vale of Glamorg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69077490774907" calcext:value-type="percentage">
            <text:p>6.91%</text:p>
          </table:table-cell>
          <table:table-cell table:formula="of:=IF([.D338]=&quot;con&quot;;[.E338];-[.E338])" office:value-type="percentage" office:value="0.069077490774907" calcext:value-type="percentage">
            <text:p>6.91%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8" office:value-type="string" calcext:value-type="string">
            <text:p>Dumfriesshire, Clydesdale and Tweedd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67589333651494" calcext:value-type="percentage">
            <text:p>6.76%</text:p>
          </table:table-cell>
          <table:table-cell table:formula="of:=IF([.D339]=&quot;con&quot;;[.E339];-[.E339])" office:value-type="percentage" office:value="0.067589333651494" calcext:value-type="percentage">
            <text:p>6.76%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7" office:value-type="string" calcext:value-type="string">
            <text:p>Kingston upon Hull West and Haltempr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067569224732053" calcext:value-type="percentage">
            <text:p>6.76%</text:p>
          </table:table-cell>
          <table:table-cell table:formula="of:=IF([.D340]=&quot;con&quot;;[.E340];-[.E340])" office:value-type="percentage" office:value="0.067569224732053" calcext:value-type="percentage">
            <text:p>6.76%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6" office:value-type="string" calcext:value-type="string">
            <text:p>Cities of London and Westminster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066424430472769" calcext:value-type="percentage">
            <text:p>6.64%</text:p>
          </table:table-cell>
          <table:table-cell table:formula="of:=IF([.D341]=&quot;con&quot;;[.E341];-[.E341])" office:value-type="percentage" office:value="0.066424430472769" calcext:value-type="percentage">
            <text:p>6.64%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7" office:value-type="string" calcext:value-type="string">
            <text:p>Leigh and Ather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064523603884477" calcext:value-type="percentage">
            <text:p>6.45%</text:p>
          </table:table-cell>
          <table:table-cell table:formula="of:=IF([.D342]=&quot;con&quot;;[.E342];-[.E342])" office:value-type="percentage" office:value="0.064523603884477" calcext:value-type="percentage">
            <text:p>6.45%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4" office:value-type="string" calcext:value-type="string">
            <text:p>Esher and Walt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61876642782558" calcext:value-type="percentage">
            <text:p>6.19%</text:p>
          </table:table-cell>
          <table:table-cell table:formula="of:=IF([.D343]=&quot;con&quot;;[.E343];-[.E343])" office:value-type="percentage" office:value="0.061876642782558" calcext:value-type="percentage">
            <text:p>6.19%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4" office:value-type="string" calcext:value-type="string">
            <text:p>South Cambridgesh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56763636363636" calcext:value-type="percentage">
            <text:p>5.68%</text:p>
          </table:table-cell>
          <table:table-cell table:formula="of:=IF([.D344]=&quot;con&quot;;[.E344];-[.E344])" office:value-type="percentage" office:value="0.056763636363636" calcext:value-type="percentage">
            <text:p>5.68%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5" office:value-type="string" calcext:value-type="string">
            <text:p>Wrex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55409195206935" calcext:value-type="percentage">
            <text:p>5.54%</text:p>
          </table:table-cell>
          <table:table-cell table:formula="of:=IF([.D345]=&quot;con&quot;;[.E345];-[.E345])" office:value-type="percentage" office:value="0.055409195206935" calcext:value-type="percentage">
            <text:p>5.54%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Derby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55252224228318" calcext:value-type="percentage">
            <text:p>5.53%</text:p>
          </table:table-cell>
          <table:table-cell table:formula="of:=IF([.D346]=&quot;con&quot;;[.E346];-[.E346])" office:value-type="percentage" office:value="0.055252224228318" calcext:value-type="percentage">
            <text:p>5.53%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9" office:value-type="string" calcext:value-type="string">
            <text:p>Peterborou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54792754463998" calcext:value-type="percentage">
            <text:p>5.48%</text:p>
          </table:table-cell>
          <table:table-cell table:formula="of:=IF([.D347]=&quot;con&quot;;[.E347];-[.E347])" office:value-type="percentage" office:value="0.054792754463998" calcext:value-type="percentage">
            <text:p>5.48%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8" office:value-type="string" calcext:value-type="string">
            <text:p>Ynys Mô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53841103086014" calcext:value-type="percentage">
            <text:p>5.38%</text:p>
          </table:table-cell>
          <table:table-cell table:formula="of:=IF([.D348]=&quot;con&quot;;[.E348];-[.E348])" office:value-type="percentage" office:value="0.053841103086014" calcext:value-type="percentage">
            <text:p>5.38%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7" office:value-type="string" calcext:value-type="string">
            <text:p>Burn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051373662953265" calcext:value-type="percentage">
            <text:p>5.14%</text:p>
          </table:table-cell>
          <table:table-cell table:formula="of:=IF([.D349]=&quot;con&quot;;[.E349];-[.E349])" office:value-type="percentage" office:value="0.051373662953265" calcext:value-type="percentage">
            <text:p>5.14%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5" office:value-type="string" calcext:value-type="string">
            <text:p>Clwyd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4823961548982" calcext:value-type="percentage">
            <text:p>4.82%</text:p>
          </table:table-cell>
          <table:table-cell table:formula="of:=IF([.D350]=&quot;con&quot;;[.E350];-[.E350])" office:value-type="percentage" office:value="0.04823961548982" calcext:value-type="percentage">
            <text:p>4.82%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5" office:value-type="string" calcext:value-type="string">
            <text:p>Ossett and Denby D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4415773641662" calcext:value-type="percentage">
            <text:p>4.42%</text:p>
          </table:table-cell>
          <table:table-cell table:formula="of:=IF([.D351]=&quot;con&quot;;[.E351];-[.E351])" office:value-type="percentage" office:value="0.04415773641662" calcext:value-type="percentage">
            <text:p>4.42%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5" office:value-type="string" calcext:value-type="string">
            <text:p>Keighley and Ilk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42167300380228" calcext:value-type="percentage">
            <text:p>4.22%</text:p>
          </table:table-cell>
          <table:table-cell table:formula="of:=IF([.D352]=&quot;con&quot;;[.E352];-[.E352])" office:value-type="percentage" office:value="0.042167300380228" calcext:value-type="percentage">
            <text:p>4.22%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4" office:value-type="string" calcext:value-type="string">
            <text:p>Chead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4178666618965" calcext:value-type="percentage">
            <text:p>4.18%</text:p>
          </table:table-cell>
          <table:table-cell table:formula="of:=IF([.D353]=&quot;con&quot;;[.E353];-[.E353])" office:value-type="percentage" office:value="0.04178666618965" calcext:value-type="percentage">
            <text:p>4.18%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Wolverhampton 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41036111778365" calcext:value-type="percentage">
            <text:p>4.10%</text:p>
          </table:table-cell>
          <table:table-cell table:formula="of:=IF([.D354]=&quot;con&quot;;[.E354];-[.E354])" office:value-type="percentage" office:value="0.041036111778365" calcext:value-type="percentage">
            <text:p>4.10%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8" office:value-type="string" calcext:value-type="string">
            <text:p>Dumfries and Gallow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36523810424032" calcext:value-type="percentage">
            <text:p>3.65%</text:p>
          </table:table-cell>
          <table:table-cell table:formula="of:=IF([.D355]=&quot;con&quot;;[.E355];-[.E355])" office:value-type="percentage" office:value="0.036523810424032" calcext:value-type="percentage">
            <text:p>3.65%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Birmingham Northf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34471514417478" calcext:value-type="percentage">
            <text:p>3.45%</text:p>
          </table:table-cell>
          <table:table-cell table:formula="of:=IF([.D356]=&quot;con&quot;;[.E356];-[.E356])" office:value-type="percentage" office:value="0.034471514417478" calcext:value-type="percentage">
            <text:p>3.45%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5" office:value-type="string" calcext:value-type="string">
            <text:p>Warrington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32299577676678" calcext:value-type="percentage">
            <text:p>3.23%</text:p>
          </table:table-cell>
          <table:table-cell table:formula="of:=IF([.D357]=&quot;con&quot;;[.E357];-[.E357])" office:value-type="percentage" office:value="0.032299577676678" calcext:value-type="percentage">
            <text:p>3.23%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5" office:value-type="string" calcext:value-type="string">
            <text:p>Gedl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32145809701421" calcext:value-type="percentage">
            <text:p>3.21%</text:p>
          </table:table-cell>
          <table:table-cell table:formula="of:=IF([.D358]=&quot;con&quot;;[.E358];-[.E358])" office:value-type="percentage" office:value="0.032145809701421" calcext:value-type="percentage">
            <text:p>3.21%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9" office:value-type="string" calcext:value-type="string">
            <text:p>Chipping Barn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27887914601601" calcext:value-type="percentage">
            <text:p>2.79%</text:p>
          </table:table-cell>
          <table:table-cell table:formula="of:=IF([.D359]=&quot;con&quot;;[.E359];-[.E359])" office:value-type="percentage" office:value="0.027887914601601" calcext:value-type="percentage">
            <text:p>2.79%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4" office:value-type="string" calcext:value-type="string">
            <text:p>Chelten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16537262884834" calcext:value-type="percentage">
            <text:p>1.65%</text:p>
          </table:table-cell>
          <table:table-cell table:formula="of:=IF([.D360]=&quot;con&quot;;[.E360];-[.E360])" office:value-type="percentage" office:value="0.016537262884834" calcext:value-type="percentage">
            <text:p>1.65%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8" office:value-type="string" calcext:value-type="string">
            <text:p>West Aberdeenshire and Kincardi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15802793139001" calcext:value-type="percentage">
            <text:p>1.58%</text:p>
          </table:table-cell>
          <table:table-cell table:formula="of:=IF([.D361]=&quot;con&quot;;[.E361];-[.E361])" office:value-type="percentage" office:value="0.015802793139001" calcext:value-type="percentage">
            <text:p>1.58%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4" office:value-type="string" calcext:value-type="string">
            <text:p>Carshalton and Wallingt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1350710411812" calcext:value-type="percentage">
            <text:p>1.35%</text:p>
          </table:table-cell>
          <table:table-cell table:formula="of:=IF([.D362]=&quot;con&quot;;[.E362];-[.E362])" office:value-type="percentage" office:value="0.01350710411812" calcext:value-type="percentage">
            <text:p>1.35%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9" office:value-type="string" calcext:value-type="string">
            <text:p>Warwick and Leaming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11350910160773" calcext:value-type="percentage">
            <text:p>1.14%</text:p>
          </table:table-cell>
          <table:table-cell table:formula="of:=IF([.D363]=&quot;con&quot;;[.E363];-[.E363])" office:value-type="percentage" office:value="0.011350910160773" calcext:value-type="percentage">
            <text:p>1.14%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5" office:value-type="string" calcext:value-type="string">
            <text:p>High Pe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11126826968411" calcext:value-type="percentage">
            <text:p>1.11%</text:p>
          </table:table-cell>
          <table:table-cell table:formula="of:=IF([.D364]=&quot;con&quot;;[.E364];-[.E364])" office:value-type="percentage" office:value="0.011126826968411" calcext:value-type="percentage">
            <text:p>1.11%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9" office:value-type="string" calcext:value-type="string">
            <text:p>Chingford and Woodford Gre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0681381078853305" calcext:value-type="percentage">
            <text:p>0.68%</text:p>
          </table:table-cell>
          <table:table-cell table:formula="of:=IF([.D365]=&quot;con&quot;;[.E365];-[.E365])" office:value-type="percentage" office:value="0.00681381078853305" calcext:value-type="percentage">
            <text:p>0.68%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5" office:value-type="string" calcext:value-type="string">
            <text:p>Bangor Aberconw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0668609292671202" calcext:value-type="percentage">
            <text:p>0.67%</text:p>
          </table:table-cell>
          <table:table-cell table:formula="of:=IF([.D366]=&quot;con&quot;;[.E366];-[.E366])" office:value-type="percentage" office:value="0.00668609292671202" calcext:value-type="percentage">
            <text:p>0.67%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9" office:value-type="string" calcext:value-type="string">
            <text:p>Eltham and Chislehur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06605399195864" calcext:value-type="percentage">
            <text:p>0.66%</text:p>
          </table:table-cell>
          <table:table-cell table:formula="of:=IF([.D367]=&quot;con&quot;;[.E367];-[.E367])" office:value-type="percentage" office:value="0.006605399195864" calcext:value-type="percentage">
            <text:p>0.66%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8" office:value-type="string" calcext:value-type="string">
            <text:p>Gordon and Buc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06220225093096" calcext:value-type="percentage">
            <text:p>0.62%</text:p>
          </table:table-cell>
          <table:table-cell table:formula="of:=IF([.D368]=&quot;con&quot;;[.E368];-[.E368])" office:value-type="percentage" office:value="0.006220225093096" calcext:value-type="percentage">
            <text:p>0.62%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9" office:value-type="string" calcext:value-type="string">
            <text:p>Bedf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0361346719750699" calcext:value-type="percentage">
            <text:p>0.36%</text:p>
          </table:table-cell>
          <table:table-cell table:formula="of:=IF([.D369]=&quot;con&quot;;[.E369];-[.E369])" office:value-type="percentage" office:value="0.00361346719750699" calcext:value-type="percentage">
            <text:p>0.36%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5" office:value-type="string" calcext:value-type="string">
            <text:p>Bury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0291188631995798" calcext:value-type="percentage">
            <text:p>0.29%</text:p>
          </table:table-cell>
          <table:table-cell table:formula="of:=IF([.D370]=&quot;con&quot;;[.E370];-[.E370])" office:value-type="percentage" office:value="0.00291188631995798" calcext:value-type="percentage">
            <text:p>0.29%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9" office:value-type="string" calcext:value-type="string">
            <text:p>Wolverhampton South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02809449113853" calcext:value-type="percentage">
            <text:p>0.28%</text:p>
          </table:table-cell>
          <table:table-cell table:formula="of:=IF([.D371]=&quot;con&quot;;[.E371];-[.E371])" office:value-type="percentage" office:value="0.002809449113853" calcext:value-type="percentage">
            <text:p>0.28%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7" office:value-type="string" calcext:value-type="string">
            <text:p>Alyn and Dee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0000760066125760073" calcext:value-type="percentage">
            <text:p>0.01%</text:p>
          </table:table-cell>
          <table:table-cell table:formula="of:=IF([.D372]=&quot;con&quot;;[.E372];-[.E372])" office:value-type="percentage" office:value="0.0000760066125760073" calcext:value-type="percentage">
            <text:p>0.01%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oventry North 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</text:p>
          </table:table-cell>
          <table:table-cell office:value-type="percentage" office:value="0.00449234357789202" calcext:value-type="percentage">
            <text:p>0.45%</text:p>
          </table:table-cell>
          <table:table-cell table:formula="of:=IF([.D373]=&quot;con&quot;;[.E373];-[.E373])" office:value-type="percentage" office:value="-0.00449234357789202" calcext:value-type="percentage">
            <text:p>-0.45%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7" office:value-type="string" calcext:value-type="string">
            <text:p>Rawmarsh and Conisbrou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0457079712692798" calcext:value-type="percentage">
            <text:p>0.46%</text:p>
          </table:table-cell>
          <table:table-cell table:formula="of:=IF([.D374]=&quot;con&quot;;[.E374];-[.E374])" office:value-type="percentage" office:value="-0.00457079712692798" calcext:value-type="percentage">
            <text:p>-0.46%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9" office:value-type="string" calcext:value-type="string">
            <text:p>Beckenham and Pen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0492101483963603" calcext:value-type="percentage">
            <text:p>0.49%</text:p>
          </table:table-cell>
          <table:table-cell table:formula="of:=IF([.D375]=&quot;con&quot;;[.E375];-[.E375])" office:value-type="percentage" office:value="-0.00492101483963603" calcext:value-type="percentage">
            <text:p>-0.49%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7" office:value-type="string" calcext:value-type="string">
            <text:p>Blyth and Ashing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0570876883683802" calcext:value-type="percentage">
            <text:p>0.57%</text:p>
          </table:table-cell>
          <table:table-cell table:formula="of:=IF([.D376]=&quot;con&quot;;[.E376];-[.E376])" office:value-type="percentage" office:value="-0.00570876883683802" calcext:value-type="percentage">
            <text:p>-0.57%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9" office:value-type="string" calcext:value-type="string">
            <text:p>Dewsbury and Batl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0706904838192901" calcext:value-type="percentage">
            <text:p>0.71%</text:p>
          </table:table-cell>
          <table:table-cell table:formula="of:=IF([.D377]=&quot;con&quot;;[.E377];-[.E377])" office:value-type="percentage" office:value="-0.00706904838192901" calcext:value-type="percentage">
            <text:p>-0.71%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9" office:value-type="string" calcext:value-type="string">
            <text:p>Bristol North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0851972346482399" calcext:value-type="percentage">
            <text:p>0.85%</text:p>
          </table:table-cell>
          <table:table-cell table:formula="of:=IF([.D378]=&quot;con&quot;;[.E378];-[.E378])" office:value-type="percentage" office:value="-0.00851972346482399" calcext:value-type="percentage">
            <text:p>-0.85%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7" office:value-type="string" calcext:value-type="string">
            <text:p>Heywood and Middleton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10266502276176" calcext:value-type="percentage">
            <text:p>1.03%</text:p>
          </table:table-cell>
          <table:table-cell table:formula="of:=IF([.D379]=&quot;con&quot;;[.E379];-[.E379])" office:value-type="percentage" office:value="-0.010266502276176" calcext:value-type="percentage">
            <text:p>-1.03%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7" office:value-type="string" calcext:value-type="string">
            <text:p>Bolton North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10473300459392" calcext:value-type="percentage">
            <text:p>1.05%</text:p>
          </table:table-cell>
          <table:table-cell table:formula="of:=IF([.D380]=&quot;con&quot;;[.E380];-[.E380])" office:value-type="percentage" office:value="-0.010473300459392" calcext:value-type="percentage">
            <text:p>-1.05%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7" office:value-type="string" calcext:value-type="string">
            <text:p>Stockton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11031303841937" calcext:value-type="percentage">
            <text:p>1.10%</text:p>
          </table:table-cell>
          <table:table-cell table:formula="of:=IF([.D381]=&quot;con&quot;;[.E381];-[.E381])" office:value-type="percentage" office:value="-0.011031303841937" calcext:value-type="percentage">
            <text:p>-1.10%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6" office:value-type="string" calcext:value-type="string">
            <text:p>Wimbledon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0181646035698" calcext:value-type="percentage">
            <text:p>1.82%</text:p>
          </table:table-cell>
          <table:table-cell table:formula="of:=IF([.D382]=&quot;con&quot;;[.E382];-[.E382])" office:value-type="percentage" office:value="-0.0181646035698" calcext:value-type="percentage">
            <text:p>-1.82%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9" office:value-type="string" calcext:value-type="string">
            <text:p>Dagenham and Rainh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18779664110989" calcext:value-type="percentage">
            <text:p>1.88%</text:p>
          </table:table-cell>
          <table:table-cell table:formula="of:=IF([.D383]=&quot;con&quot;;[.E383];-[.E383])" office:value-type="percentage" office:value="-0.018779664110989" calcext:value-type="percentage">
            <text:p>-1.88%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8" office:value-type="string" calcext:value-type="string">
            <text:p>Ceredigion Presel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18837605513823" calcext:value-type="percentage">
            <text:p>1.88%</text:p>
          </table:table-cell>
          <table:table-cell table:formula="of:=IF([.D384]=&quot;con&quot;;[.E384];-[.E384])" office:value-type="percentage" office:value="-0.018837605513823" calcext:value-type="percentage">
            <text:p>-1.88%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6" office:value-type="string" calcext:value-type="string">
            <text:p>North East Fif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nat</text:p>
          </table:table-cell>
          <table:table-cell office:value-type="percentage" office:value="0.02083984375" calcext:value-type="percentage">
            <text:p>2.08%</text:p>
          </table:table-cell>
          <table:table-cell table:formula="of:=IF([.D385]=&quot;con&quot;;[.E385];-[.E385])" office:value-type="percentage" office:value="-0.02083984375" calcext:value-type="percentage">
            <text:p>-2.08%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10" office:value-type="string" calcext:value-type="string">
            <text:p>Kensington and Bayswat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023609496305742" calcext:value-type="percentage">
            <text:p>2.36%</text:p>
          </table:table-cell>
          <table:table-cell table:formula="of:=IF([.D386]=&quot;con&quot;;[.E386];-[.E386])" office:value-type="percentage" office:value="-0.023609496305742" calcext:value-type="percentage">
            <text:p>-2.36%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7" office:value-type="string" calcext:value-type="string">
            <text:p>Pontefract, Castleford and Knotting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26447445113658" calcext:value-type="percentage">
            <text:p>2.64%</text:p>
          </table:table-cell>
          <table:table-cell table:formula="of:=IF([.D387]=&quot;con&quot;;[.E387];-[.E387])" office:value-type="percentage" office:value="-0.026447445113658" calcext:value-type="percentage">
            <text:p>-2.64%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7" office:value-type="string" calcext:value-type="string">
            <text:p>Normanton and Hemsw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27277500057066" calcext:value-type="percentage">
            <text:p>2.73%</text:p>
          </table:table-cell>
          <table:table-cell table:formula="of:=IF([.D388]=&quot;con&quot;;[.E388];-[.E388])" office:value-type="percentage" office:value="-0.027277500057066" calcext:value-type="percentage">
            <text:p>-2.73%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9" office:value-type="string" calcext:value-type="string">
            <text:p>Bury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2948251403195" calcext:value-type="percentage">
            <text:p>2.95%</text:p>
          </table:table-cell>
          <table:table-cell table:formula="of:=IF([.D389]=&quot;con&quot;;[.E389];-[.E389])" office:value-type="percentage" office:value="-0.02948251403195" calcext:value-type="percentage">
            <text:p>-2.95%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9" office:value-type="string" calcext:value-type="string">
            <text:p>Leeds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30389831267063" calcext:value-type="percentage">
            <text:p>3.04%</text:p>
          </table:table-cell>
          <table:table-cell table:formula="of:=IF([.D390]=&quot;con&quot;;[.E390];-[.E390])" office:value-type="percentage" office:value="-0.030389831267063" calcext:value-type="percentage">
            <text:p>-3.04%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5" office:value-type="string" calcext:value-type="string">
            <text:p>Canterbu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30545492913164" calcext:value-type="percentage">
            <text:p>3.05%</text:p>
          </table:table-cell>
          <table:table-cell table:formula="of:=IF([.D391]=&quot;con&quot;;[.E391];-[.E391])" office:value-type="percentage" office:value="-0.030545492913164" calcext:value-type="percentage">
            <text:p>-3.05%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6" office:value-type="string" calcext:value-type="string">
            <text:p>Edinburgh West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032563906210116" calcext:value-type="percentage">
            <text:p>3.26%</text:p>
          </table:table-cell>
          <table:table-cell table:formula="of:=IF([.D392]=&quot;con&quot;;[.E392];-[.E392])" office:value-type="percentage" office:value="-0.032563906210116" calcext:value-type="percentage">
            <text:p>-3.26%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5" office:value-type="string" calcext:value-type="string">
            <text:p>Bridg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32717526138579" calcext:value-type="percentage">
            <text:p>3.27%</text:p>
          </table:table-cell>
          <table:table-cell table:formula="of:=IF([.D393]=&quot;con&quot;;[.E393];-[.E393])" office:value-type="percentage" office:value="-0.032717526138579" calcext:value-type="percentage">
            <text:p>-3.27%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7" office:value-type="string" calcext:value-type="string">
            <text:p>Chesterf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32948816930833" calcext:value-type="percentage">
            <text:p>3.29%</text:p>
          </table:table-cell>
          <table:table-cell table:formula="of:=IF([.D394]=&quot;con&quot;;[.E394];-[.E394])" office:value-type="percentage" office:value="-0.032948816930833" calcext:value-type="percentage">
            <text:p>-3.29%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7" office:value-type="string" calcext:value-type="string">
            <text:p>Oldham East and Saddlew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33027805931345" calcext:value-type="percentage">
            <text:p>3.30%</text:p>
          </table:table-cell>
          <table:table-cell table:formula="of:=IF([.D395]=&quot;con&quot;;[.E395];-[.E395])" office:value-type="percentage" office:value="-0.033027805931345" calcext:value-type="percentage">
            <text:p>-3.30%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7" office:value-type="string" calcext:value-type="string">
            <text:p>Warrington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33251585249994" calcext:value-type="percentage">
            <text:p>3.33%</text:p>
          </table:table-cell>
          <table:table-cell table:formula="of:=IF([.D396]=&quot;con&quot;;[.E396];-[.E396])" office:value-type="percentage" office:value="-0.033251585249994" calcext:value-type="percentage">
            <text:p>-3.33%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4" office:value-type="string" calcext:value-type="string">
            <text:p>Sheffield Hall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b</text:p>
          </table:table-cell>
          <table:table-cell office:value-type="percentage" office:value="0.033487013444077" calcext:value-type="percentage">
            <text:p>3.35%</text:p>
          </table:table-cell>
          <table:table-cell table:formula="of:=IF([.D397]=&quot;con&quot;;[.E397];-[.E397])" office:value-type="percentage" office:value="-0.033487013444077" calcext:value-type="percentage">
            <text:p>-3.35%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6" office:value-type="string" calcext:value-type="string">
            <text:p>Mid Dunbartonshir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nat</text:p>
          </table:table-cell>
          <table:table-cell office:value-type="percentage" office:value="0.039318595486755" calcext:value-type="percentage">
            <text:p>3.93%</text:p>
          </table:table-cell>
          <table:table-cell table:formula="of:=IF([.D398]=&quot;con&quot;;[.E398];-[.E398])" office:value-type="percentage" office:value="-0.039318595486755" calcext:value-type="percentage">
            <text:p>-3.93%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1" office:value-type="string" calcext:value-type="string">
            <text:p>Coventry So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04000793108766" calcext:value-type="percentage">
            <text:p>4.00%</text:p>
          </table:table-cell>
          <table:table-cell table:formula="of:=IF([.D399]=&quot;con&quot;;[.E399];-[.E399])" office:value-type="percentage" office:value="-0.04000793108766" calcext:value-type="percentage">
            <text:p>-4.00%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7" office:value-type="string" calcext:value-type="string">
            <text:p>Newport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41485939607761" calcext:value-type="percentage">
            <text:p>4.15%</text:p>
          </table:table-cell>
          <table:table-cell table:formula="of:=IF([.D400]=&quot;con&quot;;[.E400];-[.E400])" office:value-type="percentage" office:value="-0.041485939607761" calcext:value-type="percentage">
            <text:p>-4.15%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7" office:value-type="string" calcext:value-type="string">
            <text:p>Doncaster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45066934560662" calcext:value-type="percentage">
            <text:p>4.51%</text:p>
          </table:table-cell>
          <table:table-cell table:formula="of:=IF([.D401]=&quot;con&quot;;[.E401];-[.E401])" office:value-type="percentage" office:value="-0.045066934560662" calcext:value-type="percentage">
            <text:p>-4.51%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7" office:value-type="string" calcext:value-type="string">
            <text:p>Spen Va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48918720689885" calcext:value-type="percentage">
            <text:p>4.89%</text:p>
          </table:table-cell>
          <table:table-cell table:formula="of:=IF([.D402]=&quot;con&quot;;[.E402];-[.E402])" office:value-type="percentage" office:value="-0.048918720689885" calcext:value-type="percentage">
            <text:p>-4.89%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7" office:value-type="string" calcext:value-type="string">
            <text:p>Blaydon and Conse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4958460865763" calcext:value-type="percentage">
            <text:p>4.96%</text:p>
          </table:table-cell>
          <table:table-cell table:formula="of:=IF([.D403]=&quot;con&quot;;[.E403];-[.E403])" office:value-type="percentage" office:value="-0.04958460865763" calcext:value-type="percentage">
            <text:p>-4.96%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7" office:value-type="string" calcext:value-type="string">
            <text:p>Halif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4989683776159" calcext:value-type="percentage">
            <text:p>4.99%</text:p>
          </table:table-cell>
          <table:table-cell table:formula="of:=IF([.D404]=&quot;con&quot;;[.E404];-[.E404])" office:value-type="percentage" office:value="-0.04989683776159" calcext:value-type="percentage">
            <text:p>-4.99%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8" office:value-type="string" calcext:value-type="string">
            <text:p>Ayr, Carrick and Cumno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49987122252747" calcext:value-type="percentage">
            <text:p>5.00%</text:p>
          </table:table-cell>
          <table:table-cell table:formula="of:=IF([.D405]=&quot;con&quot;;[.E405];-[.E405])" office:value-type="percentage" office:value="-0.049987122252747" calcext:value-type="percentage">
            <text:p>-5.00%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8" office:value-type="string" calcext:value-type="string">
            <text:p>Moray West, Nairn and Strathsp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51506428708502" calcext:value-type="percentage">
            <text:p>5.15%</text:p>
          </table:table-cell>
          <table:table-cell table:formula="of:=IF([.D406]=&quot;con&quot;;[.E406];-[.E406])" office:value-type="percentage" office:value="-0.051506428708502" calcext:value-type="percentage">
            <text:p>-5.15%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9" office:value-type="string" calcext:value-type="string">
            <text:p>Reading Centr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54762637531738" calcext:value-type="percentage">
            <text:p>5.48%</text:p>
          </table:table-cell>
          <table:table-cell table:formula="of:=IF([.D407]=&quot;con&quot;;[.E407];-[.E407])" office:value-type="percentage" office:value="-0.054762637531738" calcext:value-type="percentage">
            <text:p>-5.48%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7" office:value-type="string" calcext:value-type="string">
            <text:p>Doncaster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58171745152355" calcext:value-type="percentage">
            <text:p>5.82%</text:p>
          </table:table-cell>
          <table:table-cell table:formula="of:=IF([.D408]=&quot;con&quot;;[.E408];-[.E408])" office:value-type="percentage" office:value="-0.058171745152355" calcext:value-type="percentage">
            <text:p>-5.82%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8" office:value-type="string" calcext:value-type="string">
            <text:p>Cowdenbeath and Kirkcald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58899956691208" calcext:value-type="percentage">
            <text:p>5.89%</text:p>
          </table:table-cell>
          <table:table-cell table:formula="of:=IF([.D409]=&quot;con&quot;;[.E409];-[.E409])" office:value-type="percentage" office:value="-0.058899956691208" calcext:value-type="percentage">
            <text:p>-5.89%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7" office:value-type="string" calcext:value-type="string">
            <text:p>Torfa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62291169451075" calcext:value-type="percentage">
            <text:p>6.23%</text:p>
          </table:table-cell>
          <table:table-cell table:formula="of:=IF([.D410]=&quot;con&quot;;[.E410];-[.E410])" office:value-type="percentage" office:value="-0.062291169451075" calcext:value-type="percentage">
            <text:p>-6.23%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7" office:value-type="string" calcext:value-type="string">
            <text:p>Kingston upon Hull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6554702225223" calcext:value-type="percentage">
            <text:p>6.55%</text:p>
          </table:table-cell>
          <table:table-cell table:formula="of:=IF([.D411]=&quot;con&quot;;[.E411];-[.E411])" office:value-type="percentage" office:value="-0.06554702225223" calcext:value-type="percentage">
            <text:p>-6.55%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8" office:value-type="string" calcext:value-type="string">
            <text:p>Lothian 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66399519910177" calcext:value-type="percentage">
            <text:p>6.64%</text:p>
          </table:table-cell>
          <table:table-cell table:formula="of:=IF([.D412]=&quot;con&quot;;[.E412];-[.E412])" office:value-type="percentage" office:value="-0.066399519910177" calcext:value-type="percentage">
            <text:p>-6.64%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7" office:value-type="string" calcext:value-type="string">
            <text:p>Kingston upon Hull North and Cotting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6809110680911" calcext:value-type="percentage">
            <text:p>6.81%</text:p>
          </table:table-cell>
          <table:table-cell table:formula="of:=IF([.D413]=&quot;con&quot;;[.E413];-[.E413])" office:value-type="percentage" office:value="-0.06809110680911" calcext:value-type="percentage">
            <text:p>-6.81%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7" office:value-type="string" calcext:value-type="string">
            <text:p>Rother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69525260921769" calcext:value-type="percentage">
            <text:p>6.95%</text:p>
          </table:table-cell>
          <table:table-cell table:formula="of:=IF([.D414]=&quot;con&quot;;[.E414];-[.E414])" office:value-type="percentage" office:value="-0.069525260921769" calcext:value-type="percentage">
            <text:p>-6.95%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9" office:value-type="string" calcext:value-type="string">
            <text:p>Bradford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69537006765083" calcext:value-type="percentage">
            <text:p>6.95%</text:p>
          </table:table-cell>
          <table:table-cell table:formula="of:=IF([.D415]=&quot;con&quot;;[.E415];-[.E415])" office:value-type="percentage" office:value="-0.069537006765083" calcext:value-type="percentage">
            <text:p>-6.95%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7" office:value-type="string" calcext:value-type="string">
            <text:p>Sunderland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70130607609313" calcext:value-type="percentage">
            <text:p>7.01%</text:p>
          </table:table-cell>
          <table:table-cell table:formula="of:=IF([.D416]=&quot;con&quot;;[.E416];-[.E416])" office:value-type="percentage" office:value="-0.070130607609313" calcext:value-type="percentage">
            <text:p>-7.01%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5" office:value-type="string" calcext:value-type="string">
            <text:p>Leeds North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71645679548415" calcext:value-type="percentage">
            <text:p>7.16%</text:p>
          </table:table-cell>
          <table:table-cell table:formula="of:=IF([.D417]=&quot;con&quot;;[.E417];-[.E417])" office:value-type="percentage" office:value="-0.071645679548415" calcext:value-type="percentage">
            <text:p>-7.16%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7" office:value-type="string" calcext:value-type="string">
            <text:p>Stalybridge and Hy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71929096369363" calcext:value-type="percentage">
            <text:p>7.19%</text:p>
          </table:table-cell>
          <table:table-cell table:formula="of:=IF([.D418]=&quot;con&quot;;[.E418];-[.E418])" office:value-type="percentage" office:value="-0.071929096369363" calcext:value-type="percentage">
            <text:p>-7.19%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7" office:value-type="string" calcext:value-type="string">
            <text:p>Cramlington and Killingw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75245269796776" calcext:value-type="percentage">
            <text:p>7.52%</text:p>
          </table:table-cell>
          <table:table-cell table:formula="of:=IF([.D419]=&quot;con&quot;;[.E419];-[.E419])" office:value-type="percentage" office:value="-0.075245269796776" calcext:value-type="percentage">
            <text:p>-7.52%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9" office:value-type="string" calcext:value-type="string">
            <text:p>Huddersfiel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78547693311317" calcext:value-type="percentage">
            <text:p>7.85%</text:p>
          </table:table-cell>
          <table:table-cell table:formula="of:=IF([.D420]=&quot;con&quot;;[.E420];-[.E420])" office:value-type="percentage" office:value="-0.078547693311317" calcext:value-type="percentage">
            <text:p>-7.85%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9" office:value-type="string" calcext:value-type="string">
            <text:p>Croydon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79621759456014" calcext:value-type="percentage">
            <text:p>7.96%</text:p>
          </table:table-cell>
          <table:table-cell table:formula="of:=IF([.D421]=&quot;con&quot;;[.E421];-[.E421])" office:value-type="percentage" office:value="-0.079621759456014" calcext:value-type="percentage">
            <text:p>-7.96%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9" office:value-type="string" calcext:value-type="string">
            <text:p>Leeds West and Puds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80045047916534" calcext:value-type="percentage">
            <text:p>8.00%</text:p>
          </table:table-cell>
          <table:table-cell table:formula="of:=IF([.D422]=&quot;con&quot;;[.E422];-[.E422])" office:value-type="percentage" office:value="-0.080045047916534" calcext:value-type="percentage">
            <text:p>-8.00%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7" office:value-type="string" calcext:value-type="string">
            <text:p>Houghton and Sunderland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82769800833719" calcext:value-type="percentage">
            <text:p>8.28%</text:p>
          </table:table-cell>
          <table:table-cell table:formula="of:=IF([.D423]=&quot;con&quot;;[.E423];-[.E423])" office:value-type="percentage" office:value="-0.082769800833719" calcext:value-type="percentage">
            <text:p>-8.28%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5" office:value-type="string" calcext:value-type="string">
            <text:p>Go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82823148896847" calcext:value-type="percentage">
            <text:p>8.28%</text:p>
          </table:table-cell>
          <table:table-cell table:formula="of:=IF([.D424]=&quot;con&quot;;[.E424];-[.E424])" office:value-type="percentage" office:value="-0.082823148896847" calcext:value-type="percentage">
            <text:p>-8.28%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7" office:value-type="string" calcext:value-type="string">
            <text:p>Llanel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84855258745948" calcext:value-type="percentage">
            <text:p>8.49%</text:p>
          </table:table-cell>
          <table:table-cell table:formula="of:=IF([.D425]=&quot;con&quot;;[.E425];-[.E425])" office:value-type="percentage" office:value="-0.084855258745948" calcext:value-type="percentage">
            <text:p>-8.49%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5" office:value-type="string" calcext:value-type="string">
            <text:p>City of Dur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86166434757326" calcext:value-type="percentage">
            <text:p>8.62%</text:p>
          </table:table-cell>
          <table:table-cell table:formula="of:=IF([.D426]=&quot;con&quot;;[.E426];-[.E426])" office:value-type="percentage" office:value="-0.086166434757326" calcext:value-type="percentage">
            <text:p>-8.62%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7" office:value-type="string" calcext:value-type="string">
            <text:p>Hartlep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87603869678582" calcext:value-type="percentage">
            <text:p>8.76%</text:p>
          </table:table-cell>
          <table:table-cell table:formula="of:=IF([.D427]=&quot;con&quot;;[.E427];-[.E427])" office:value-type="percentage" office:value="-0.087603869678582" calcext:value-type="percentage">
            <text:p>-8.76%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1" office:value-type="string" calcext:value-type="string">
            <text:p>Plymouth Sutton and Devon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092163557289761" calcext:value-type="percentage">
            <text:p>9.22%</text:p>
          </table:table-cell>
          <table:table-cell table:formula="of:=IF([.D428]=&quot;con&quot;;[.E428];-[.E428])" office:value-type="percentage" office:value="-0.092163557289761" calcext:value-type="percentage">
            <text:p>-9.22%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5" office:value-type="string" calcext:value-type="string">
            <text:p>Wirral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93031167898388" calcext:value-type="percentage">
            <text:p>9.30%</text:p>
          </table:table-cell>
          <table:table-cell table:formula="of:=IF([.D429]=&quot;con&quot;;[.E429];-[.E429])" office:value-type="percentage" office:value="-0.093031167898388" calcext:value-type="percentage">
            <text:p>-9.30%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7" office:value-type="string" calcext:value-type="string">
            <text:p>Newport West and Islw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93248424199103" calcext:value-type="percentage">
            <text:p>9.32%</text:p>
          </table:table-cell>
          <table:table-cell table:formula="of:=IF([.D430]=&quot;con&quot;;[.E430];-[.E430])" office:value-type="percentage" office:value="-0.093248424199103" calcext:value-type="percentage">
            <text:p>-9.32%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9" office:value-type="string" calcext:value-type="string">
            <text:p>Nottingham North and Kimberl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93337176346255" calcext:value-type="percentage">
            <text:p>9.33%</text:p>
          </table:table-cell>
          <table:table-cell table:formula="of:=IF([.D431]=&quot;con&quot;;[.E431];-[.E431])" office:value-type="percentage" office:value="-0.093337176346255" calcext:value-type="percentage">
            <text:p>-9.33%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8" office:value-type="string" calcext:value-type="string">
            <text:p>Caithness, Sutherland and Easter Ros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94489858872523" calcext:value-type="percentage">
            <text:p>9.45%</text:p>
          </table:table-cell>
          <table:table-cell table:formula="of:=IF([.D432]=&quot;con&quot;;[.E432];-[.E432])" office:value-type="percentage" office:value="-0.094489858872523" calcext:value-type="percentage">
            <text:p>-9.45%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5" office:value-type="string" calcext:value-type="string">
            <text:p>Tynem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96101237920923" calcext:value-type="percentage">
            <text:p>9.61%</text:p>
          </table:table-cell>
          <table:table-cell table:formula="of:=IF([.D433]=&quot;con&quot;;[.E433];-[.E433])" office:value-type="percentage" office:value="-0.096101237920923" calcext:value-type="percentage">
            <text:p>-9.61%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6" office:value-type="string" calcext:value-type="string">
            <text:p>Barnsley North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096177975098928" calcext:value-type="percentage">
            <text:p>9.62%</text:p>
          </table:table-cell>
          <table:table-cell table:formula="of:=IF([.D434]=&quot;con&quot;;[.E434];-[.E434])" office:value-type="percentage" office:value="-0.096177975098928" calcext:value-type="percentage">
            <text:p>-9.62%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10" office:value-type="string" calcext:value-type="string">
            <text:p>Putn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096799060274576" calcext:value-type="percentage">
            <text:p>9.68%</text:p>
          </table:table-cell>
          <table:table-cell table:formula="of:=IF([.D435]=&quot;con&quot;;[.E435];-[.E435])" office:value-type="percentage" office:value="-0.096799060274576" calcext:value-type="percentage">
            <text:p>-9.68%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10" office:value-type="string" calcext:value-type="string">
            <text:p>Batterse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096971516493414" calcext:value-type="percentage">
            <text:p>9.70%</text:p>
          </table:table-cell>
          <table:table-cell table:formula="of:=IF([.D436]=&quot;con&quot;;[.E436];-[.E436])" office:value-type="percentage" office:value="-0.096971516493414" calcext:value-type="percentage">
            <text:p>-9.70%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8" office:value-type="string" calcext:value-type="string">
            <text:p>East Renfrewsh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98018317466626" calcext:value-type="percentage">
            <text:p>9.80%</text:p>
          </table:table-cell>
          <table:table-cell table:formula="of:=IF([.D437]=&quot;con&quot;;[.E437];-[.E437])" office:value-type="percentage" office:value="-0.098018317466626" calcext:value-type="percentage">
            <text:p>-9.80%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8" office:value-type="string" calcext:value-type="string">
            <text:p>Argyll, Bute and South Lochab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00510907784059" calcext:value-type="percentage">
            <text:p>10.05%</text:p>
          </table:table-cell>
          <table:table-cell table:formula="of:=IF([.D438]=&quot;con&quot;;[.E438];-[.E438])" office:value-type="percentage" office:value="-0.100510907784059" calcext:value-type="percentage">
            <text:p>-10.05%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6" office:value-type="string" calcext:value-type="string">
            <text:p>Barnsley South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102535885167464" calcext:value-type="percentage">
            <text:p>10.25%</text:p>
          </table:table-cell>
          <table:table-cell table:formula="of:=IF([.D439]=&quot;con&quot;;[.E439];-[.E439])" office:value-type="percentage" office:value="-0.102535885167464" calcext:value-type="percentage">
            <text:p>-10.25%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11" office:value-type="string" calcext:value-type="string">
            <text:p>Glasgow North 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03336121178329" calcext:value-type="percentage">
            <text:p>10.33%</text:p>
          </table:table-cell>
          <table:table-cell table:formula="of:=IF([.D440]=&quot;con&quot;;[.E440];-[.E440])" office:value-type="percentage" office:value="-0.103336121178329" calcext:value-type="percentage">
            <text:p>-10.33%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7" office:value-type="string" calcext:value-type="string">
            <text:p>North Dur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03658944458071" calcext:value-type="percentage">
            <text:p>10.37%</text:p>
          </table:table-cell>
          <table:table-cell table:formula="of:=IF([.D441]=&quot;con&quot;;[.E441];-[.E441])" office:value-type="percentage" office:value="-0.103658944458071" calcext:value-type="percentage">
            <text:p>-10.37%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7" office:value-type="string" calcext:value-type="string">
            <text:p>Makerf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04903104252647" calcext:value-type="percentage">
            <text:p>10.49%</text:p>
          </table:table-cell>
          <table:table-cell table:formula="of:=IF([.D442]=&quot;con&quot;;[.E442];-[.E442])" office:value-type="percentage" office:value="-0.104903104252647" calcext:value-type="percentage">
            <text:p>-10.49%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7" office:value-type="string" calcext:value-type="string">
            <text:p>Washington and Gateshead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07029335403878" calcext:value-type="percentage">
            <text:p>10.70%</text:p>
          </table:table-cell>
          <table:table-cell table:formula="of:=IF([.D443]=&quot;con&quot;;[.E443];-[.E443])" office:value-type="percentage" office:value="-0.107029335403878" calcext:value-type="percentage">
            <text:p>-10.70%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6" office:value-type="string" calcext:value-type="string">
            <text:p>Orkney and Shetland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108246977547496" calcext:value-type="percentage">
            <text:p>10.82%</text:p>
          </table:table-cell>
          <table:table-cell table:formula="of:=IF([.D444]=&quot;con&quot;;[.E444];-[.E444])" office:value-type="percentage" office:value="-0.108246977547496" calcext:value-type="percentage">
            <text:p>-10.82%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4" office:value-type="string" calcext:value-type="string">
            <text:p>St Alb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b</text:p>
          </table:table-cell>
          <table:table-cell office:value-type="percentage" office:value="0.111190989695663" calcext:value-type="percentage">
            <text:p>11.12%</text:p>
          </table:table-cell>
          <table:table-cell table:formula="of:=IF([.D445]=&quot;con&quot;;[.E445];-[.E445])" office:value-type="percentage" office:value="-0.111190989695663" calcext:value-type="percentage">
            <text:p>-11.12%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7" office:value-type="string" calcext:value-type="string">
            <text:p>Sheffield South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12233905024563" calcext:value-type="percentage">
            <text:p>11.22%</text:p>
          </table:table-cell>
          <table:table-cell table:formula="of:=IF([.D446]=&quot;con&quot;;[.E446];-[.E446])" office:value-type="percentage" office:value="-0.112233905024563" calcext:value-type="percentage">
            <text:p>-11.22%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1" office:value-type="string" calcext:value-type="string">
            <text:p>Portsmouth So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113083816552452" calcext:value-type="percentage">
            <text:p>11.31%</text:p>
          </table:table-cell>
          <table:table-cell table:formula="of:=IF([.D447]=&quot;con&quot;;[.E447];-[.E447])" office:value-type="percentage" office:value="-0.113083816552452" calcext:value-type="percentage">
            <text:p>-11.31%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8" office:value-type="string" calcext:value-type="string">
            <text:p>Central Ayrsh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13981175054798" calcext:value-type="percentage">
            <text:p>11.40%</text:p>
          </table:table-cell>
          <table:table-cell table:formula="of:=IF([.D448]=&quot;con&quot;;[.E448];-[.E448])" office:value-type="percentage" office:value="-0.113981175054798" calcext:value-type="percentage">
            <text:p>-11.40%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8" office:value-type="string" calcext:value-type="string">
            <text:p>Perth and Kinross-sh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15490573851667" calcext:value-type="percentage">
            <text:p>11.55%</text:p>
          </table:table-cell>
          <table:table-cell table:formula="of:=IF([.D449]=&quot;con&quot;;[.E449];-[.E449])" office:value-type="percentage" office:value="-0.115490573851667" calcext:value-type="percentage">
            <text:p>-11.55%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11" office:value-type="string" calcext:value-type="string">
            <text:p>Ruthergl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15715928569879" calcext:value-type="percentage">
            <text:p>11.57%</text:p>
          </table:table-cell>
          <table:table-cell table:formula="of:=IF([.D450]=&quot;con&quot;;[.E450];-[.E450])" office:value-type="percentage" office:value="-0.115715928569879" calcext:value-type="percentage">
            <text:p>-11.57%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6" office:value-type="string" calcext:value-type="string">
            <text:p>Oxford West and Abingdon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117823237915449" calcext:value-type="percentage">
            <text:p>11.78%</text:p>
          </table:table-cell>
          <table:table-cell table:formula="of:=IF([.D451]=&quot;con&quot;;[.E451];-[.E451])" office:value-type="percentage" office:value="-0.117823237915449" calcext:value-type="percentage">
            <text:p>-11.78%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7" office:value-type="string" calcext:value-type="string">
            <text:p>Worsley and Ecc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17841642228739" calcext:value-type="percentage">
            <text:p>11.78%</text:p>
          </table:table-cell>
          <table:table-cell table:formula="of:=IF([.D452]=&quot;con&quot;;[.E452];-[.E452])" office:value-type="percentage" office:value="-0.117841642228739" calcext:value-type="percentage">
            <text:p>-11.78%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11" office:value-type="string" calcext:value-type="string">
            <text:p>Midloth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18309450239522" calcext:value-type="percentage">
            <text:p>11.83%</text:p>
          </table:table-cell>
          <table:table-cell table:formula="of:=IF([.D453]=&quot;con&quot;;[.E453];-[.E453])" office:value-type="percentage" office:value="-0.118309450239522" calcext:value-type="percentage">
            <text:p>-11.83%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6" office:value-type="string" calcext:value-type="string">
            <text:p>Richmond Park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119361264081148" calcext:value-type="percentage">
            <text:p>11.94%</text:p>
          </table:table-cell>
          <table:table-cell table:formula="of:=IF([.D454]=&quot;con&quot;;[.E454];-[.E454])" office:value-type="percentage" office:value="-0.119361264081148" calcext:value-type="percentage">
            <text:p>-11.94%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8" office:value-type="string" calcext:value-type="string">
            <text:p>Angus and Perthshire Gle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21159530847717" calcext:value-type="percentage">
            <text:p>12.12%</text:p>
          </table:table-cell>
          <table:table-cell table:formula="of:=IF([.D455]=&quot;con&quot;;[.E455];-[.E455])" office:value-type="percentage" office:value="-0.121159530847717" calcext:value-type="percentage">
            <text:p>-12.12%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9" office:value-type="string" calcext:value-type="string">
            <text:p>Erith and Thamesm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21256678954563" calcext:value-type="percentage">
            <text:p>12.13%</text:p>
          </table:table-cell>
          <table:table-cell table:formula="of:=IF([.D456]=&quot;con&quot;;[.E456];-[.E456])" office:value-type="percentage" office:value="-0.121256678954563" calcext:value-type="percentage">
            <text:p>-12.13%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11" office:value-type="string" calcext:value-type="string">
            <text:p>Coatbridge and Bellshi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21335728627285" calcext:value-type="percentage">
            <text:p>12.13%</text:p>
          </table:table-cell>
          <table:table-cell table:formula="of:=IF([.D457]=&quot;con&quot;;[.E457];-[.E457])" office:value-type="percentage" office:value="-0.121335728627285" calcext:value-type="percentage">
            <text:p>-12.13%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1" office:value-type="string" calcext:value-type="string">
            <text:p>Brighton Pavil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122155835652317" calcext:value-type="percentage">
            <text:p>12.22%</text:p>
          </table:table-cell>
          <table:table-cell table:formula="of:=IF([.D458]=&quot;con&quot;;[.E458];-[.E458])" office:value-type="percentage" office:value="-0.122155835652317" calcext:value-type="percentage">
            <text:p>-12.22%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9" office:value-type="string" calcext:value-type="string">
            <text:p>Leicester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24041108845968" calcext:value-type="percentage">
            <text:p>12.40%</text:p>
          </table:table-cell>
          <table:table-cell table:formula="of:=IF([.D459]=&quot;con&quot;;[.E459];-[.E459])" office:value-type="percentage" office:value="-0.124041108845968" calcext:value-type="percentage">
            <text:p>-12.40%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7" office:value-type="string" calcext:value-type="string">
            <text:p>Ashton-under-Ly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27938449200541" calcext:value-type="percentage">
            <text:p>12.79%</text:p>
          </table:table-cell>
          <table:table-cell table:formula="of:=IF([.D460]=&quot;con&quot;;[.E460];-[.E460])" office:value-type="percentage" office:value="-0.127938449200541" calcext:value-type="percentage">
            <text:p>-12.79%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11" office:value-type="string" calcext:value-type="string">
            <text:p>Aberdeen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28711934934745" calcext:value-type="percentage">
            <text:p>12.87%</text:p>
          </table:table-cell>
          <table:table-cell table:formula="of:=IF([.D461]=&quot;con&quot;;[.E461];-[.E461])" office:value-type="percentage" office:value="-0.128711934934745" calcext:value-type="percentage">
            <text:p>-12.87%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5" office:value-type="string" calcext:value-type="string">
            <text:p>Chester North and Nes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130493427012663" calcext:value-type="percentage">
            <text:p>13.05%</text:p>
          </table:table-cell>
          <table:table-cell table:formula="of:=IF([.D462]=&quot;con&quot;;[.E462];-[.E462])" office:value-type="percentage" office:value="-0.130493427012663" calcext:value-type="percentage">
            <text:p>-13.05%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11" office:value-type="string" calcext:value-type="string">
            <text:p>Airdrie and Shot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33747392376256" calcext:value-type="percentage">
            <text:p>13.37%</text:p>
          </table:table-cell>
          <table:table-cell table:formula="of:=IF([.D463]=&quot;con&quot;;[.E463];-[.E463])" office:value-type="percentage" office:value="-0.133747392376256" calcext:value-type="percentage">
            <text:p>-13.37%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5" office:value-type="string" calcext:value-type="string">
            <text:p>Cardiff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135199745998543" calcext:value-type="percentage">
            <text:p>13.52%</text:p>
          </table:table-cell>
          <table:table-cell table:formula="of:=IF([.D464]=&quot;con&quot;;[.E464];-[.E464])" office:value-type="percentage" office:value="-0.135199745998543" calcext:value-type="percentage">
            <text:p>-13.52%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9" office:value-type="string" calcext:value-type="string">
            <text:p>Brentford and Islew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35610040863982" calcext:value-type="percentage">
            <text:p>13.56%</text:p>
          </table:table-cell>
          <table:table-cell table:formula="of:=IF([.D465]=&quot;con&quot;;[.E465];-[.E465])" office:value-type="percentage" office:value="-0.135610040863982" calcext:value-type="percentage">
            <text:p>-13.56%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9" office:value-type="string" calcext:value-type="string">
            <text:p>Derby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4175027083039" calcext:value-type="percentage">
            <text:p>14.18%</text:p>
          </table:table-cell>
          <table:table-cell table:formula="of:=IF([.D466]=&quot;con&quot;;[.E466];-[.E466])" office:value-type="percentage" office:value="-0.14175027083039" calcext:value-type="percentage">
            <text:p>-14.18%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9" office:value-type="string" calcext:value-type="string">
            <text:p>Southampton T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42627579715801" calcext:value-type="percentage">
            <text:p>14.26%</text:p>
          </table:table-cell>
          <table:table-cell table:formula="of:=IF([.D467]=&quot;con&quot;;[.E467];-[.E467])" office:value-type="percentage" office:value="-0.142627579715801" calcext:value-type="percentage">
            <text:p>-14.26%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11" office:value-type="string" calcext:value-type="string">
            <text:p>Glasgow South 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43756429726155" calcext:value-type="percentage">
            <text:p>14.38%</text:p>
          </table:table-cell>
          <table:table-cell table:formula="of:=IF([.D468]=&quot;con&quot;;[.E468];-[.E468])" office:value-type="percentage" office:value="-0.143756429726155" calcext:value-type="percentage">
            <text:p>-14.38%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9" office:value-type="string" calcext:value-type="string">
            <text:p>Birmingham Erding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44671980380135" calcext:value-type="percentage">
            <text:p>14.47%</text:p>
          </table:table-cell>
          <table:table-cell table:formula="of:=IF([.D469]=&quot;con&quot;;[.E469];-[.E469])" office:value-type="percentage" office:value="-0.144671980380135" calcext:value-type="percentage">
            <text:p>-14.47%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6" office:value-type="string" calcext:value-type="string">
            <text:p>Glasgow North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nat</text:p>
          </table:table-cell>
          <table:table-cell office:value-type="percentage" office:value="0.147029691567042" calcext:value-type="percentage">
            <text:p>14.70%</text:p>
          </table:table-cell>
          <table:table-cell table:formula="of:=IF([.D470]=&quot;con&quot;;[.E470];-[.E470])" office:value-type="percentage" office:value="-0.147029691567042" calcext:value-type="percentage">
            <text:p>-14.70%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5" office:value-type="string" calcext:value-type="string">
            <text:p>Runcorn and Helsb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147298297557365" calcext:value-type="percentage">
            <text:p>14.73%</text:p>
          </table:table-cell>
          <table:table-cell table:formula="of:=IF([.D471]=&quot;con&quot;;[.E471];-[.E471])" office:value-type="percentage" office:value="-0.147298297557365" calcext:value-type="percentage">
            <text:p>-14.73%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9" office:value-type="string" calcext:value-type="string">
            <text:p>Coventry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49955804008696" calcext:value-type="percentage">
            <text:p>15.00%</text:p>
          </table:table-cell>
          <table:table-cell table:formula="of:=IF([.D472]=&quot;con&quot;;[.E472];-[.E472])" office:value-type="percentage" office:value="-0.149955804008696" calcext:value-type="percentage">
            <text:p>-15.00%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9" office:value-type="string" calcext:value-type="string">
            <text:p>Bolton South and Walkd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50175178987226" calcext:value-type="percentage">
            <text:p>15.02%</text:p>
          </table:table-cell>
          <table:table-cell table:formula="of:=IF([.D473]=&quot;con&quot;;[.E473];-[.E473])" office:value-type="percentage" office:value="-0.150175178987226" calcext:value-type="percentage">
            <text:p>-15.02%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9" office:value-type="string" calcext:value-type="string">
            <text:p>Harrow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50386049259478" calcext:value-type="percentage">
            <text:p>15.04%</text:p>
          </table:table-cell>
          <table:table-cell table:formula="of:=IF([.D474]=&quot;con&quot;;[.E474];-[.E474])" office:value-type="percentage" office:value="-0.150386049259478" calcext:value-type="percentage">
            <text:p>-15.04%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7" office:value-type="string" calcext:value-type="string">
            <text:p>Easing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50426370119184" calcext:value-type="percentage">
            <text:p>15.04%</text:p>
          </table:table-cell>
          <table:table-cell table:formula="of:=IF([.D475]=&quot;con&quot;;[.E475];-[.E475])" office:value-type="percentage" office:value="-0.150426370119184" calcext:value-type="percentage">
            <text:p>-15.04%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7" office:value-type="string" calcext:value-type="string">
            <text:p>Wi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53807466337471" calcext:value-type="percentage">
            <text:p>15.38%</text:p>
          </table:table-cell>
          <table:table-cell table:formula="of:=IF([.D476]=&quot;con&quot;;[.E476];-[.E476])" office:value-type="percentage" office:value="-0.153807466337471" calcext:value-type="percentage">
            <text:p>-15.38%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11" office:value-type="string" calcext:value-type="string">
            <text:p>Glasgow 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553980907391" calcext:value-type="percentage">
            <text:p>15.54%</text:p>
          </table:table-cell>
          <table:table-cell table:formula="of:=IF([.D477]=&quot;con&quot;;[.E477];-[.E477])" office:value-type="percentage" office:value="-0.1553980907391" calcext:value-type="percentage">
            <text:p>-15.54%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8" office:value-type="string" calcext:value-type="string">
            <text:p>Alloa and Grangemout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57694149988545" calcext:value-type="percentage">
            <text:p>15.77%</text:p>
          </table:table-cell>
          <table:table-cell table:formula="of:=IF([.D478]=&quot;con&quot;;[.E478];-[.E478])" office:value-type="percentage" office:value="-0.157694149988545" calcext:value-type="percentage">
            <text:p>-15.77%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11" office:value-type="string" calcext:value-type="string">
            <text:p>Motherwell, Wishaw and Carlu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60200619560407" calcext:value-type="percentage">
            <text:p>16.02%</text:p>
          </table:table-cell>
          <table:table-cell table:formula="of:=IF([.D479]=&quot;con&quot;;[.E479];-[.E479])" office:value-type="percentage" office:value="-0.160200619560407" calcext:value-type="percentage">
            <text:p>-16.02%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9" office:value-type="string" calcext:value-type="string">
            <text:p>Bristol North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60712582730931" calcext:value-type="percentage">
            <text:p>16.07%</text:p>
          </table:table-cell>
          <table:table-cell table:formula="of:=IF([.D480]=&quot;con&quot;;[.E480];-[.E480])" office:value-type="percentage" office:value="-0.160712582730931" calcext:value-type="percentage">
            <text:p>-16.07%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7" office:value-type="string" calcext:value-type="string">
            <text:p>Middlesbrough and Thornaby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6164435855224" calcext:value-type="percentage">
            <text:p>16.16%</text:p>
          </table:table-cell>
          <table:table-cell table:formula="of:=IF([.D481]=&quot;con&quot;;[.E481];-[.E481])" office:value-type="percentage" office:value="-0.16164435855224" calcext:value-type="percentage">
            <text:p>-16.16%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5" office:value-type="string" calcext:value-type="string">
            <text:p>West Lancash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162131673636098" calcext:value-type="percentage">
            <text:p>16.21%</text:p>
          </table:table-cell>
          <table:table-cell table:formula="of:=IF([.D482]=&quot;con&quot;;[.E482];-[.E482])" office:value-type="percentage" office:value="-0.162131673636098" calcext:value-type="percentage">
            <text:p>-16.21%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9" office:value-type="string" calcext:value-type="string">
            <text:p>Leicester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65074393108849" calcext:value-type="percentage">
            <text:p>16.51%</text:p>
          </table:table-cell>
          <table:table-cell table:formula="of:=IF([.D483]=&quot;con&quot;;[.E483];-[.E483])" office:value-type="percentage" office:value="-0.165074393108849" calcext:value-type="percentage">
            <text:p>-16.51%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9" office:value-type="string" calcext:value-type="string">
            <text:p>Luton South and South Bedfordsh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68198200348473" calcext:value-type="percentage">
            <text:p>16.82%</text:p>
          </table:table-cell>
          <table:table-cell table:formula="of:=IF([.D484]=&quot;con&quot;;[.E484];-[.E484])" office:value-type="percentage" office:value="-0.168198200348473" calcext:value-type="percentage">
            <text:p>-16.82%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9" office:value-type="string" calcext:value-type="string">
            <text:p>Feltham and Hes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68365569925929" calcext:value-type="percentage">
            <text:p>16.84%</text:p>
          </table:table-cell>
          <table:table-cell table:formula="of:=IF([.D485]=&quot;con&quot;;[.E485];-[.E485])" office:value-type="percentage" office:value="-0.168365569925929" calcext:value-type="percentage">
            <text:p>-16.84%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8" office:value-type="string" calcext:value-type="string">
            <text:p>Na h-Eileanan an I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68405056296194" calcext:value-type="percentage">
            <text:p>16.84%</text:p>
          </table:table-cell>
          <table:table-cell table:formula="of:=IF([.D486]=&quot;con&quot;;[.E486];-[.E486])" office:value-type="percentage" office:value="-0.168405056296194" calcext:value-type="percentage">
            <text:p>-16.84%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7" office:value-type="string" calcext:value-type="string">
            <text:p>Caerphil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68831749580771" calcext:value-type="percentage">
            <text:p>16.88%</text:p>
          </table:table-cell>
          <table:table-cell table:formula="of:=IF([.D487]=&quot;con&quot;;[.E487];-[.E487])" office:value-type="percentage" office:value="-0.168831749580771" calcext:value-type="percentage">
            <text:p>-16.88%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7" office:value-type="string" calcext:value-type="string">
            <text:p>Ellesmere Port and Bromborou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69493833404661" calcext:value-type="percentage">
            <text:p>16.95%</text:p>
          </table:table-cell>
          <table:table-cell table:formula="of:=IF([.D488]=&quot;con&quot;;[.E488];-[.E488])" office:value-type="percentage" office:value="-0.169493833404661" calcext:value-type="percentage">
            <text:p>-16.95%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8" office:value-type="string" calcext:value-type="string">
            <text:p>Stirling and Strathall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69671224701154" calcext:value-type="percentage">
            <text:p>16.97%</text:p>
          </table:table-cell>
          <table:table-cell table:formula="of:=IF([.D489]=&quot;con&quot;;[.E489];-[.E489])" office:value-type="percentage" office:value="-0.169671224701154" calcext:value-type="percentage">
            <text:p>-16.97%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6" office:value-type="string" calcext:value-type="string">
            <text:p>Kingston and Surbiton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170069120720142" calcext:value-type="percentage">
            <text:p>17.01%</text:p>
          </table:table-cell>
          <table:table-cell table:formula="of:=IF([.D490]=&quot;con&quot;;[.E490];-[.E490])" office:value-type="percentage" office:value="-0.170069120720142" calcext:value-type="percentage">
            <text:p>-17.01%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8" office:value-type="string" calcext:value-type="string">
            <text:p>Hamilton and Clyde Vall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70251635335023" calcext:value-type="percentage">
            <text:p>17.03%</text:p>
          </table:table-cell>
          <table:table-cell table:formula="of:=IF([.D491]=&quot;con&quot;;[.E491];-[.E491])" office:value-type="percentage" office:value="-0.170251635335023" calcext:value-type="percentage">
            <text:p>-17.03%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5" office:value-type="string" calcext:value-type="string">
            <text:p>Brighton Kemptown and Peacehav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173671926856947" calcext:value-type="percentage">
            <text:p>17.37%</text:p>
          </table:table-cell>
          <table:table-cell table:formula="of:=IF([.D492]=&quot;con&quot;;[.E492];-[.E492])" office:value-type="percentage" office:value="-0.173671926856947" calcext:value-type="percentage">
            <text:p>-17.37%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7" office:value-type="string" calcext:value-type="string">
            <text:p>Gateshead Central and Whick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75556196242372" calcext:value-type="percentage">
            <text:p>17.56%</text:p>
          </table:table-cell>
          <table:table-cell table:formula="of:=IF([.D493]=&quot;con&quot;;[.E493];-[.E493])" office:value-type="percentage" office:value="-0.175556196242372" calcext:value-type="percentage">
            <text:p>-17.56%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9" office:value-type="string" calcext:value-type="string">
            <text:p>Enfield N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78561466427575" calcext:value-type="percentage">
            <text:p>17.86%</text:p>
          </table:table-cell>
          <table:table-cell table:formula="of:=IF([.D494]=&quot;con&quot;;[.E494];-[.E494])" office:value-type="percentage" office:value="-0.178561466427575" calcext:value-type="percentage">
            <text:p>-17.86%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9" office:value-type="string" calcext:value-type="string">
            <text:p>Ilford N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78742386898336" calcext:value-type="percentage">
            <text:p>17.87%</text:p>
          </table:table-cell>
          <table:table-cell table:formula="of:=IF([.D495]=&quot;con&quot;;[.E495];-[.E495])" office:value-type="percentage" office:value="-0.178742386898336" calcext:value-type="percentage">
            <text:p>-17.87%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9" office:value-type="string" calcext:value-type="string">
            <text:p>Birmingham Edgbas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80872794800371" calcext:value-type="percentage">
            <text:p>18.09%</text:p>
          </table:table-cell>
          <table:table-cell table:formula="of:=IF([.D496]=&quot;con&quot;;[.E496];-[.E496])" office:value-type="percentage" office:value="-0.180872794800371" calcext:value-type="percentage">
            <text:p>-18.09%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8" office:value-type="string" calcext:value-type="string">
            <text:p>North Ayrshire and Arr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81143707482993" calcext:value-type="percentage">
            <text:p>18.11%</text:p>
          </table:table-cell>
          <table:table-cell table:formula="of:=IF([.D497]=&quot;con&quot;;[.E497];-[.E497])" office:value-type="percentage" office:value="-0.181143707482993" calcext:value-type="percentage">
            <text:p>-18.11%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7" office:value-type="string" calcext:value-type="string">
            <text:p>Jarrow and Gateshead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81624722427831" calcext:value-type="percentage">
            <text:p>18.16%</text:p>
          </table:table-cell>
          <table:table-cell table:formula="of:=IF([.D498]=&quot;con&quot;;[.E498];-[.E498])" office:value-type="percentage" office:value="-0.181624722427831" calcext:value-type="percentage">
            <text:p>-18.16%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8" office:value-type="string" calcext:value-type="string">
            <text:p>Dwyfor Meirionnyd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86014510883162" calcext:value-type="percentage">
            <text:p>18.60%</text:p>
          </table:table-cell>
          <table:table-cell table:formula="of:=IF([.D499]=&quot;con&quot;;[.E499];-[.E499])" office:value-type="percentage" office:value="-0.186014510883162" calcext:value-type="percentage">
            <text:p>-18.60%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6" office:value-type="string" calcext:value-type="string">
            <text:p>Cambridg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186935618729097" calcext:value-type="percentage">
            <text:p>18.69%</text:p>
          </table:table-cell>
          <table:table-cell table:formula="of:=IF([.D500]=&quot;con&quot;;[.E500];-[.E500])" office:value-type="percentage" office:value="-0.186935618729097" calcext:value-type="percentage">
            <text:p>-18.69%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9" office:value-type="string" calcext:value-type="string">
            <text:p>Bristol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87846020761245" calcext:value-type="percentage">
            <text:p>18.78%</text:p>
          </table:table-cell>
          <table:table-cell table:formula="of:=IF([.D501]=&quot;con&quot;;[.E501];-[.E501])" office:value-type="percentage" office:value="-0.187846020761245" calcext:value-type="percentage">
            <text:p>-18.78%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7" office:value-type="string" calcext:value-type="string">
            <text:p>Neath and Swansea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90738104482119" calcext:value-type="percentage">
            <text:p>19.07%</text:p>
          </table:table-cell>
          <table:table-cell table:formula="of:=IF([.D502]=&quot;con&quot;;[.E502];-[.E502])" office:value-type="percentage" office:value="-0.190738104482119" calcext:value-type="percentage">
            <text:p>-19.07%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11" office:value-type="string" calcext:value-type="string">
            <text:p>Glasgow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92783233952999" calcext:value-type="percentage">
            <text:p>19.28%</text:p>
          </table:table-cell>
          <table:table-cell table:formula="of:=IF([.D503]=&quot;con&quot;;[.E503];-[.E503])" office:value-type="percentage" office:value="-0.192783233952999" calcext:value-type="percentage">
            <text:p>-19.28%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1" office:value-type="string" calcext:value-type="string">
            <text:p>Exe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19616002818328" calcext:value-type="percentage">
            <text:p>19.62%</text:p>
          </table:table-cell>
          <table:table-cell table:formula="of:=IF([.D504]=&quot;con&quot;;[.E504];-[.E504])" office:value-type="percentage" office:value="-0.19616002818328" calcext:value-type="percentage">
            <text:p>-19.62%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8" office:value-type="string" calcext:value-type="string">
            <text:p>Inverclyde and Renfrewshire We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97059983804996" calcext:value-type="percentage">
            <text:p>19.71%</text:p>
          </table:table-cell>
          <table:table-cell table:formula="of:=IF([.D505]=&quot;con&quot;;[.E505];-[.E505])" office:value-type="percentage" office:value="-0.197059983804996" calcext:value-type="percentage">
            <text:p>-19.71%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9" office:value-type="string" calcext:value-type="string">
            <text:p>Pres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9765161826109" calcext:value-type="percentage">
            <text:p>19.77%</text:p>
          </table:table-cell>
          <table:table-cell table:formula="of:=IF([.D506]=&quot;con&quot;;[.E506];-[.E506])" office:value-type="percentage" office:value="-0.19765161826109" calcext:value-type="percentage">
            <text:p>-19.77%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6" office:value-type="string" calcext:value-type="string">
            <text:p>Bath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19783814535628" calcext:value-type="percentage">
            <text:p>19.78%</text:p>
          </table:table-cell>
          <table:table-cell table:formula="of:=IF([.D507]=&quot;con&quot;;[.E507];-[.E507])" office:value-type="percentage" office:value="-0.19783814535628" calcext:value-type="percentage">
            <text:p>-19.78%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7" office:value-type="string" calcext:value-type="string">
            <text:p>Pontypri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98672803168148" calcext:value-type="percentage">
            <text:p>19.87%</text:p>
          </table:table-cell>
          <table:table-cell table:formula="of:=IF([.D508]=&quot;con&quot;;[.E508];-[.E508])" office:value-type="percentage" office:value="-0.198672803168148" calcext:value-type="percentage">
            <text:p>-19.87%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9" office:value-type="string" calcext:value-type="string">
            <text:p>Brent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00362764785904" calcext:value-type="percentage">
            <text:p>20.04%</text:p>
          </table:table-cell>
          <table:table-cell table:formula="of:=IF([.D509]=&quot;con&quot;;[.E509];-[.E509])" office:value-type="percentage" office:value="-0.200362764785904" calcext:value-type="percentage">
            <text:p>-20.04%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11" office:value-type="string" calcext:value-type="string">
            <text:p>Glasgow 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00596696856687" calcext:value-type="percentage">
            <text:p>20.06%</text:p>
          </table:table-cell>
          <table:table-cell table:formula="of:=IF([.D510]=&quot;con&quot;;[.E510];-[.E510])" office:value-type="percentage" office:value="-0.200596696856687" calcext:value-type="percentage">
            <text:p>-20.06%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11" office:value-type="string" calcext:value-type="string">
            <text:p>Bathgate and Linlithg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04274386627715" calcext:value-type="percentage">
            <text:p>20.43%</text:p>
          </table:table-cell>
          <table:table-cell table:formula="of:=IF([.D511]=&quot;con&quot;;[.E511];-[.E511])" office:value-type="percentage" office:value="-0.204274386627715" calcext:value-type="percentage">
            <text:p>-20.43%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11" office:value-type="string" calcext:value-type="string">
            <text:p>Edinburgh East and Musselbur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05743907525472" calcext:value-type="percentage">
            <text:p>20.57%</text:p>
          </table:table-cell>
          <table:table-cell table:formula="of:=IF([.D512]=&quot;con&quot;;[.E512];-[.E512])" office:value-type="percentage" office:value="-0.205743907525472" calcext:value-type="percentage">
            <text:p>-20.57%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9" office:value-type="string" calcext:value-type="string">
            <text:p>Rochda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08111018064362" calcext:value-type="percentage">
            <text:p>20.81%</text:p>
          </table:table-cell>
          <table:table-cell table:formula="of:=IF([.D513]=&quot;con&quot;;[.E513];-[.E513])" office:value-type="percentage" office:value="-0.208111018064362" calcext:value-type="percentage">
            <text:p>-20.81%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11" office:value-type="string" calcext:value-type="string">
            <text:p>Edinburgh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b</text:p>
          </table:table-cell>
          <table:table-cell office:value-type="percentage" office:value="0.209027160493827" calcext:value-type="percentage">
            <text:p>20.90%</text:p>
          </table:table-cell>
          <table:table-cell table:formula="of:=IF([.D514]=&quot;con&quot;;[.E514];-[.E514])" office:value-type="percentage" office:value="-0.209027160493827" calcext:value-type="percentage">
            <text:p>-20.90%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11" office:value-type="string" calcext:value-type="string">
            <text:p>Dunfermline and Dol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1213130451073" calcext:value-type="percentage">
            <text:p>21.21%</text:p>
          </table:table-cell>
          <table:table-cell table:formula="of:=IF([.D515]=&quot;con&quot;;[.E515];-[.E515])" office:value-type="percentage" office:value="-0.21213130451073" calcext:value-type="percentage">
            <text:p>-21.21%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9" office:value-type="string" calcext:value-type="string">
            <text:p>Hayes and Harling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14102415905676" calcext:value-type="percentage">
            <text:p>21.41%</text:p>
          </table:table-cell>
          <table:table-cell table:formula="of:=IF([.D516]=&quot;con&quot;;[.E516];-[.E516])" office:value-type="percentage" office:value="-0.214102415905676" calcext:value-type="percentage">
            <text:p>-21.41%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11" office:value-type="string" calcext:value-type="string">
            <text:p>West Dunbartonsh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15588433965964" calcext:value-type="percentage">
            <text:p>21.56%</text:p>
          </table:table-cell>
          <table:table-cell table:formula="of:=IF([.D517]=&quot;con&quot;;[.E517];-[.E517])" office:value-type="percentage" office:value="-0.215588433965964" calcext:value-type="percentage">
            <text:p>-21.56%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6" office:value-type="string" calcext:value-type="string">
            <text:p>Twickenham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218933401377903" calcext:value-type="percentage">
            <text:p>21.89%</text:p>
          </table:table-cell>
          <table:table-cell table:formula="of:=IF([.D518]=&quot;con&quot;;[.E518];-[.E518])" office:value-type="percentage" office:value="-0.218933401377903" calcext:value-type="percentage">
            <text:p>-21.89%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11" office:value-type="string" calcext:value-type="string">
            <text:p>Aberdeen No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19167679222358" calcext:value-type="percentage">
            <text:p>21.92%</text:p>
          </table:table-cell>
          <table:table-cell table:formula="of:=IF([.D519]=&quot;con&quot;;[.E519];-[.E519])" office:value-type="percentage" office:value="-0.219167679222358" calcext:value-type="percentage">
            <text:p>-21.92%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9" office:value-type="string" calcext:value-type="string">
            <text:p>Luton N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20704496545475" calcext:value-type="percentage">
            <text:p>22.07%</text:p>
          </table:table-cell>
          <table:table-cell table:formula="of:=IF([.D520]=&quot;con&quot;;[.E520];-[.E520])" office:value-type="percentage" office:value="-0.220704496545475" calcext:value-type="percentage">
            <text:p>-22.07%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6" office:value-type="string" calcext:value-type="string">
            <text:p>Edinburgh North and Leith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nat</text:p>
          </table:table-cell>
          <table:table-cell office:value-type="percentage" office:value="0.225266389419387" calcext:value-type="percentage">
            <text:p>22.53%</text:p>
          </table:table-cell>
          <table:table-cell table:formula="of:=IF([.D521]=&quot;con&quot;;[.E521];-[.E521])" office:value-type="percentage" office:value="-0.225266389419387" calcext:value-type="percentage">
            <text:p>-22.53%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11" office:value-type="string" calcext:value-type="string">
            <text:p>Paisley and Renfrewshire No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25606254693229" calcext:value-type="percentage">
            <text:p>22.56%</text:p>
          </table:table-cell>
          <table:table-cell table:formula="of:=IF([.D522]=&quot;con&quot;;[.E522];-[.E522])" office:value-type="percentage" office:value="-0.225606254693229" calcext:value-type="percentage">
            <text:p>-22.56%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9" office:value-type="string" calcext:value-type="string">
            <text:p>Stockpo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26799887540821" calcext:value-type="percentage">
            <text:p>22.68%</text:p>
          </table:table-cell>
          <table:table-cell table:formula="of:=IF([.D523]=&quot;con&quot;;[.E523];-[.E523])" office:value-type="percentage" office:value="-0.226799887540821" calcext:value-type="percentage">
            <text:p>-22.68%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1" office:value-type="string" calcext:value-type="string">
            <text:p>Newcastle upon Tyne No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27667077735229" calcext:value-type="percentage">
            <text:p>22.77%</text:p>
          </table:table-cell>
          <table:table-cell table:formula="of:=IF([.D524]=&quot;con&quot;;[.E524];-[.E524])" office:value-type="percentage" office:value="-0.227667077735229" calcext:value-type="percentage">
            <text:p>-22.77%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8" office:value-type="string" calcext:value-type="string">
            <text:p>Arbroath and Broughty Ferr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29853890720403" calcext:value-type="percentage">
            <text:p>22.99%</text:p>
          </table:table-cell>
          <table:table-cell table:formula="of:=IF([.D525]=&quot;con&quot;;[.E525];-[.E525])" office:value-type="percentage" office:value="-0.229853890720403" calcext:value-type="percentage">
            <text:p>-22.99%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8" office:value-type="string" calcext:value-type="string">
            <text:p>Glenrothes and Mid Fif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31739813697132" calcext:value-type="percentage">
            <text:p>23.17%</text:p>
          </table:table-cell>
          <table:table-cell table:formula="of:=IF([.D526]=&quot;con&quot;;[.E526];-[.E526])" office:value-type="percentage" office:value="-0.231739813697132" calcext:value-type="percentage">
            <text:p>-23.17%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7" office:value-type="string" calcext:value-type="string">
            <text:p>Swansea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33380763929032" calcext:value-type="percentage">
            <text:p>23.34%</text:p>
          </table:table-cell>
          <table:table-cell table:formula="of:=IF([.D527]=&quot;con&quot;;[.E527];-[.E527])" office:value-type="percentage" office:value="-0.233380763929032" calcext:value-type="percentage">
            <text:p>-23.34%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8" office:value-type="string" calcext:value-type="string">
            <text:p>Inverness, Skye and West Ross-sh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34478635353026" calcext:value-type="percentage">
            <text:p>23.45%</text:p>
          </table:table-cell>
          <table:table-cell table:formula="of:=IF([.D528]=&quot;con&quot;;[.E528];-[.E528])" office:value-type="percentage" office:value="-0.234478635353026" calcext:value-type="percentage">
            <text:p>-23.45%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11" office:value-type="string" calcext:value-type="string">
            <text:p>Edinburgh South 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35560099083868" calcext:value-type="percentage">
            <text:p>23.56%</text:p>
          </table:table-cell>
          <table:table-cell table:formula="of:=IF([.D529]=&quot;con&quot;;[.E529];-[.E529])" office:value-type="percentage" office:value="-0.235560099083868" calcext:value-type="percentage">
            <text:p>-23.56%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9" office:value-type="string" calcext:value-type="string">
            <text:p>Cardiff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37651271918992" calcext:value-type="percentage">
            <text:p>23.77%</text:p>
          </table:table-cell>
          <table:table-cell table:formula="of:=IF([.D530]=&quot;con&quot;;[.E530];-[.E530])" office:value-type="percentage" office:value="-0.237651271918992" calcext:value-type="percentage">
            <text:p>-23.77%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9" office:value-type="string" calcext:value-type="string">
            <text:p>Wythenshawe and Sale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40648148148148" calcext:value-type="percentage">
            <text:p>24.06%</text:p>
          </table:table-cell>
          <table:table-cell table:formula="of:=IF([.D531]=&quot;con&quot;;[.E531];-[.E531])" office:value-type="percentage" office:value="-0.240648148148148" calcext:value-type="percentage">
            <text:p>-24.06%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9" office:value-type="string" calcext:value-type="string">
            <text:p>Smethwi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40925841181146" calcext:value-type="percentage">
            <text:p>24.09%</text:p>
          </table:table-cell>
          <table:table-cell table:formula="of:=IF([.D532]=&quot;con&quot;;[.E532];-[.E532])" office:value-type="percentage" office:value="-0.240925841181146" calcext:value-type="percentage">
            <text:p>-24.09%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8" office:value-type="string" calcext:value-type="string">
            <text:p>East Kilbride and Strathav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41248836149686" calcext:value-type="percentage">
            <text:p>24.12%</text:p>
          </table:table-cell>
          <table:table-cell table:formula="of:=IF([.D533]=&quot;con&quot;;[.E533];-[.E533])" office:value-type="percentage" office:value="-0.241248836149686" calcext:value-type="percentage">
            <text:p>-24.12%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11" office:value-type="string" calcext:value-type="string">
            <text:p>Paisley and Renfrewshire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46899711447388" calcext:value-type="percentage">
            <text:p>24.69%</text:p>
          </table:table-cell>
          <table:table-cell table:formula="of:=IF([.D534]=&quot;con&quot;;[.E534];-[.E534])" office:value-type="percentage" office:value="-0.246899711447388" calcext:value-type="percentage">
            <text:p>-24.69%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7" office:value-type="string" calcext:value-type="string">
            <text:p>Aberafan Maest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48689547211879" calcext:value-type="percentage">
            <text:p>24.87%</text:p>
          </table:table-cell>
          <table:table-cell table:formula="of:=IF([.D535]=&quot;con&quot;;[.E535];-[.E535])" office:value-type="percentage" office:value="-0.248689547211879" calcext:value-type="percentage">
            <text:p>-24.87%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1" office:value-type="string" calcext:value-type="string">
            <text:p>Nottingham So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50813036662689" calcext:value-type="percentage">
            <text:p>25.08%</text:p>
          </table:table-cell>
          <table:table-cell table:formula="of:=IF([.D536]=&quot;con&quot;;[.E536];-[.E536])" office:value-type="percentage" office:value="-0.250813036662689" calcext:value-type="percentage">
            <text:p>-25.08%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11" office:value-type="string" calcext:value-type="string">
            <text:p>Livings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52706692913386" calcext:value-type="percentage">
            <text:p>25.27%</text:p>
          </table:table-cell>
          <table:table-cell table:formula="of:=IF([.D537]=&quot;con&quot;;[.E537];-[.E537])" office:value-type="percentage" office:value="-0.252706692913386" calcext:value-type="percentage">
            <text:p>-25.27%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1" office:value-type="string" calcext:value-type="string">
            <text:p>Norwich So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52865344147752" calcext:value-type="percentage">
            <text:p>25.29%</text:p>
          </table:table-cell>
          <table:table-cell table:formula="of:=IF([.D538]=&quot;con&quot;;[.E538];-[.E538])" office:value-type="percentage" office:value="-0.252865344147752" calcext:value-type="percentage">
            <text:p>-25.29%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7" office:value-type="string" calcext:value-type="string">
            <text:p>South Shiel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53839516824849" calcext:value-type="percentage">
            <text:p>25.38%</text:p>
          </table:table-cell>
          <table:table-cell table:formula="of:=IF([.D539]=&quot;con&quot;;[.E539];-[.E539])" office:value-type="percentage" office:value="-0.253839516824849" calcext:value-type="percentage">
            <text:p>-25.38%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9" office:value-type="string" calcext:value-type="string">
            <text:p>Oldham West, Chadderton and Roy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54313989897835" calcext:value-type="percentage">
            <text:p>25.43%</text:p>
          </table:table-cell>
          <table:table-cell table:formula="of:=IF([.D540]=&quot;con&quot;;[.E540];-[.E540])" office:value-type="percentage" office:value="-0.254313989897835" calcext:value-type="percentage">
            <text:p>-25.43%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9" office:value-type="string" calcext:value-type="string">
            <text:p>Ealing N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54691292875989" calcext:value-type="percentage">
            <text:p>25.47%</text:p>
          </table:table-cell>
          <table:table-cell table:formula="of:=IF([.D541]=&quot;con&quot;;[.E541];-[.E541])" office:value-type="percentage" office:value="-0.254691292875989" calcext:value-type="percentage">
            <text:p>-25.47%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10" office:value-type="string" calcext:value-type="string">
            <text:p>Toot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254758809807867" calcext:value-type="percentage">
            <text:p>25.48%</text:p>
          </table:table-cell>
          <table:table-cell table:formula="of:=IF([.D542]=&quot;con&quot;;[.E542];-[.E542])" office:value-type="percentage" office:value="-0.254758809807867" calcext:value-type="percentage">
            <text:p>-25.48%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1" office:value-type="string" calcext:value-type="string">
            <text:p>York Cent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55072926435085" calcext:value-type="percentage">
            <text:p>25.51%</text:p>
          </table:table-cell>
          <table:table-cell table:formula="of:=IF([.D543]=&quot;con&quot;;[.E543];-[.E543])" office:value-type="percentage" office:value="-0.255072926435085" calcext:value-type="percentage">
            <text:p>-25.51%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5" office:value-type="string" calcext:value-type="string">
            <text:p>Sefton 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255910108918283" calcext:value-type="percentage">
            <text:p>25.59%</text:p>
          </table:table-cell>
          <table:table-cell table:formula="of:=IF([.D544]=&quot;con&quot;;[.E544];-[.E544])" office:value-type="percentage" office:value="-0.255910108918283" calcext:value-type="percentage">
            <text:p>-25.59%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1" office:value-type="string" calcext:value-type="string">
            <text:p>Newcastle upon Tyne Central and W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60818043568424" calcext:value-type="percentage">
            <text:p>26.08%</text:p>
          </table:table-cell>
          <table:table-cell table:formula="of:=IF([.D545]=&quot;con&quot;;[.E545];-[.E545])" office:value-type="percentage" office:value="-0.260818043568424" calcext:value-type="percentage">
            <text:p>-26.08%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1" office:value-type="string" calcext:value-type="string">
            <text:p>Cardiff South and Pena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61335426789162" calcext:value-type="percentage">
            <text:p>26.13%</text:p>
          </table:table-cell>
          <table:table-cell table:formula="of:=IF([.D546]=&quot;con&quot;;[.E546];-[.E546])" office:value-type="percentage" office:value="-0.261335426789162" calcext:value-type="percentage">
            <text:p>-26.13%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11" office:value-type="string" calcext:value-type="string">
            <text:p>Cumbernauld and Kirkintillo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62109399625948" calcext:value-type="percentage">
            <text:p>26.21%</text:p>
          </table:table-cell>
          <table:table-cell table:formula="of:=IF([.D547]=&quot;con&quot;;[.E547];-[.E547])" office:value-type="percentage" office:value="-0.262109399625948" calcext:value-type="percentage">
            <text:p>-26.21%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1" office:value-type="string" calcext:value-type="string">
            <text:p>Birmingham Selly O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62916506676906" calcext:value-type="percentage">
            <text:p>26.29%</text:p>
          </table:table-cell>
          <table:table-cell table:formula="of:=IF([.D548]=&quot;con&quot;;[.E548];-[.E548])" office:value-type="percentage" office:value="-0.262916506676906" calcext:value-type="percentage">
            <text:p>-26.29%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8" office:value-type="string" calcext:value-type="string">
            <text:p>Falki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63806278178778" calcext:value-type="percentage">
            <text:p>26.38%</text:p>
          </table:table-cell>
          <table:table-cell table:formula="of:=IF([.D549]=&quot;con&quot;;[.E549];-[.E549])" office:value-type="percentage" office:value="-0.263806278178778" calcext:value-type="percentage">
            <text:p>-26.38%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10" office:value-type="string" calcext:value-type="string">
            <text:p>Ealing Central and Ac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265297162822178" calcext:value-type="percentage">
            <text:p>26.53%</text:p>
          </table:table-cell>
          <table:table-cell table:formula="of:=IF([.D550]=&quot;con&quot;;[.E550];-[.E550])" office:value-type="percentage" office:value="-0.265297162822178" calcext:value-type="percentage">
            <text:p>-26.53%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8" office:value-type="string" calcext:value-type="string">
            <text:p>Kilmarnock and Loudo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6577229115492" calcext:value-type="percentage">
            <text:p>26.58%</text:p>
          </table:table-cell>
          <table:table-cell table:formula="of:=IF([.D551]=&quot;con&quot;;[.E551];-[.E551])" office:value-type="percentage" office:value="-0.26577229115492" calcext:value-type="percentage">
            <text:p>-26.58%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7" office:value-type="string" calcext:value-type="string">
            <text:p>St Helens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67770588880359" calcext:value-type="percentage">
            <text:p>26.78%</text:p>
          </table:table-cell>
          <table:table-cell table:formula="of:=IF([.D552]=&quot;con&quot;;[.E552];-[.E552])" office:value-type="percentage" office:value="-0.267770588880359" calcext:value-type="percentage">
            <text:p>-26.78%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10" office:value-type="string" calcext:value-type="string">
            <text:p>Southgate and Wood Gre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270223782360684" calcext:value-type="percentage">
            <text:p>27.02%</text:p>
          </table:table-cell>
          <table:table-cell table:formula="of:=IF([.D553]=&quot;con&quot;;[.E553];-[.E553])" office:value-type="percentage" office:value="-0.270223782360684" calcext:value-type="percentage">
            <text:p>-27.02%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9" office:value-type="string" calcext:value-type="string">
            <text:p>Slou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72853951471986" calcext:value-type="percentage">
            <text:p>27.29%</text:p>
          </table:table-cell>
          <table:table-cell table:formula="of:=IF([.D554]=&quot;con&quot;;[.E554];-[.E554])" office:value-type="percentage" office:value="-0.272853951471986" calcext:value-type="percentage">
            <text:p>-27.29%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10" office:value-type="string" calcext:value-type="string">
            <text:p>Bermondsey and Old Southwar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279292791564403" calcext:value-type="percentage">
            <text:p>27.93%</text:p>
          </table:table-cell>
          <table:table-cell table:formula="of:=IF([.D555]=&quot;con&quot;;[.E555];-[.E555])" office:value-type="percentage" office:value="-0.279292791564403" calcext:value-type="percentage">
            <text:p>-27.93%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7" office:value-type="string" calcext:value-type="string">
            <text:p>Sheffield Hee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82308960967565" calcext:value-type="percentage">
            <text:p>28.23%</text:p>
          </table:table-cell>
          <table:table-cell table:formula="of:=IF([.D556]=&quot;con&quot;;[.E556];-[.E556])" office:value-type="percentage" office:value="-0.282308960967565" calcext:value-type="percentage">
            <text:p>-28.23%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10" office:value-type="string" calcext:value-type="string">
            <text:p>Queen's Park and Maida V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284230466338888" calcext:value-type="percentage">
            <text:p>28.42%</text:p>
          </table:table-cell>
          <table:table-cell table:formula="of:=IF([.D557]=&quot;con&quot;;[.E557];-[.E557])" office:value-type="percentage" office:value="-0.284230466338888" calcext:value-type="percentage">
            <text:p>-28.42%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6" office:value-type="string" calcext:value-type="string">
            <text:p>Leeds Central and Headingley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284697508896798" calcext:value-type="percentage">
            <text:p>28.47%</text:p>
          </table:table-cell>
          <table:table-cell table:formula="of:=IF([.D558]=&quot;con&quot;;[.E558];-[.E558])" office:value-type="percentage" office:value="-0.284697508896798" calcext:value-type="percentage">
            <text:p>-28.47%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7" office:value-type="string" calcext:value-type="string">
            <text:p>Blaenau Gwent and Rhymn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91302281368821" calcext:value-type="percentage">
            <text:p>29.13%</text:p>
          </table:table-cell>
          <table:table-cell table:formula="of:=IF([.D559]=&quot;con&quot;;[.E559];-[.E559])" office:value-type="percentage" office:value="-0.291302281368821" calcext:value-type="percentage">
            <text:p>-29.13%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9" office:value-type="string" calcext:value-type="string">
            <text:p>Croydon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95554673960704" calcext:value-type="percentage">
            <text:p>29.56%</text:p>
          </table:table-cell>
          <table:table-cell table:formula="of:=IF([.D560]=&quot;con&quot;;[.E560];-[.E560])" office:value-type="percentage" office:value="-0.295554673960704" calcext:value-type="percentage">
            <text:p>-29.56%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1" office:value-type="string" calcext:value-type="string">
            <text:p>Newcastle upon Tyne East and Wallse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9948052994" calcext:value-type="percentage">
            <text:p>29.95%</text:p>
          </table:table-cell>
          <table:table-cell table:formula="of:=IF([.D561]=&quot;con&quot;;[.E561];-[.E561])" office:value-type="percentage" office:value="-0.29948052994" calcext:value-type="percentage">
            <text:p>-29.95%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10" office:value-type="string" calcext:value-type="string">
            <text:p>Hammersmith and Chiswi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04831097863885" calcext:value-type="percentage">
            <text:p>30.48%</text:p>
          </table:table-cell>
          <table:table-cell table:formula="of:=IF([.D562]=&quot;con&quot;;[.E562];-[.E562])" office:value-type="percentage" office:value="-0.304831097863885" calcext:value-type="percentage">
            <text:p>-30.48%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9" office:value-type="string" calcext:value-type="string">
            <text:p>Birmingham Yardl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12524713325425" calcext:value-type="percentage">
            <text:p>31.25%</text:p>
          </table:table-cell>
          <table:table-cell table:formula="of:=IF([.D563]=&quot;con&quot;;[.E563];-[.E563])" office:value-type="percentage" office:value="-0.312524713325425" calcext:value-type="percentage">
            <text:p>-31.25%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9" office:value-type="string" calcext:value-type="string">
            <text:p>Blackley and Middleton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12637084528429" calcext:value-type="percentage">
            <text:p>31.26%</text:p>
          </table:table-cell>
          <table:table-cell table:formula="of:=IF([.D564]=&quot;con&quot;;[.E564];-[.E564])" office:value-type="percentage" office:value="-0.312637084528429" calcext:value-type="percentage">
            <text:p>-31.26%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7" office:value-type="string" calcext:value-type="string">
            <text:p>Merthyr Tydfil and Aberd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313830034924331" calcext:value-type="percentage">
            <text:p>31.38%</text:p>
          </table:table-cell>
          <table:table-cell table:formula="of:=IF([.D565]=&quot;con&quot;;[.E565];-[.E565])" office:value-type="percentage" office:value="-0.313830034924331" calcext:value-type="percentage">
            <text:p>-31.38%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9" office:value-type="string" calcext:value-type="string">
            <text:p>Edmonton and Winchmore Hi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15202687960903" calcext:value-type="percentage">
            <text:p>31.52%</text:p>
          </table:table-cell>
          <table:table-cell table:formula="of:=IF([.D566]=&quot;con&quot;;[.E566];-[.E566])" office:value-type="percentage" office:value="-0.315202687960903" calcext:value-type="percentage">
            <text:p>-31.52%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10" office:value-type="string" calcext:value-type="string">
            <text:p>Hove and Portsla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1624454958716" calcext:value-type="percentage">
            <text:p>31.62%</text:p>
          </table:table-cell>
          <table:table-cell table:formula="of:=IF([.D567]=&quot;con&quot;;[.E567];-[.E567])" office:value-type="percentage" office:value="-0.31624454958716" calcext:value-type="percentage">
            <text:p>-31.62%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9" office:value-type="string" calcext:value-type="string">
            <text:p>Mitcham and Mord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16347469220246" calcext:value-type="percentage">
            <text:p>31.63%</text:p>
          </table:table-cell>
          <table:table-cell table:formula="of:=IF([.D568]=&quot;con&quot;;[.E568];-[.E568])" office:value-type="percentage" office:value="-0.316347469220246" calcext:value-type="percentage">
            <text:p>-31.63%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11" office:value-type="string" calcext:value-type="string">
            <text:p>Dundee Centr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317450707352021" calcext:value-type="percentage">
            <text:p>31.75%</text:p>
          </table:table-cell>
          <table:table-cell table:formula="of:=IF([.D569]=&quot;con&quot;;[.E569];-[.E569])" office:value-type="percentage" office:value="-0.317450707352021" calcext:value-type="percentage">
            <text:p>-31.75%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9" office:value-type="string" calcext:value-type="string">
            <text:p>Birmingham Hodge Hill and Solihull N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19124969022461" calcext:value-type="percentage">
            <text:p>31.91%</text:p>
          </table:table-cell>
          <table:table-cell table:formula="of:=IF([.D570]=&quot;con&quot;;[.E570];-[.E570])" office:value-type="percentage" office:value="-0.319124969022461" calcext:value-type="percentage">
            <text:p>-31.91%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9" office:value-type="string" calcext:value-type="string">
            <text:p>Sheffield Brightside and Hillsborou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22130006701376" calcext:value-type="percentage">
            <text:p>32.21%</text:p>
          </table:table-cell>
          <table:table-cell table:formula="of:=IF([.D571]=&quot;con&quot;;[.E571];-[.E571])" office:value-type="percentage" office:value="-0.322130006701376" calcext:value-type="percentage">
            <text:p>-32.21%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10" office:value-type="string" calcext:value-type="string">
            <text:p>Hampstead and Highg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22803166888767" calcext:value-type="percentage">
            <text:p>32.28%</text:p>
          </table:table-cell>
          <table:table-cell table:formula="of:=IF([.D572]=&quot;con&quot;;[.E572];-[.E572])" office:value-type="percentage" office:value="-0.322803166888767" calcext:value-type="percentage">
            <text:p>-32.28%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7" office:value-type="string" calcext:value-type="string">
            <text:p>Rhondda and Ogm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325248572273668" calcext:value-type="percentage">
            <text:p>32.52%</text:p>
          </table:table-cell>
          <table:table-cell table:formula="of:=IF([.D573]=&quot;con&quot;;[.E573];-[.E573])" office:value-type="percentage" office:value="-0.325248572273668" calcext:value-type="percentage">
            <text:p>-32.52%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9" office:value-type="string" calcext:value-type="string">
            <text:p>Stretford and Urms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37035516321084" calcext:value-type="percentage">
            <text:p>33.70%</text:p>
          </table:table-cell>
          <table:table-cell table:formula="of:=IF([.D574]=&quot;con&quot;;[.E574];-[.E574])" office:value-type="percentage" office:value="-0.337035516321084" calcext:value-type="percentage">
            <text:p>-33.70%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10" office:value-type="string" calcext:value-type="string">
            <text:p>Bristol 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380267545093" calcext:value-type="percentage">
            <text:p>33.80%</text:p>
          </table:table-cell>
          <table:table-cell table:formula="of:=IF([.D575]=&quot;con&quot;;[.E575];-[.E575])" office:value-type="percentage" office:value="-0.3380267545093" calcext:value-type="percentage">
            <text:p>-33.80%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1" office:value-type="string" calcext:value-type="string">
            <text:p>Salf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341346810545007" calcext:value-type="percentage">
            <text:p>34.13%</text:p>
          </table:table-cell>
          <table:table-cell table:formula="of:=IF([.D576]=&quot;con&quot;;[.E576];-[.E576])" office:value-type="percentage" office:value="-0.341346810545007" calcext:value-type="percentage">
            <text:p>-34.13%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10" office:value-type="string" calcext:value-type="string">
            <text:p>Clapham and Brixton Hi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44225053078557" calcext:value-type="percentage">
            <text:p>34.42%</text:p>
          </table:table-cell>
          <table:table-cell table:formula="of:=IF([.D577]=&quot;con&quot;;[.E577];-[.E577])" office:value-type="percentage" office:value="-0.344225053078557" calcext:value-type="percentage">
            <text:p>-34.42%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9" office:value-type="string" calcext:value-type="string">
            <text:p>Leeds North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51849945438448" calcext:value-type="percentage">
            <text:p>35.18%</text:p>
          </table:table-cell>
          <table:table-cell table:formula="of:=IF([.D578]=&quot;con&quot;;[.E578];-[.E578])" office:value-type="percentage" office:value="-0.351849945438448" calcext:value-type="percentage">
            <text:p>-35.18%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9" office:value-type="string" calcext:value-type="string">
            <text:p>Bark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53193719891171" calcext:value-type="percentage">
            <text:p>35.32%</text:p>
          </table:table-cell>
          <table:table-cell table:formula="of:=IF([.D579]=&quot;con&quot;;[.E579];-[.E579])" office:value-type="percentage" office:value="-0.353193719891171" calcext:value-type="percentage">
            <text:p>-35.32%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1" office:value-type="string" calcext:value-type="string">
            <text:p>Cardiff E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359129659206406" calcext:value-type="percentage">
            <text:p>35.91%</text:p>
          </table:table-cell>
          <table:table-cell table:formula="of:=IF([.D580]=&quot;con&quot;;[.E580];-[.E580])" office:value-type="percentage" office:value="-0.359129659206406" calcext:value-type="percentage">
            <text:p>-35.91%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10" office:value-type="string" calcext:value-type="string">
            <text:p>Greenwich and Wool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63802018085325" calcext:value-type="percentage">
            <text:p>36.38%</text:p>
          </table:table-cell>
          <table:table-cell table:formula="of:=IF([.D581]=&quot;con&quot;;[.E581];-[.E581])" office:value-type="percentage" office:value="-0.363802018085325" calcext:value-type="percentage">
            <text:p>-36.38%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10" office:value-type="string" calcext:value-type="string">
            <text:p>Hornsey and Friern Barn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67130919220056" calcext:value-type="percentage">
            <text:p>36.71%</text:p>
          </table:table-cell>
          <table:table-cell table:formula="of:=IF([.D582]=&quot;con&quot;;[.E582];-[.E582])" office:value-type="percentage" office:value="-0.367130919220056" calcext:value-type="percentage">
            <text:p>-36.71%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7" office:value-type="string" calcext:value-type="string">
            <text:p>Wallas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37176194173984" calcext:value-type="percentage">
            <text:p>37.18%</text:p>
          </table:table-cell>
          <table:table-cell table:formula="of:=IF([.D583]=&quot;con&quot;;[.E583];-[.E583])" office:value-type="percentage" office:value="-0.37176194173984" calcext:value-type="percentage">
            <text:p>-37.18%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9" office:value-type="string" calcext:value-type="string">
            <text:p>Leeds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73952779893374" calcext:value-type="percentage">
            <text:p>37.40%</text:p>
          </table:table-cell>
          <table:table-cell table:formula="of:=IF([.D584]=&quot;con&quot;;[.E584];-[.E584])" office:value-type="percentage" office:value="-0.373952779893374" calcext:value-type="percentage">
            <text:p>-37.40%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9" office:value-type="string" calcext:value-type="string">
            <text:p>Ealing Southa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75767680391702" calcext:value-type="percentage">
            <text:p>37.58%</text:p>
          </table:table-cell>
          <table:table-cell table:formula="of:=IF([.D585]=&quot;con&quot;;[.E585];-[.E585])" office:value-type="percentage" office:value="-0.375767680391702" calcext:value-type="percentage">
            <text:p>-37.58%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10" office:value-type="string" calcext:value-type="string">
            <text:p>Oxford 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7968258507292" calcext:value-type="percentage">
            <text:p>37.97%</text:p>
          </table:table-cell>
          <table:table-cell table:formula="of:=IF([.D586]=&quot;con&quot;;[.E586];-[.E586])" office:value-type="percentage" office:value="-0.37968258507292" calcext:value-type="percentage">
            <text:p>-37.97%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9" office:value-type="string" calcext:value-type="string">
            <text:p>Brent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80038387715931" calcext:value-type="percentage">
            <text:p>38.00%</text:p>
          </table:table-cell>
          <table:table-cell table:formula="of:=IF([.D587]=&quot;con&quot;;[.E587];-[.E587])" office:value-type="percentage" office:value="-0.380038387715931" calcext:value-type="percentage">
            <text:p>-38.00%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7" office:value-type="string" calcext:value-type="string">
            <text:p>St Helens South and Whis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398148362458049" calcext:value-type="percentage">
            <text:p>39.81%</text:p>
          </table:table-cell>
          <table:table-cell table:formula="of:=IF([.D588]=&quot;con&quot;;[.E588];-[.E588])" office:value-type="percentage" office:value="-0.398148362458049" calcext:value-type="percentage">
            <text:p>-39.81%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10" office:value-type="string" calcext:value-type="string">
            <text:p>Vauxhall and Camberwell Gre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99271003376641" calcext:value-type="percentage">
            <text:p>39.93%</text:p>
          </table:table-cell>
          <table:table-cell table:formula="of:=IF([.D589]=&quot;con&quot;;[.E589];-[.E589])" office:value-type="percentage" office:value="-0.399271003376641" calcext:value-type="percentage">
            <text:p>-39.93%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10" office:value-type="string" calcext:value-type="string">
            <text:p>Islington South and Finsbur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40118915650509" calcext:value-type="percentage">
            <text:p>40.12%</text:p>
          </table:table-cell>
          <table:table-cell table:formula="of:=IF([.D590]=&quot;con&quot;;[.E590];-[.E590])" office:value-type="percentage" office:value="-0.40118915650509" calcext:value-type="percentage">
            <text:p>-40.12%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9" office:value-type="string" calcext:value-type="string">
            <text:p>Blackb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411855753459468" calcext:value-type="percentage">
            <text:p>41.19%</text:p>
          </table:table-cell>
          <table:table-cell table:formula="of:=IF([.D591]=&quot;con&quot;;[.E591];-[.E591])" office:value-type="percentage" office:value="-0.411855753459468" calcext:value-type="percentage">
            <text:p>-41.19%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9" office:value-type="string" calcext:value-type="string">
            <text:p>Ilford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413470752326399" calcext:value-type="percentage">
            <text:p>41.35%</text:p>
          </table:table-cell>
          <table:table-cell table:formula="of:=IF([.D592]=&quot;con&quot;;[.E592];-[.E592])" office:value-type="percentage" office:value="-0.413470752326399" calcext:value-type="percentage">
            <text:p>-41.35%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7" office:value-type="string" calcext:value-type="string">
            <text:p>Birke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415825895095778" calcext:value-type="percentage">
            <text:p>41.58%</text:p>
          </table:table-cell>
          <table:table-cell table:formula="of:=IF([.D593]=&quot;con&quot;;[.E593];-[.E593])" office:value-type="percentage" office:value="-0.415825895095778" calcext:value-type="percentage">
            <text:p>-41.58%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9" office:value-type="string" calcext:value-type="string">
            <text:p>Bradford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416931291604921" calcext:value-type="percentage">
            <text:p>41.69%</text:p>
          </table:table-cell>
          <table:table-cell table:formula="of:=IF([.D594]=&quot;con&quot;;[.E594];-[.E594])" office:value-type="percentage" office:value="-0.416931291604921" calcext:value-type="percentage">
            <text:p>-41.69%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9" office:value-type="string" calcext:value-type="string">
            <text:p>Lewisham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419390487524972" calcext:value-type="percentage">
            <text:p>41.94%</text:p>
          </table:table-cell>
          <table:table-cell table:formula="of:=IF([.D595]=&quot;con&quot;;[.E595];-[.E595])" office:value-type="percentage" office:value="-0.419390487524972" calcext:value-type="percentage">
            <text:p>-41.94%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1" office:value-type="string" calcext:value-type="string">
            <text:p>Nottingham E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425190839694657" calcext:value-type="percentage">
            <text:p>42.52%</text:p>
          </table:table-cell>
          <table:table-cell table:formula="of:=IF([.D596]=&quot;con&quot;;[.E596];-[.E596])" office:value-type="percentage" office:value="-0.425190839694657" calcext:value-type="percentage">
            <text:p>-42.52%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9" office:value-type="string" calcext:value-type="string">
            <text:p>Birmingham Perry Bar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427823924163499" calcext:value-type="percentage">
            <text:p>42.78%</text:p>
          </table:table-cell>
          <table:table-cell table:formula="of:=IF([.D597]=&quot;con&quot;;[.E597];-[.E597])" office:value-type="percentage" office:value="-0.427823924163499" calcext:value-type="percentage">
            <text:p>-42.78%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10" office:value-type="string" calcext:value-type="string">
            <text:p>Streatham and Croydon Nor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428177641653905" calcext:value-type="percentage">
            <text:p>42.82%</text:p>
          </table:table-cell>
          <table:table-cell table:formula="of:=IF([.D598]=&quot;con&quot;;[.E598];-[.E598])" office:value-type="percentage" office:value="-0.428177641653905" calcext:value-type="percentage">
            <text:p>-42.82%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10" office:value-type="string" calcext:value-type="string">
            <text:p>Leyton and Wanst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447642310960068" calcext:value-type="percentage">
            <text:p>44.76%</text:p>
          </table:table-cell>
          <table:table-cell table:formula="of:=IF([.D599]=&quot;con&quot;;[.E599];-[.E599])" office:value-type="percentage" office:value="-0.447642310960068" calcext:value-type="percentage">
            <text:p>-44.76%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1" office:value-type="string" calcext:value-type="string">
            <text:p>Manchester Cent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450063336727851" calcext:value-type="percentage">
            <text:p>45.01%</text:p>
          </table:table-cell>
          <table:table-cell table:formula="of:=IF([.D600]=&quot;con&quot;;[.E600];-[.E600])" office:value-type="percentage" office:value="-0.450063336727851" calcext:value-type="percentage">
            <text:p>-45.01%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" office:value-type="string" calcext:value-type="string">
            <text:p>Leicester So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460488521743003" calcext:value-type="percentage">
            <text:p>46.05%</text:p>
          </table:table-cell>
          <table:table-cell table:formula="of:=IF([.D601]=&quot;con&quot;;[.E601];-[.E601])" office:value-type="percentage" office:value="-0.460488521743003" calcext:value-type="percentage">
            <text:p>-46.05%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7" office:value-type="string" calcext:value-type="string">
            <text:p>Widnes and Halew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463521467354109" calcext:value-type="percentage">
            <text:p>46.35%</text:p>
          </table:table-cell>
          <table:table-cell table:formula="of:=IF([.D602]=&quot;con&quot;;[.E602];-[.E602])" office:value-type="percentage" office:value="-0.463521467354109" calcext:value-type="percentage">
            <text:p>-46.35%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6" office:value-type="string" calcext:value-type="string">
            <text:p>Chorley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479545584944632" calcext:value-type="percentage">
            <text:p>47.95%</text:p>
          </table:table-cell>
          <table:table-cell table:formula="of:=IF([.D603]=&quot;con&quot;;[.E603];-[.E603])" office:value-type="percentage" office:value="-0.479545584944632" calcext:value-type="percentage">
            <text:p>-47.95%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10" office:value-type="string" calcext:value-type="string">
            <text:p>Poplar and Limehou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488954675377705" calcext:value-type="percentage">
            <text:p>48.90%</text:p>
          </table:table-cell>
          <table:table-cell table:formula="of:=IF([.D604]=&quot;con&quot;;[.E604];-[.E604])" office:value-type="percentage" office:value="-0.488954675377705" calcext:value-type="percentage">
            <text:p>-48.90%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10" office:value-type="string" calcext:value-type="string">
            <text:p>Holborn and St Pancr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13360592330644" calcext:value-type="percentage">
            <text:p>51.34%</text:p>
          </table:table-cell>
          <table:table-cell table:formula="of:=IF([.D605]=&quot;con&quot;;[.E605];-[.E605])" office:value-type="percentage" office:value="-0.513360592330644" calcext:value-type="percentage">
            <text:p>-51.34%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9" office:value-type="string" calcext:value-type="string">
            <text:p>Gorton and Den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516239544402918" calcext:value-type="percentage">
            <text:p>51.62%</text:p>
          </table:table-cell>
          <table:table-cell table:formula="of:=IF([.D606]=&quot;con&quot;;[.E606];-[.E606])" office:value-type="percentage" office:value="-0.516239544402918" calcext:value-type="percentage">
            <text:p>-51.62%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10" office:value-type="string" calcext:value-type="string">
            <text:p>Lewisham West and East Dul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20341607620478" calcext:value-type="percentage">
            <text:p>52.03%</text:p>
          </table:table-cell>
          <table:table-cell table:formula="of:=IF([.D607]=&quot;con&quot;;[.E607];-[.E607])" office:value-type="percentage" office:value="-0.520341607620478" calcext:value-type="percentage">
            <text:p>-52.03%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9" office:value-type="string" calcext:value-type="string">
            <text:p>Birmingham Hall Green and Mosel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528468002326374" calcext:value-type="percentage">
            <text:p>52.85%</text:p>
          </table:table-cell>
          <table:table-cell table:formula="of:=IF([.D608]=&quot;con&quot;;[.E608];-[.E608])" office:value-type="percentage" office:value="-0.528468002326374" calcext:value-type="percentage">
            <text:p>-52.85%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10" office:value-type="string" calcext:value-type="string">
            <text:p>Islington Nor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29275045979102" calcext:value-type="percentage">
            <text:p>52.93%</text:p>
          </table:table-cell>
          <table:table-cell table:formula="of:=IF([.D609]=&quot;con&quot;;[.E609];-[.E609])" office:value-type="percentage" office:value="-0.529275045979102" calcext:value-type="percentage">
            <text:p>-52.93%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10" office:value-type="string" calcext:value-type="string">
            <text:p>Manchester Withing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53825262281797" calcext:value-type="percentage">
            <text:p>55.38%</text:p>
          </table:table-cell>
          <table:table-cell table:formula="of:=IF([.D610]=&quot;con&quot;;[.E610];-[.E610])" office:value-type="percentage" office:value="-0.553825262281797" calcext:value-type="percentage">
            <text:p>-55.38%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10" office:value-type="string" calcext:value-type="string">
            <text:p>West Ham and Beck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71052751978771" calcext:value-type="percentage">
            <text:p>57.11%</text:p>
          </table:table-cell>
          <table:table-cell table:formula="of:=IF([.D611]=&quot;con&quot;;[.E611];-[.E611])" office:value-type="percentage" office:value="-0.571052751978771" calcext:value-type="percentage">
            <text:p>-57.11%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10" office:value-type="string" calcext:value-type="string">
            <text:p>Stratford and Bo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76719697315039" calcext:value-type="percentage">
            <text:p>57.67%</text:p>
          </table:table-cell>
          <table:table-cell table:formula="of:=IF([.D612]=&quot;con&quot;;[.E612];-[.E612])" office:value-type="percentage" office:value="-0.576719697315039" calcext:value-type="percentage">
            <text:p>-57.67%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10" office:value-type="string" calcext:value-type="string">
            <text:p>Peckh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77628485052066" calcext:value-type="percentage">
            <text:p>57.76%</text:p>
          </table:table-cell>
          <table:table-cell table:formula="of:=IF([.D613]=&quot;con&quot;;[.E613];-[.E613])" office:value-type="percentage" office:value="-0.577628485052066" calcext:value-type="percentage">
            <text:p>-57.76%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6" office:value-type="string" calcext:value-type="string">
            <text:p>Sheffield Central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588517963648698" calcext:value-type="percentage">
            <text:p>58.85%</text:p>
          </table:table-cell>
          <table:table-cell table:formula="of:=IF([.D614]=&quot;con&quot;;[.E614];-[.E614])" office:value-type="percentage" office:value="-0.588517963648698" calcext:value-type="percentage">
            <text:p>-58.85%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10" office:value-type="string" calcext:value-type="string">
            <text:p>Dulwich and West Norwoo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92089957347809" calcext:value-type="percentage">
            <text:p>59.21%</text:p>
          </table:table-cell>
          <table:table-cell table:formula="of:=IF([.D615]=&quot;con&quot;;[.E615];-[.E615])" office:value-type="percentage" office:value="-0.592089957347809" calcext:value-type="percentage">
            <text:p>-59.21%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10" office:value-type="string" calcext:value-type="string">
            <text:p>Lewisham Nor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0120795235299" calcext:value-type="percentage">
            <text:p>60.12%</text:p>
          </table:table-cell>
          <table:table-cell table:formula="of:=IF([.D616]=&quot;con&quot;;[.E616];-[.E616])" office:value-type="percentage" office:value="-0.60120795235299" calcext:value-type="percentage">
            <text:p>-60.12%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7" office:value-type="string" calcext:value-type="string">
            <text:p>Liverpool Gars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611476063550696" calcext:value-type="percentage">
            <text:p>61.15%</text:p>
          </table:table-cell>
          <table:table-cell table:formula="of:=IF([.D617]=&quot;con&quot;;[.E617];-[.E617])" office:value-type="percentage" office:value="-0.611476063550696" calcext:value-type="percentage">
            <text:p>-61.15%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9" office:value-type="string" calcext:value-type="string">
            <text:p>East H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61733048838312" calcext:value-type="percentage">
            <text:p>61.73%</text:p>
          </table:table-cell>
          <table:table-cell table:formula="of:=IF([.D618]=&quot;con&quot;;[.E618];-[.E618])" office:value-type="percentage" office:value="-0.61733048838312" calcext:value-type="percentage">
            <text:p>-61.73%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9" office:value-type="string" calcext:value-type="string">
            <text:p>Bradford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621869821395691" calcext:value-type="percentage">
            <text:p>62.19%</text:p>
          </table:table-cell>
          <table:table-cell table:formula="of:=IF([.D619]=&quot;con&quot;;[.E619];-[.E619])" office:value-type="percentage" office:value="-0.621869821395691" calcext:value-type="percentage">
            <text:p>-62.19%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10" office:value-type="string" calcext:value-type="string">
            <text:p>Bethnal Green and Stepn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28281268559211" calcext:value-type="percentage">
            <text:p>62.83%</text:p>
          </table:table-cell>
          <table:table-cell table:formula="of:=IF([.D620]=&quot;con&quot;;[.E620];-[.E620])" office:value-type="percentage" office:value="-0.628281268559211" calcext:value-type="percentage">
            <text:p>-62.83%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1" office:value-type="string" calcext:value-type="string">
            <text:p>Manchester Rushol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638854696280439" calcext:value-type="percentage">
            <text:p>63.89%</text:p>
          </table:table-cell>
          <table:table-cell table:formula="of:=IF([.D621]=&quot;con&quot;;[.E621];-[.E621])" office:value-type="percentage" office:value="-0.638854696280439" calcext:value-type="percentage">
            <text:p>-63.89%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10" office:value-type="string" calcext:value-type="string">
            <text:p>Hackney North and Stoke Newing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42286118104324" calcext:value-type="percentage">
            <text:p>64.23%</text:p>
          </table:table-cell>
          <table:table-cell table:formula="of:=IF([.D622]=&quot;con&quot;;[.E622];-[.E622])" office:value-type="percentage" office:value="-0.642286118104324" calcext:value-type="percentage">
            <text:p>-64.23%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10" office:value-type="string" calcext:value-type="string">
            <text:p>Hackney South and Shoredit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58334597957812" calcext:value-type="percentage">
            <text:p>65.83%</text:p>
          </table:table-cell>
          <table:table-cell table:formula="of:=IF([.D623]=&quot;con&quot;;[.E623];-[.E623])" office:value-type="percentage" office:value="-0.658334597957812" calcext:value-type="percentage">
            <text:p>-65.83%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6" office:value-type="string" calcext:value-type="string">
            <text:p>Birmingham Ladywood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659314405170759" calcext:value-type="percentage">
            <text:p>65.93%</text:p>
          </table:table-cell>
          <table:table-cell table:formula="of:=IF([.D624]=&quot;con&quot;;[.E624];-[.E624])" office:value-type="percentage" office:value="-0.659314405170759" calcext:value-type="percentage">
            <text:p>-65.93%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10" office:value-type="string" calcext:value-type="string">
            <text:p>Walthamsto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62246255525514" calcext:value-type="percentage">
            <text:p>66.22%</text:p>
          </table:table-cell>
          <table:table-cell table:formula="of:=IF([.D625]=&quot;con&quot;;[.E625];-[.E625])" office:value-type="percentage" office:value="-0.662246255525514" calcext:value-type="percentage">
            <text:p>-66.22%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10" office:value-type="string" calcext:value-type="string">
            <text:p>Tottenh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64547882319186" calcext:value-type="percentage">
            <text:p>66.45%</text:p>
          </table:table-cell>
          <table:table-cell table:formula="of:=IF([.D626]=&quot;con&quot;;[.E626];-[.E626])" office:value-type="percentage" office:value="-0.664547882319186" calcext:value-type="percentage">
            <text:p>-66.45%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6" office:value-type="string" calcext:value-type="string">
            <text:p>Bristol Central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673640939155182" calcext:value-type="percentage">
            <text:p>67.36%</text:p>
          </table:table-cell>
          <table:table-cell table:formula="of:=IF([.D627]=&quot;con&quot;;[.E627];-[.E627])" office:value-type="percentage" office:value="-0.673640939155182" calcext:value-type="percentage">
            <text:p>-67.36%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1" office:value-type="string" calcext:value-type="string">
            <text:p>Liverpool Wavertre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680058420402202" calcext:value-type="percentage">
            <text:p>68.01%</text:p>
          </table:table-cell>
          <table:table-cell table:formula="of:=IF([.D628]=&quot;con&quot;;[.E628];-[.E628])" office:value-type="percentage" office:value="-0.680058420402202" calcext:value-type="percentage">
            <text:p>-68.01%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6" office:value-type="string" calcext:value-type="string">
            <text:p>Liverpool West Derby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695725584288634" calcext:value-type="percentage">
            <text:p>69.57%</text:p>
          </table:table-cell>
          <table:table-cell table:formula="of:=IF([.D629]=&quot;con&quot;;[.E629];-[.E629])" office:value-type="percentage" office:value="-0.695725584288634" calcext:value-type="percentage">
            <text:p>-69.57%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9" office:value-type="string" calcext:value-type="string">
            <text:p>Liverpool Wal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69962559936943" calcext:value-type="percentage">
            <text:p>69.96%</text:p>
          </table:table-cell>
          <table:table-cell table:formula="of:=IF([.D630]=&quot;con&quot;;[.E630];-[.E630])" office:value-type="percentage" office:value="-0.69962559936943" calcext:value-type="percentage">
            <text:p>-69.96%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6" office:value-type="string" calcext:value-type="string">
            <text:p>Bootl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719796700549908" calcext:value-type="percentage">
            <text:p>71.98%</text:p>
          </table:table-cell>
          <table:table-cell table:formula="of:=IF([.D631]=&quot;con&quot;;[.E631];-[.E631])" office:value-type="percentage" office:value="-0.719796700549908" calcext:value-type="percentage">
            <text:p>-71.98%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6" office:value-type="string" calcext:value-type="string">
            <text:p>Knowsley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733103754721173" calcext:value-type="percentage">
            <text:p>73.31%</text:p>
          </table:table-cell>
          <table:table-cell table:formula="of:=IF([.D632]=&quot;con&quot;;[.E632];-[.E632])" office:value-type="percentage" office:value="-0.733103754721173" calcext:value-type="percentage">
            <text:p>-73.31%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1" office:value-type="string" calcext:value-type="string">
            <text:p>Liverpool Rivers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74987959880227" calcext:value-type="percentage">
            <text:p>74.99%</text:p>
          </table:table-cell>
          <table:table-cell table:formula="of:=IF([.D633]=&quot;con&quot;;[.E633];-[.E633])" office:value-type="percentage" office:value="-0.74987959880227" calcext:value-type="percentage">
            <text:p>-74.99%</text:p>
          </table:table-cell>
        </table:table-row>
      </table:table>
      <table:named-expressions/>
      <table:database-ranges>
        <table:database-range table:name="__Anonymous_Sheet_DB__0" table:target-range-address="Sheet1.B1:Sheet1.F633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16:56:34.623854448</meta:creation-date>
    <dc:date>2024-06-04T18:17:19.010297545</dc:date>
    <meta:editing-duration>PT38M44S</meta:editing-duration>
    <meta:editing-cycles>1</meta:editing-cycles>
    <meta:document-statistic meta:table-count="1" meta:cell-count="3798" meta:object-count="0"/>
    <meta:generator>LibreOffice/7.3.7.2$Linux_X86_64 LibreOffice_project/30$Build-2</meta:generator>
  </office:meta>
</office:document-meta>
</file>